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HuyDNN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huyCNT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NhuVNQ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huyNTX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aiP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PhuTV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Kien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LongDD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Add VietL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HuyD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NhungHT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float" office:value="0.9">
            <text:p>0.9</text:p>
          </table:table-cell>
          <table:table-cell table:style-name="ce26" office:value-type="string">
            <text:p>Remove VietL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float" office:value="0.9">
            <text:p>0.9</text:p>
          </table:table-cell>
          <table:table-cell table:style-name="ce26" office:value-type="string">
            <text:p>Remove QuangVD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1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61in" draw:caption-point-x="-0.7689in" draw:caption-point-y="0.897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45in" draw:caption-point-x="-0.2402in" draw:caption-point-y="0.669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45in" draw:caption-point-x="-0.2622in" draw:caption-point-y="0.669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45in" draw:caption-point-x="-0.2402in" draw:caption-point-y="0.669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45in" draw:caption-point-x="-0.2402in" draw:caption-point-y="0.669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768in" draw:caption-point-x="-1.4484in" draw:caption-point-y="0.2866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4-24T09:11:39.26">
            <text:p>04/24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4">
            <text:p>4</text:p>
          </table:table-cell>
          <table:table-cell table:style-name="ce55" table:formula="of:=SUMPRODUCT([Thong_Tin_Ngay_Nghi_201801.$B$3:.$B$60]=[.$B7];[Thong_Tin_Ngay_Nghi_201801.$C$3:.$C$60]) +  SUMPRODUCT([Thong_Tin_Ngay_Nghi_201802.$B$3:.$B$64]=[.$B7];[Thong_Tin_Ngay_Nghi_201802.$C$3:.$C$64]) + SUMPRODUCT([Thong_Tin_Ngay_Nghi_201803.$B$3:.$B$58]=[.$B7];[Thong_Tin_Ngay_Nghi_201803.$C$3:.$C$58])" office:value-type="float" office:value="4">
            <text:p>4</text:p>
          </table:table-cell>
          <table:table-cell table:style-name="ce60" table:formula="of:=SUMPRODUCT([Thong_Tin_Ngay_Nghi_201801.$B$3:.$B$61]=[.$B7];[Thong_Tin_Ngay_Nghi_201801.$C$3:.$C$61])+SUMPRODUCT([Thong_Tin_Ngay_Nghi_201802.$B$3:.$B$65]=[.$B7];[Thong_Tin_Ngay_Nghi_201802.$C$3:.$C$65])+SUMPRODUCT([Thong_Tin_Ngay_Nghi_201803.$B$3:.$B$59]=[.$B7];[Thong_Tin_Ngay_Nghi_201803.$C$3:.$C$59])+SUMPRODUCT([Thong_Tin_Ngay_Nghi_201804.$B$3:.$B$57]=[.$B7];[Thong_Tin_Ngay_Nghi_201804.$C$3:.$C$57])+SUMPRODUCT([Thong_Tin_Ngay_Nghi_201805.$B$3:.$B$51]=[.$B7];[Thong_Tin_Ngay_Nghi_201805.$C$3:.$C$51])+SUMPRODUCT([Thong_Tin_Ngay_Nghi_201806.$B$3:.$B$54]=[.$B7];[Thong_Tin_Ngay_Nghi_201806.$C$3:.$C$54])+SUMPRODUCT([Thong_Tin_Ngay_Nghi_201807.$B$3:.$B$55]=[.$B7];[Thong_Tin_Ngay_Nghi_201807.$C$3:.$C$55])+SUMPRODUCT([Thong_Tin_Ngay_Nghi_201808.$B$3:.$B$56]=[.$B7];[Thong_Tin_Ngay_Nghi_201808.$C$3:.$C$56])+SUMPRODUCT([Thong_Tin_Ngay_Nghi_201809.$B$3:.$B$53]=[.$B7];[Thong_Tin_Ngay_Nghi_201809.$C$3:.$C$53])+SUMPRODUCT([Thong_Tin_Ngay_Nghi_201810.$B$3:.$B$52]=[.$B7];[Thong_Tin_Ngay_Nghi_201810.$C$3:.$C$52])+SUMPRODUCT([Thong_Tin_Ngay_Nghi_201811.$B$3:.$B$54]=[.$B7];[Thong_Tin_Ngay_Nghi_201811.$C$3:.$C$54])+ SUMPRODUCT([Thong_Tin_Ngay_Nghi_201812.$B$3:.$B$55]=[.$B7];[Thong_Tin_Ngay_Nghi_201812.$C$3:.$C$55])" office:value-type="float" office:value="4.5">
            <text:p>4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8]&lt;0;0;[.C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8]);DATE(YEAR([.E8]);12;31);NOW())" office:value-type="date" office:date-value="2018-04-24T09:11:39.26">
            <text:p>04/24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4">
            <text:p>4</text:p>
          </table:table-cell>
          <table:table-cell table:style-name="ce56" table:formula="of:=SUMPRODUCT([Thong_Tin_Ngay_Nghi_201801.$B$3:.$B$60]=[.$B8];[Thong_Tin_Ngay_Nghi_201801.$C$3:.$C$60]) +  SUMPRODUCT([Thong_Tin_Ngay_Nghi_201802.$B$3:.$B$64]=[.$B8];[Thong_Tin_Ngay_Nghi_201802.$C$3:.$C$64]) + SUMPRODUCT([Thong_Tin_Ngay_Nghi_201803.$B$3:.$B$58]=[.$B8];[Thong_Tin_Ngay_Nghi_201803.$C$3:.$C$58])" office:value-type="float" office:value="3">
            <text:p>3</text:p>
          </table:table-cell>
          <table:table-cell table:style-name="ce61" table:formula="of:=SUMPRODUCT([Thong_Tin_Ngay_Nghi_201801.$B$3:.$B$61]=[.$B8];[Thong_Tin_Ngay_Nghi_201801.$C$3:.$C$61])+SUMPRODUCT([Thong_Tin_Ngay_Nghi_201802.$B$3:.$B$65]=[.$B8];[Thong_Tin_Ngay_Nghi_201802.$C$3:.$C$65])+SUMPRODUCT([Thong_Tin_Ngay_Nghi_201803.$B$3:.$B$59]=[.$B8];[Thong_Tin_Ngay_Nghi_201803.$C$3:.$C$59])+SUMPRODUCT([Thong_Tin_Ngay_Nghi_201804.$B$3:.$B$57]=[.$B8];[Thong_Tin_Ngay_Nghi_201804.$C$3:.$C$57])+SUMPRODUCT([Thong_Tin_Ngay_Nghi_201805.$B$3:.$B$51]=[.$B8];[Thong_Tin_Ngay_Nghi_201805.$C$3:.$C$51])+SUMPRODUCT([Thong_Tin_Ngay_Nghi_201806.$B$3:.$B$54]=[.$B8];[Thong_Tin_Ngay_Nghi_201806.$C$3:.$C$54])+SUMPRODUCT([Thong_Tin_Ngay_Nghi_201807.$B$3:.$B$55]=[.$B8];[Thong_Tin_Ngay_Nghi_201807.$C$3:.$C$55])+SUMPRODUCT([Thong_Tin_Ngay_Nghi_201808.$B$3:.$B$56]=[.$B8];[Thong_Tin_Ngay_Nghi_201808.$C$3:.$C$56])+SUMPRODUCT([Thong_Tin_Ngay_Nghi_201809.$B$3:.$B$53]=[.$B8];[Thong_Tin_Ngay_Nghi_201809.$C$3:.$C$53])+SUMPRODUCT([Thong_Tin_Ngay_Nghi_201810.$B$3:.$B$52]=[.$B8];[Thong_Tin_Ngay_Nghi_201810.$C$3:.$C$52])+SUMPRODUCT([Thong_Tin_Ngay_Nghi_201811.$B$3:.$B$54]=[.$B8];[Thong_Tin_Ngay_Nghi_201811.$C$3:.$C$54])+ SUMPRODUCT([Thong_Tin_Ngay_Nghi_201812.$B$3:.$B$55]=[.$B8];[Thong_Tin_Ngay_Nghi_201812.$C$3:.$C$55])" office:value-type="float" office:value="3">
            <text:p>3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4-24T09:11:39.26">
            <text:p>04/24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4">
            <text:p>4</text:p>
          </table:table-cell>
          <table:table-cell table:style-name="ce56" table:formula="of:=SUMPRODUCT([Thong_Tin_Ngay_Nghi_201801.$B$3:.$B$60]=[.$B9];[Thong_Tin_Ngay_Nghi_201801.$C$3:.$C$60]) +  SUMPRODUCT([Thong_Tin_Ngay_Nghi_201802.$B$3:.$B$64]=[.$B9];[Thong_Tin_Ngay_Nghi_201802.$C$3:.$C$64]) + SUMPRODUCT([Thong_Tin_Ngay_Nghi_201803.$B$3:.$B$58]=[.$B9];[Thong_Tin_Ngay_Nghi_201803.$C$3:.$C$58])" office:value-type="float" office:value="3">
            <text:p>3</text:p>
          </table:table-cell>
          <table:table-cell table:style-name="ce61" table:formula="of:=SUMPRODUCT([Thong_Tin_Ngay_Nghi_201801.$B$3:.$B$61]=[.$B9];[Thong_Tin_Ngay_Nghi_201801.$C$3:.$C$61])+SUMPRODUCT([Thong_Tin_Ngay_Nghi_201802.$B$3:.$B$65]=[.$B9];[Thong_Tin_Ngay_Nghi_201802.$C$3:.$C$65])+SUMPRODUCT([Thong_Tin_Ngay_Nghi_201803.$B$3:.$B$59]=[.$B9];[Thong_Tin_Ngay_Nghi_201803.$C$3:.$C$59])+SUMPRODUCT([Thong_Tin_Ngay_Nghi_201804.$B$3:.$B$57]=[.$B9];[Thong_Tin_Ngay_Nghi_201804.$C$3:.$C$57])+SUMPRODUCT([Thong_Tin_Ngay_Nghi_201805.$B$3:.$B$51]=[.$B9];[Thong_Tin_Ngay_Nghi_201805.$C$3:.$C$51])+SUMPRODUCT([Thong_Tin_Ngay_Nghi_201806.$B$3:.$B$54]=[.$B9];[Thong_Tin_Ngay_Nghi_201806.$C$3:.$C$54])+SUMPRODUCT([Thong_Tin_Ngay_Nghi_201807.$B$3:.$B$55]=[.$B9];[Thong_Tin_Ngay_Nghi_201807.$C$3:.$C$55])+SUMPRODUCT([Thong_Tin_Ngay_Nghi_201808.$B$3:.$B$56]=[.$B9];[Thong_Tin_Ngay_Nghi_201808.$C$3:.$C$56])+SUMPRODUCT([Thong_Tin_Ngay_Nghi_201809.$B$3:.$B$53]=[.$B9];[Thong_Tin_Ngay_Nghi_201809.$C$3:.$C$53])+SUMPRODUCT([Thong_Tin_Ngay_Nghi_201810.$B$3:.$B$52]=[.$B9];[Thong_Tin_Ngay_Nghi_201810.$C$3:.$C$52])+SUMPRODUCT([Thong_Tin_Ngay_Nghi_201811.$B$3:.$B$54]=[.$B9];[Thong_Tin_Ngay_Nghi_201811.$C$3:.$C$54])+ SUMPRODUCT([Thong_Tin_Ngay_Nghi_201812.$B$3:.$B$55]=[.$B9];[Thong_Tin_Ngay_Nghi_201812.$C$3:.$C$55])" office:value-type="float" office:value="4">
            <text:p>4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4-24T09:11:39.26">
            <text:p>04/24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4">
            <text:p>4</text:p>
          </table:table-cell>
          <table:table-cell table:style-name="ce56" table:formula="of:=SUMPRODUCT([Thong_Tin_Ngay_Nghi_201801.$B$3:.$B$60]=[.$B10];[Thong_Tin_Ngay_Nghi_201801.$C$3:.$C$60]) +  SUMPRODUCT([Thong_Tin_Ngay_Nghi_201802.$B$3:.$B$64]=[.$B10];[Thong_Tin_Ngay_Nghi_201802.$C$3:.$C$64]) + SUMPRODUCT([Thong_Tin_Ngay_Nghi_201803.$B$3:.$B$58]=[.$B10];[Thong_Tin_Ngay_Nghi_201803.$C$3:.$C$58])" office:value-type="float" office:value="3">
            <text:p>3</text:p>
          </table:table-cell>
          <table:table-cell table:style-name="ce61" table:formula="of:=SUMPRODUCT([Thong_Tin_Ngay_Nghi_201801.$B$3:.$B$61]=[.$B10];[Thong_Tin_Ngay_Nghi_201801.$C$3:.$C$61])+SUMPRODUCT([Thong_Tin_Ngay_Nghi_201802.$B$3:.$B$65]=[.$B10];[Thong_Tin_Ngay_Nghi_201802.$C$3:.$C$65])+SUMPRODUCT([Thong_Tin_Ngay_Nghi_201803.$B$3:.$B$59]=[.$B10];[Thong_Tin_Ngay_Nghi_201803.$C$3:.$C$59])+SUMPRODUCT([Thong_Tin_Ngay_Nghi_201804.$B$3:.$B$57]=[.$B10];[Thong_Tin_Ngay_Nghi_201804.$C$3:.$C$57])+SUMPRODUCT([Thong_Tin_Ngay_Nghi_201805.$B$3:.$B$51]=[.$B10];[Thong_Tin_Ngay_Nghi_201805.$C$3:.$C$51])+SUMPRODUCT([Thong_Tin_Ngay_Nghi_201806.$B$3:.$B$54]=[.$B10];[Thong_Tin_Ngay_Nghi_201806.$C$3:.$C$54])+SUMPRODUCT([Thong_Tin_Ngay_Nghi_201807.$B$3:.$B$55]=[.$B10];[Thong_Tin_Ngay_Nghi_201807.$C$3:.$C$55])+SUMPRODUCT([Thong_Tin_Ngay_Nghi_201808.$B$3:.$B$56]=[.$B10];[Thong_Tin_Ngay_Nghi_201808.$C$3:.$C$56])+SUMPRODUCT([Thong_Tin_Ngay_Nghi_201809.$B$3:.$B$53]=[.$B10];[Thong_Tin_Ngay_Nghi_201809.$C$3:.$C$53])+SUMPRODUCT([Thong_Tin_Ngay_Nghi_201810.$B$3:.$B$52]=[.$B10];[Thong_Tin_Ngay_Nghi_201810.$C$3:.$C$52])+SUMPRODUCT([Thong_Tin_Ngay_Nghi_201811.$B$3:.$B$54]=[.$B10];[Thong_Tin_Ngay_Nghi_201811.$C$3:.$C$54])+ SUMPRODUCT([Thong_Tin_Ngay_Nghi_201812.$B$3:.$B$55]=[.$B10];[Thong_Tin_Ngay_Nghi_201812.$C$3:.$C$55])" office:value-type="float" office:value="5">
            <text:p>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4-24T09:11:39.27">
            <text:p>04/24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4">
            <text:p>4</text:p>
          </table:table-cell>
          <table:table-cell table:style-name="ce56" table:formula="of:=SUMPRODUCT([Thong_Tin_Ngay_Nghi_201801.$B$3:.$B$60]=[.$B11];[Thong_Tin_Ngay_Nghi_201801.$C$3:.$C$60]) +  SUMPRODUCT([Thong_Tin_Ngay_Nghi_201802.$B$3:.$B$64]=[.$B11];[Thong_Tin_Ngay_Nghi_201802.$C$3:.$C$64]) + SUMPRODUCT([Thong_Tin_Ngay_Nghi_201803.$B$3:.$B$58]=[.$B11];[Thong_Tin_Ngay_Nghi_201803.$C$3:.$C$58])" office:value-type="float" office:value="9.5">
            <text:p>9.5</text:p>
          </table:table-cell>
          <table:table-cell table:style-name="ce61" table:formula="of:=SUMPRODUCT([Thong_Tin_Ngay_Nghi_201801.$B$3:.$B$61]=[.$B11];[Thong_Tin_Ngay_Nghi_201801.$C$3:.$C$61])+SUMPRODUCT([Thong_Tin_Ngay_Nghi_201802.$B$3:.$B$65]=[.$B11];[Thong_Tin_Ngay_Nghi_201802.$C$3:.$C$65])+SUMPRODUCT([Thong_Tin_Ngay_Nghi_201803.$B$3:.$B$59]=[.$B11];[Thong_Tin_Ngay_Nghi_201803.$C$3:.$C$59])+SUMPRODUCT([Thong_Tin_Ngay_Nghi_201804.$B$3:.$B$57]=[.$B11];[Thong_Tin_Ngay_Nghi_201804.$C$3:.$C$57])+SUMPRODUCT([Thong_Tin_Ngay_Nghi_201805.$B$3:.$B$51]=[.$B11];[Thong_Tin_Ngay_Nghi_201805.$C$3:.$C$51])+SUMPRODUCT([Thong_Tin_Ngay_Nghi_201806.$B$3:.$B$54]=[.$B11];[Thong_Tin_Ngay_Nghi_201806.$C$3:.$C$54])+SUMPRODUCT([Thong_Tin_Ngay_Nghi_201807.$B$3:.$B$55]=[.$B11];[Thong_Tin_Ngay_Nghi_201807.$C$3:.$C$55])+SUMPRODUCT([Thong_Tin_Ngay_Nghi_201808.$B$3:.$B$56]=[.$B11];[Thong_Tin_Ngay_Nghi_201808.$C$3:.$C$56])+SUMPRODUCT([Thong_Tin_Ngay_Nghi_201809.$B$3:.$B$53]=[.$B11];[Thong_Tin_Ngay_Nghi_201809.$C$3:.$C$53])+SUMPRODUCT([Thong_Tin_Ngay_Nghi_201810.$B$3:.$B$52]=[.$B11];[Thong_Tin_Ngay_Nghi_201810.$C$3:.$C$52])+SUMPRODUCT([Thong_Tin_Ngay_Nghi_201811.$B$3:.$B$54]=[.$B11];[Thong_Tin_Ngay_Nghi_201811.$C$3:.$C$54])+ SUMPRODUCT([Thong_Tin_Ngay_Nghi_201812.$B$3:.$B$55]=[.$B11];[Thong_Tin_Ngay_Nghi_201812.$C$3:.$C$55])" office:value-type="float" office:value="9.5">
            <text:p>9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4-24T09:11:39.27">
            <text:p>04/24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4">
            <text:p>4</text:p>
          </table:table-cell>
          <table:table-cell table:style-name="ce56" table:formula="of:=SUMPRODUCT([Thong_Tin_Ngay_Nghi_201801.$B$3:.$B$60]=[.$B12];[Thong_Tin_Ngay_Nghi_201801.$C$3:.$C$60]) +  SUMPRODUCT([Thong_Tin_Ngay_Nghi_201802.$B$3:.$B$64]=[.$B12];[Thong_Tin_Ngay_Nghi_201802.$C$3:.$C$64]) + SUMPRODUCT([Thong_Tin_Ngay_Nghi_201803.$B$3:.$B$58]=[.$B12];[Thong_Tin_Ngay_Nghi_201803.$C$3:.$C$58])" office:value-type="float" office:value="3">
            <text:p>3</text:p>
          </table:table-cell>
          <table:table-cell table:style-name="ce61" table:formula="of:=SUMPRODUCT([Thong_Tin_Ngay_Nghi_201801.$B$3:.$B$61]=[.$B12];[Thong_Tin_Ngay_Nghi_201801.$C$3:.$C$61])+SUMPRODUCT([Thong_Tin_Ngay_Nghi_201802.$B$3:.$B$65]=[.$B12];[Thong_Tin_Ngay_Nghi_201802.$C$3:.$C$65])+SUMPRODUCT([Thong_Tin_Ngay_Nghi_201803.$B$3:.$B$59]=[.$B12];[Thong_Tin_Ngay_Nghi_201803.$C$3:.$C$59])+SUMPRODUCT([Thong_Tin_Ngay_Nghi_201804.$B$3:.$B$57]=[.$B12];[Thong_Tin_Ngay_Nghi_201804.$C$3:.$C$57])+SUMPRODUCT([Thong_Tin_Ngay_Nghi_201805.$B$3:.$B$51]=[.$B12];[Thong_Tin_Ngay_Nghi_201805.$C$3:.$C$51])+SUMPRODUCT([Thong_Tin_Ngay_Nghi_201806.$B$3:.$B$54]=[.$B12];[Thong_Tin_Ngay_Nghi_201806.$C$3:.$C$54])+SUMPRODUCT([Thong_Tin_Ngay_Nghi_201807.$B$3:.$B$55]=[.$B12];[Thong_Tin_Ngay_Nghi_201807.$C$3:.$C$55])+SUMPRODUCT([Thong_Tin_Ngay_Nghi_201808.$B$3:.$B$56]=[.$B12];[Thong_Tin_Ngay_Nghi_201808.$C$3:.$C$56])+SUMPRODUCT([Thong_Tin_Ngay_Nghi_201809.$B$3:.$B$53]=[.$B12];[Thong_Tin_Ngay_Nghi_201809.$C$3:.$C$53])+SUMPRODUCT([Thong_Tin_Ngay_Nghi_201810.$B$3:.$B$52]=[.$B12];[Thong_Tin_Ngay_Nghi_201810.$C$3:.$C$52])+SUMPRODUCT([Thong_Tin_Ngay_Nghi_201811.$B$3:.$B$54]=[.$B12];[Thong_Tin_Ngay_Nghi_201811.$C$3:.$C$54])+ SUMPRODUCT([Thong_Tin_Ngay_Nghi_201812.$B$3:.$B$55]=[.$B12];[Thong_Tin_Ngay_Nghi_201812.$C$3:.$C$55])" office:value-type="float" office:value="4">
            <text:p>4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3]);DATE(YEAR([.E13]);12;31);NOW())" office:value-type="date" office:date-value="2018-04-24T09:11:39.27">
            <text:p>04/24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4">
            <text:p>4</text:p>
          </table:table-cell>
          <table:table-cell table:style-name="ce56" table:formula="of:=SUMPRODUCT([Thong_Tin_Ngay_Nghi_201801.$B$3:.$B$60]=[.$B13];[Thong_Tin_Ngay_Nghi_201801.$C$3:.$C$60]) +  SUMPRODUCT([Thong_Tin_Ngay_Nghi_201802.$B$3:.$B$64]=[.$B13];[Thong_Tin_Ngay_Nghi_201802.$C$3:.$C$64]) + SUMPRODUCT([Thong_Tin_Ngay_Nghi_201803.$B$3:.$B$58]=[.$B13];[Thong_Tin_Ngay_Nghi_201803.$C$3:.$C$58])" office:value-type="float" office:value="6">
            <text:p>6</text:p>
          </table:table-cell>
          <table:table-cell table:style-name="ce61" table:formula="of:=SUMPRODUCT([Thong_Tin_Ngay_Nghi_201801.$B$3:.$B$61]=[.$B13];[Thong_Tin_Ngay_Nghi_201801.$C$3:.$C$61])+SUMPRODUCT([Thong_Tin_Ngay_Nghi_201802.$B$3:.$B$65]=[.$B13];[Thong_Tin_Ngay_Nghi_201802.$C$3:.$C$65])+SUMPRODUCT([Thong_Tin_Ngay_Nghi_201803.$B$3:.$B$59]=[.$B13];[Thong_Tin_Ngay_Nghi_201803.$C$3:.$C$59])+SUMPRODUCT([Thong_Tin_Ngay_Nghi_201804.$B$3:.$B$57]=[.$B13];[Thong_Tin_Ngay_Nghi_201804.$C$3:.$C$57])+SUMPRODUCT([Thong_Tin_Ngay_Nghi_201805.$B$3:.$B$51]=[.$B13];[Thong_Tin_Ngay_Nghi_201805.$C$3:.$C$51])+SUMPRODUCT([Thong_Tin_Ngay_Nghi_201806.$B$3:.$B$54]=[.$B13];[Thong_Tin_Ngay_Nghi_201806.$C$3:.$C$54])+SUMPRODUCT([Thong_Tin_Ngay_Nghi_201807.$B$3:.$B$55]=[.$B13];[Thong_Tin_Ngay_Nghi_201807.$C$3:.$C$55])+SUMPRODUCT([Thong_Tin_Ngay_Nghi_201808.$B$3:.$B$56]=[.$B13];[Thong_Tin_Ngay_Nghi_201808.$C$3:.$C$56])+SUMPRODUCT([Thong_Tin_Ngay_Nghi_201809.$B$3:.$B$53]=[.$B13];[Thong_Tin_Ngay_Nghi_201809.$C$3:.$C$53])+SUMPRODUCT([Thong_Tin_Ngay_Nghi_201810.$B$3:.$B$52]=[.$B13];[Thong_Tin_Ngay_Nghi_201810.$C$3:.$C$52])+SUMPRODUCT([Thong_Tin_Ngay_Nghi_201811.$B$3:.$B$54]=[.$B13];[Thong_Tin_Ngay_Nghi_201811.$C$3:.$C$54])+ SUMPRODUCT([Thong_Tin_Ngay_Nghi_201812.$B$3:.$B$55]=[.$B13];[Thong_Tin_Ngay_Nghi_201812.$C$3:.$C$55])" office:value-type="float" office:value="6.5">
            <text:p>6.5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2.5">
            <text:p>-2.5</text:p>
          </table:table-cell>
          <table:table-cell table:number-columns-repeated="2" table:style-name="ce49"/>
          <table:table-cell table:style-name="ce64"/>
          <table:table-cell table:style-name="ce48" table:formula="of:=[.J13]+[.L13] +[.K13]+[.M13]" office:value-type="float" office:value="-2.5">
            <text:p>-2.5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4-24T09:11:39.27">
            <text:p>04/24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4">
            <text:p>4</text:p>
          </table:table-cell>
          <table:table-cell table:style-name="ce56" table:formula="of:=SUMPRODUCT([Thong_Tin_Ngay_Nghi_201801.$B$3:.$B$60]=[.$B14];[Thong_Tin_Ngay_Nghi_201801.$C$3:.$C$60]) +  SUMPRODUCT([Thong_Tin_Ngay_Nghi_201802.$B$3:.$B$64]=[.$B14];[Thong_Tin_Ngay_Nghi_201802.$C$3:.$C$64]) + SUMPRODUCT([Thong_Tin_Ngay_Nghi_201803.$B$3:.$B$58]=[.$B14];[Thong_Tin_Ngay_Nghi_201803.$C$3:.$C$58])" office:value-type="float" office:value="5">
            <text:p>5</text:p>
          </table:table-cell>
          <table:table-cell table:style-name="ce61" table:formula="of:=SUMPRODUCT([Thong_Tin_Ngay_Nghi_201801.$B$3:.$B$61]=[.$B14];[Thong_Tin_Ngay_Nghi_201801.$C$3:.$C$61])+SUMPRODUCT([Thong_Tin_Ngay_Nghi_201802.$B$3:.$B$65]=[.$B14];[Thong_Tin_Ngay_Nghi_201802.$C$3:.$C$65])+SUMPRODUCT([Thong_Tin_Ngay_Nghi_201803.$B$3:.$B$59]=[.$B14];[Thong_Tin_Ngay_Nghi_201803.$C$3:.$C$59])+SUMPRODUCT([Thong_Tin_Ngay_Nghi_201804.$B$3:.$B$57]=[.$B14];[Thong_Tin_Ngay_Nghi_201804.$C$3:.$C$57])+SUMPRODUCT([Thong_Tin_Ngay_Nghi_201805.$B$3:.$B$51]=[.$B14];[Thong_Tin_Ngay_Nghi_201805.$C$3:.$C$51])+SUMPRODUCT([Thong_Tin_Ngay_Nghi_201806.$B$3:.$B$54]=[.$B14];[Thong_Tin_Ngay_Nghi_201806.$C$3:.$C$54])+SUMPRODUCT([Thong_Tin_Ngay_Nghi_201807.$B$3:.$B$55]=[.$B14];[Thong_Tin_Ngay_Nghi_201807.$C$3:.$C$55])+SUMPRODUCT([Thong_Tin_Ngay_Nghi_201808.$B$3:.$B$56]=[.$B14];[Thong_Tin_Ngay_Nghi_201808.$C$3:.$C$56])+SUMPRODUCT([Thong_Tin_Ngay_Nghi_201809.$B$3:.$B$53]=[.$B14];[Thong_Tin_Ngay_Nghi_201809.$C$3:.$C$53])+SUMPRODUCT([Thong_Tin_Ngay_Nghi_201810.$B$3:.$B$52]=[.$B14];[Thong_Tin_Ngay_Nghi_201810.$C$3:.$C$52])+SUMPRODUCT([Thong_Tin_Ngay_Nghi_201811.$B$3:.$B$54]=[.$B14];[Thong_Tin_Ngay_Nghi_201811.$C$3:.$C$54])+ SUMPRODUCT([Thong_Tin_Ngay_Nghi_201812.$B$3:.$B$55]=[.$B14];[Thong_Tin_Ngay_Nghi_201812.$C$3:.$C$55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5]&lt;0;0;[.C15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5]);DATE(YEAR([.E15]);12;31);NOW())" office:value-type="date" office:date-value="2018-04-24T09:11:39.27">
            <text:p>04/24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4">
            <text:p>4</text:p>
          </table:table-cell>
          <table:table-cell table:style-name="ce56" table:formula="of:=SUMPRODUCT([Thong_Tin_Ngay_Nghi_201801.$B$3:.$B$60]=[.$B15];[Thong_Tin_Ngay_Nghi_201801.$C$3:.$C$60]) +  SUMPRODUCT([Thong_Tin_Ngay_Nghi_201802.$B$3:.$B$64]=[.$B15];[Thong_Tin_Ngay_Nghi_201802.$C$3:.$C$64]) + SUMPRODUCT([Thong_Tin_Ngay_Nghi_201803.$B$3:.$B$58]=[.$B15];[Thong_Tin_Ngay_Nghi_201803.$C$3:.$C$58])" office:value-type="float" office:value="7">
            <text:p>7</text:p>
          </table:table-cell>
          <table:table-cell table:style-name="ce61" table:formula="of:=SUMPRODUCT([Thong_Tin_Ngay_Nghi_201801.$B$3:.$B$61]=[.$B15];[Thong_Tin_Ngay_Nghi_201801.$C$3:.$C$61])+SUMPRODUCT([Thong_Tin_Ngay_Nghi_201802.$B$3:.$B$65]=[.$B15];[Thong_Tin_Ngay_Nghi_201802.$C$3:.$C$65])+SUMPRODUCT([Thong_Tin_Ngay_Nghi_201803.$B$3:.$B$59]=[.$B15];[Thong_Tin_Ngay_Nghi_201803.$C$3:.$C$59])+SUMPRODUCT([Thong_Tin_Ngay_Nghi_201804.$B$3:.$B$57]=[.$B15];[Thong_Tin_Ngay_Nghi_201804.$C$3:.$C$57])+SUMPRODUCT([Thong_Tin_Ngay_Nghi_201805.$B$3:.$B$51]=[.$B15];[Thong_Tin_Ngay_Nghi_201805.$C$3:.$C$51])+SUMPRODUCT([Thong_Tin_Ngay_Nghi_201806.$B$3:.$B$54]=[.$B15];[Thong_Tin_Ngay_Nghi_201806.$C$3:.$C$54])+SUMPRODUCT([Thong_Tin_Ngay_Nghi_201807.$B$3:.$B$55]=[.$B15];[Thong_Tin_Ngay_Nghi_201807.$C$3:.$C$55])+SUMPRODUCT([Thong_Tin_Ngay_Nghi_201808.$B$3:.$B$56]=[.$B15];[Thong_Tin_Ngay_Nghi_201808.$C$3:.$C$56])+SUMPRODUCT([Thong_Tin_Ngay_Nghi_201809.$B$3:.$B$53]=[.$B15];[Thong_Tin_Ngay_Nghi_201809.$C$3:.$C$53])+SUMPRODUCT([Thong_Tin_Ngay_Nghi_201810.$B$3:.$B$52]=[.$B15];[Thong_Tin_Ngay_Nghi_201810.$C$3:.$C$52])+SUMPRODUCT([Thong_Tin_Ngay_Nghi_201811.$B$3:.$B$54]=[.$B15];[Thong_Tin_Ngay_Nghi_201811.$C$3:.$C$54])+ SUMPRODUCT([Thong_Tin_Ngay_Nghi_201812.$B$3:.$B$55]=[.$B15];[Thong_Tin_Ngay_Nghi_201812.$C$3:.$C$55])" office:value-type="float" office:value="8">
            <text:p>8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3.5">
            <text:p>-3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5]+[.L15] +[.K15]+[.M15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6]&lt;0;0;[.C1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4-24T09:11:39.27">
            <text:p>04/24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4">
            <text:p>4</text:p>
          </table:table-cell>
          <table:table-cell table:style-name="ce56" table:formula="of:=SUMPRODUCT([Thong_Tin_Ngay_Nghi_201801.$B$3:.$B$60]=[.$B16];[Thong_Tin_Ngay_Nghi_201801.$C$3:.$C$60]) +  SUMPRODUCT([Thong_Tin_Ngay_Nghi_201802.$B$3:.$B$64]=[.$B16];[Thong_Tin_Ngay_Nghi_201802.$C$3:.$C$64]) + SUMPRODUCT([Thong_Tin_Ngay_Nghi_201803.$B$3:.$B$58]=[.$B16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16];[Thong_Tin_Ngay_Nghi_201801.$C$3:.$C$61])+SUMPRODUCT([Thong_Tin_Ngay_Nghi_201802.$B$3:.$B$65]=[.$B16];[Thong_Tin_Ngay_Nghi_201802.$C$3:.$C$65])+SUMPRODUCT([Thong_Tin_Ngay_Nghi_201803.$B$3:.$B$59]=[.$B16];[Thong_Tin_Ngay_Nghi_201803.$C$3:.$C$59])+SUMPRODUCT([Thong_Tin_Ngay_Nghi_201804.$B$3:.$B$57]=[.$B16];[Thong_Tin_Ngay_Nghi_201804.$C$3:.$C$57])+SUMPRODUCT([Thong_Tin_Ngay_Nghi_201805.$B$3:.$B$51]=[.$B16];[Thong_Tin_Ngay_Nghi_201805.$C$3:.$C$51])+SUMPRODUCT([Thong_Tin_Ngay_Nghi_201806.$B$3:.$B$54]=[.$B16];[Thong_Tin_Ngay_Nghi_201806.$C$3:.$C$54])+SUMPRODUCT([Thong_Tin_Ngay_Nghi_201807.$B$3:.$B$55]=[.$B16];[Thong_Tin_Ngay_Nghi_201807.$C$3:.$C$55])+SUMPRODUCT([Thong_Tin_Ngay_Nghi_201808.$B$3:.$B$56]=[.$B16];[Thong_Tin_Ngay_Nghi_201808.$C$3:.$C$56])+SUMPRODUCT([Thong_Tin_Ngay_Nghi_201809.$B$3:.$B$53]=[.$B16];[Thong_Tin_Ngay_Nghi_201809.$C$3:.$C$53])+SUMPRODUCT([Thong_Tin_Ngay_Nghi_201810.$B$3:.$B$52]=[.$B16];[Thong_Tin_Ngay_Nghi_201810.$C$3:.$C$52])+SUMPRODUCT([Thong_Tin_Ngay_Nghi_201811.$B$3:.$B$54]=[.$B16];[Thong_Tin_Ngay_Nghi_201811.$C$3:.$C$54])+ SUMPRODUCT([Thong_Tin_Ngay_Nghi_201812.$B$3:.$B$55]=[.$B16];[Thong_Tin_Ngay_Nghi_201812.$C$3:.$C$55])" office:value-type="float" office:value="9.5">
            <text:p>9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6]+[.L16] +[.K16]+[.M1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7]&lt;0;0;[.C1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4-24T09:11:39.28">
            <text:p>04/24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4">
            <text:p>4</text:p>
          </table:table-cell>
          <table:table-cell table:style-name="ce56" table:formula="of:=SUMPRODUCT([Thong_Tin_Ngay_Nghi_201801.$B$3:.$B$60]=[.$B17];[Thong_Tin_Ngay_Nghi_201801.$C$3:.$C$60]) +  SUMPRODUCT([Thong_Tin_Ngay_Nghi_201802.$B$3:.$B$64]=[.$B17];[Thong_Tin_Ngay_Nghi_201802.$C$3:.$C$64]) + SUMPRODUCT([Thong_Tin_Ngay_Nghi_201803.$B$3:.$B$58]=[.$B17];[Thong_Tin_Ngay_Nghi_201803.$C$3:.$C$58])" office:value-type="float" office:value="7">
            <text:p>7</text:p>
          </table:table-cell>
          <table:table-cell table:style-name="ce61" table:formula="of:=SUMPRODUCT([Thong_Tin_Ngay_Nghi_201801.$B$3:.$B$61]=[.$B17];[Thong_Tin_Ngay_Nghi_201801.$C$3:.$C$61])+SUMPRODUCT([Thong_Tin_Ngay_Nghi_201802.$B$3:.$B$65]=[.$B17];[Thong_Tin_Ngay_Nghi_201802.$C$3:.$C$65])+SUMPRODUCT([Thong_Tin_Ngay_Nghi_201803.$B$3:.$B$59]=[.$B17];[Thong_Tin_Ngay_Nghi_201803.$C$3:.$C$59])+SUMPRODUCT([Thong_Tin_Ngay_Nghi_201804.$B$3:.$B$57]=[.$B17];[Thong_Tin_Ngay_Nghi_201804.$C$3:.$C$57])+SUMPRODUCT([Thong_Tin_Ngay_Nghi_201805.$B$3:.$B$51]=[.$B17];[Thong_Tin_Ngay_Nghi_201805.$C$3:.$C$51])+SUMPRODUCT([Thong_Tin_Ngay_Nghi_201806.$B$3:.$B$54]=[.$B17];[Thong_Tin_Ngay_Nghi_201806.$C$3:.$C$54])+SUMPRODUCT([Thong_Tin_Ngay_Nghi_201807.$B$3:.$B$55]=[.$B17];[Thong_Tin_Ngay_Nghi_201807.$C$3:.$C$55])+SUMPRODUCT([Thong_Tin_Ngay_Nghi_201808.$B$3:.$B$56]=[.$B17];[Thong_Tin_Ngay_Nghi_201808.$C$3:.$C$56])+SUMPRODUCT([Thong_Tin_Ngay_Nghi_201809.$B$3:.$B$53]=[.$B17];[Thong_Tin_Ngay_Nghi_201809.$C$3:.$C$53])+SUMPRODUCT([Thong_Tin_Ngay_Nghi_201810.$B$3:.$B$52]=[.$B17];[Thong_Tin_Ngay_Nghi_201810.$C$3:.$C$52])+SUMPRODUCT([Thong_Tin_Ngay_Nghi_201811.$B$3:.$B$54]=[.$B17];[Thong_Tin_Ngay_Nghi_201811.$C$3:.$C$54])+ SUMPRODUCT([Thong_Tin_Ngay_Nghi_201812.$B$3:.$B$55]=[.$B17];[Thong_Tin_Ngay_Nghi_201812.$C$3:.$C$55])" office:value-type="float" office:value="8">
            <text:p>8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8]&lt;0;0;[.C18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4-24T09:11:39.28">
            <text:p>04/24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4">
            <text:p>4</text:p>
          </table:table-cell>
          <table:table-cell table:style-name="ce56" table:formula="of:=SUMPRODUCT([Thong_Tin_Ngay_Nghi_201801.$B$3:.$B$60]=[.$B18];[Thong_Tin_Ngay_Nghi_201801.$C$3:.$C$60]) +  SUMPRODUCT([Thong_Tin_Ngay_Nghi_201802.$B$3:.$B$64]=[.$B18];[Thong_Tin_Ngay_Nghi_201802.$C$3:.$C$64]) + SUMPRODUCT([Thong_Tin_Ngay_Nghi_201803.$B$3:.$B$58]=[.$B18];[Thong_Tin_Ngay_Nghi_201803.$C$3:.$C$58])" office:value-type="float" office:value="4.5">
            <text:p>4.5</text:p>
          </table:table-cell>
          <table:table-cell table:style-name="ce61" table:formula="of:=SUMPRODUCT([Thong_Tin_Ngay_Nghi_201801.$B$3:.$B$61]=[.$B18];[Thong_Tin_Ngay_Nghi_201801.$C$3:.$C$61])+SUMPRODUCT([Thong_Tin_Ngay_Nghi_201802.$B$3:.$B$65]=[.$B18];[Thong_Tin_Ngay_Nghi_201802.$C$3:.$C$65])+SUMPRODUCT([Thong_Tin_Ngay_Nghi_201803.$B$3:.$B$59]=[.$B18];[Thong_Tin_Ngay_Nghi_201803.$C$3:.$C$59])+SUMPRODUCT([Thong_Tin_Ngay_Nghi_201804.$B$3:.$B$57]=[.$B18];[Thong_Tin_Ngay_Nghi_201804.$C$3:.$C$57])+SUMPRODUCT([Thong_Tin_Ngay_Nghi_201805.$B$3:.$B$51]=[.$B18];[Thong_Tin_Ngay_Nghi_201805.$C$3:.$C$51])+SUMPRODUCT([Thong_Tin_Ngay_Nghi_201806.$B$3:.$B$54]=[.$B18];[Thong_Tin_Ngay_Nghi_201806.$C$3:.$C$54])+SUMPRODUCT([Thong_Tin_Ngay_Nghi_201807.$B$3:.$B$55]=[.$B18];[Thong_Tin_Ngay_Nghi_201807.$C$3:.$C$55])+SUMPRODUCT([Thong_Tin_Ngay_Nghi_201808.$B$3:.$B$56]=[.$B18];[Thong_Tin_Ngay_Nghi_201808.$C$3:.$C$56])+SUMPRODUCT([Thong_Tin_Ngay_Nghi_201809.$B$3:.$B$53]=[.$B18];[Thong_Tin_Ngay_Nghi_201809.$C$3:.$C$53])+SUMPRODUCT([Thong_Tin_Ngay_Nghi_201810.$B$3:.$B$52]=[.$B18];[Thong_Tin_Ngay_Nghi_201810.$C$3:.$C$52])+SUMPRODUCT([Thong_Tin_Ngay_Nghi_201811.$B$3:.$B$54]=[.$B18];[Thong_Tin_Ngay_Nghi_201811.$C$3:.$C$54])+ SUMPRODUCT([Thong_Tin_Ngay_Nghi_201812.$B$3:.$B$55]=[.$B18];[Thong_Tin_Ngay_Nghi_201812.$C$3:.$C$55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4-24T09:11:39.28">
            <text:p>04/24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4">
            <text:p>4</text:p>
          </table:table-cell>
          <table:table-cell table:style-name="ce56" table:formula="of:=SUMPRODUCT([Thong_Tin_Ngay_Nghi_201801.$B$3:.$B$60]=[.$B19];[Thong_Tin_Ngay_Nghi_201801.$C$3:.$C$60]) +  SUMPRODUCT([Thong_Tin_Ngay_Nghi_201802.$B$3:.$B$64]=[.$B19];[Thong_Tin_Ngay_Nghi_201802.$C$3:.$C$64]) + SUMPRODUCT([Thong_Tin_Ngay_Nghi_201803.$B$3:.$B$58]=[.$B19];[Thong_Tin_Ngay_Nghi_201803.$C$3:.$C$58])" office:value-type="float" office:value="21">
            <text:p>21</text:p>
          </table:table-cell>
          <table:table-cell table:style-name="ce61" table:formula="of:=SUMPRODUCT([Thong_Tin_Ngay_Nghi_201801.$B$3:.$B$61]=[.$B19];[Thong_Tin_Ngay_Nghi_201801.$C$3:.$C$61])+SUMPRODUCT([Thong_Tin_Ngay_Nghi_201802.$B$3:.$B$65]=[.$B19];[Thong_Tin_Ngay_Nghi_201802.$C$3:.$C$65])+SUMPRODUCT([Thong_Tin_Ngay_Nghi_201803.$B$3:.$B$59]=[.$B19];[Thong_Tin_Ngay_Nghi_201803.$C$3:.$C$59])+SUMPRODUCT([Thong_Tin_Ngay_Nghi_201804.$B$3:.$B$57]=[.$B19];[Thong_Tin_Ngay_Nghi_201804.$C$3:.$C$57])+SUMPRODUCT([Thong_Tin_Ngay_Nghi_201805.$B$3:.$B$51]=[.$B19];[Thong_Tin_Ngay_Nghi_201805.$C$3:.$C$51])+SUMPRODUCT([Thong_Tin_Ngay_Nghi_201806.$B$3:.$B$54]=[.$B19];[Thong_Tin_Ngay_Nghi_201806.$C$3:.$C$54])+SUMPRODUCT([Thong_Tin_Ngay_Nghi_201807.$B$3:.$B$55]=[.$B19];[Thong_Tin_Ngay_Nghi_201807.$C$3:.$C$55])+SUMPRODUCT([Thong_Tin_Ngay_Nghi_201808.$B$3:.$B$56]=[.$B19];[Thong_Tin_Ngay_Nghi_201808.$C$3:.$C$56])+SUMPRODUCT([Thong_Tin_Ngay_Nghi_201809.$B$3:.$B$53]=[.$B19];[Thong_Tin_Ngay_Nghi_201809.$C$3:.$C$53])+SUMPRODUCT([Thong_Tin_Ngay_Nghi_201810.$B$3:.$B$52]=[.$B19];[Thong_Tin_Ngay_Nghi_201810.$C$3:.$C$52])+SUMPRODUCT([Thong_Tin_Ngay_Nghi_201811.$B$3:.$B$54]=[.$B19];[Thong_Tin_Ngay_Nghi_201811.$C$3:.$C$54])+ SUMPRODUCT([Thong_Tin_Ngay_Nghi_201812.$B$3:.$B$55]=[.$B19];[Thong_Tin_Ngay_Nghi_201812.$C$3:.$C$55])" office:value-type="float" office:value="26.5">
            <text:p>26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22.5">
            <text:p>-2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-21.5">
            <text:p>-2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0]&lt;0;0;[.C20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4-24T09:11:39.28">
            <text:p>04/24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4">
            <text:p>4</text:p>
          </table:table-cell>
          <table:table-cell table:style-name="ce56" table:formula="of:=SUMPRODUCT([Thong_Tin_Ngay_Nghi_201801.$B$3:.$B$60]=[.$B20];[Thong_Tin_Ngay_Nghi_201801.$C$3:.$C$60]) +  SUMPRODUCT([Thong_Tin_Ngay_Nghi_201802.$B$3:.$B$64]=[.$B20];[Thong_Tin_Ngay_Nghi_201802.$C$3:.$C$64]) + SUMPRODUCT([Thong_Tin_Ngay_Nghi_201803.$B$3:.$B$58]=[.$B20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20];[Thong_Tin_Ngay_Nghi_201801.$C$3:.$C$61])+SUMPRODUCT([Thong_Tin_Ngay_Nghi_201802.$B$3:.$B$65]=[.$B20];[Thong_Tin_Ngay_Nghi_201802.$C$3:.$C$65])+SUMPRODUCT([Thong_Tin_Ngay_Nghi_201803.$B$3:.$B$59]=[.$B20];[Thong_Tin_Ngay_Nghi_201803.$C$3:.$C$59])+SUMPRODUCT([Thong_Tin_Ngay_Nghi_201804.$B$3:.$B$57]=[.$B20];[Thong_Tin_Ngay_Nghi_201804.$C$3:.$C$57])+SUMPRODUCT([Thong_Tin_Ngay_Nghi_201805.$B$3:.$B$51]=[.$B20];[Thong_Tin_Ngay_Nghi_201805.$C$3:.$C$51])+SUMPRODUCT([Thong_Tin_Ngay_Nghi_201806.$B$3:.$B$54]=[.$B20];[Thong_Tin_Ngay_Nghi_201806.$C$3:.$C$54])+SUMPRODUCT([Thong_Tin_Ngay_Nghi_201807.$B$3:.$B$55]=[.$B20];[Thong_Tin_Ngay_Nghi_201807.$C$3:.$C$55])+SUMPRODUCT([Thong_Tin_Ngay_Nghi_201808.$B$3:.$B$56]=[.$B20];[Thong_Tin_Ngay_Nghi_201808.$C$3:.$C$56])+SUMPRODUCT([Thong_Tin_Ngay_Nghi_201809.$B$3:.$B$53]=[.$B20];[Thong_Tin_Ngay_Nghi_201809.$C$3:.$C$53])+SUMPRODUCT([Thong_Tin_Ngay_Nghi_201810.$B$3:.$B$52]=[.$B20];[Thong_Tin_Ngay_Nghi_201810.$C$3:.$C$52])+SUMPRODUCT([Thong_Tin_Ngay_Nghi_201811.$B$3:.$B$54]=[.$B20];[Thong_Tin_Ngay_Nghi_201811.$C$3:.$C$54])+ SUMPRODUCT([Thong_Tin_Ngay_Nghi_201812.$B$3:.$B$55]=[.$B20];[Thong_Tin_Ngay_Nghi_201812.$C$3:.$C$55])" office:value-type="float" office:value="7">
            <text:p>7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1]&lt;0;0;[.C2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4-24T09:11:39.28">
            <text:p>04/24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4">
            <text:p>4</text:p>
          </table:table-cell>
          <table:table-cell table:style-name="ce56" table:formula="of:=SUMPRODUCT([Thong_Tin_Ngay_Nghi_201801.$B$3:.$B$60]=[.$B21];[Thong_Tin_Ngay_Nghi_201801.$C$3:.$C$60]) +  SUMPRODUCT([Thong_Tin_Ngay_Nghi_201802.$B$3:.$B$64]=[.$B21];[Thong_Tin_Ngay_Nghi_201802.$C$3:.$C$64]) + SUMPRODUCT([Thong_Tin_Ngay_Nghi_201803.$B$3:.$B$58]=[.$B21];[Thong_Tin_Ngay_Nghi_201803.$C$3:.$C$58])" office:value-type="float" office:value="4">
            <text:p>4</text:p>
          </table:table-cell>
          <table:table-cell table:style-name="ce61" table:formula="of:=SUMPRODUCT([Thong_Tin_Ngay_Nghi_201801.$B$3:.$B$61]=[.$B21];[Thong_Tin_Ngay_Nghi_201801.$C$3:.$C$61])+SUMPRODUCT([Thong_Tin_Ngay_Nghi_201802.$B$3:.$B$65]=[.$B21];[Thong_Tin_Ngay_Nghi_201802.$C$3:.$C$65])+SUMPRODUCT([Thong_Tin_Ngay_Nghi_201803.$B$3:.$B$59]=[.$B21];[Thong_Tin_Ngay_Nghi_201803.$C$3:.$C$59])+SUMPRODUCT([Thong_Tin_Ngay_Nghi_201804.$B$3:.$B$57]=[.$B21];[Thong_Tin_Ngay_Nghi_201804.$C$3:.$C$57])+SUMPRODUCT([Thong_Tin_Ngay_Nghi_201805.$B$3:.$B$51]=[.$B21];[Thong_Tin_Ngay_Nghi_201805.$C$3:.$C$51])+SUMPRODUCT([Thong_Tin_Ngay_Nghi_201806.$B$3:.$B$54]=[.$B21];[Thong_Tin_Ngay_Nghi_201806.$C$3:.$C$54])+SUMPRODUCT([Thong_Tin_Ngay_Nghi_201807.$B$3:.$B$55]=[.$B21];[Thong_Tin_Ngay_Nghi_201807.$C$3:.$C$55])+SUMPRODUCT([Thong_Tin_Ngay_Nghi_201808.$B$3:.$B$56]=[.$B21];[Thong_Tin_Ngay_Nghi_201808.$C$3:.$C$56])+SUMPRODUCT([Thong_Tin_Ngay_Nghi_201809.$B$3:.$B$53]=[.$B21];[Thong_Tin_Ngay_Nghi_201809.$C$3:.$C$53])+SUMPRODUCT([Thong_Tin_Ngay_Nghi_201810.$B$3:.$B$52]=[.$B21];[Thong_Tin_Ngay_Nghi_201810.$C$3:.$C$52])+SUMPRODUCT([Thong_Tin_Ngay_Nghi_201811.$B$3:.$B$54]=[.$B21];[Thong_Tin_Ngay_Nghi_201811.$C$3:.$C$54])+ SUMPRODUCT([Thong_Tin_Ngay_Nghi_201812.$B$3:.$B$55]=[.$B21];[Thong_Tin_Ngay_Nghi_201812.$C$3:.$C$55])" office:value-type="float" office:value="5.5">
            <text:p>5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2.5">
            <text:p>2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4-24T09:11:39.29">
            <text:p>04/24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4">
            <text:p>4</text:p>
          </table:table-cell>
          <table:table-cell table:style-name="ce56" table:formula="of:=SUMPRODUCT([Thong_Tin_Ngay_Nghi_201801.$B$3:.$B$60]=[.$B22];[Thong_Tin_Ngay_Nghi_201801.$C$3:.$C$60]) +  SUMPRODUCT([Thong_Tin_Ngay_Nghi_201802.$B$3:.$B$64]=[.$B22];[Thong_Tin_Ngay_Nghi_201802.$C$3:.$C$64]) + SUMPRODUCT([Thong_Tin_Ngay_Nghi_201803.$B$3:.$B$58]=[.$B22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22];[Thong_Tin_Ngay_Nghi_201801.$C$3:.$C$61])+SUMPRODUCT([Thong_Tin_Ngay_Nghi_201802.$B$3:.$B$65]=[.$B22];[Thong_Tin_Ngay_Nghi_201802.$C$3:.$C$65])+SUMPRODUCT([Thong_Tin_Ngay_Nghi_201803.$B$3:.$B$59]=[.$B22];[Thong_Tin_Ngay_Nghi_201803.$C$3:.$C$59])+SUMPRODUCT([Thong_Tin_Ngay_Nghi_201804.$B$3:.$B$57]=[.$B22];[Thong_Tin_Ngay_Nghi_201804.$C$3:.$C$57])+SUMPRODUCT([Thong_Tin_Ngay_Nghi_201805.$B$3:.$B$51]=[.$B22];[Thong_Tin_Ngay_Nghi_201805.$C$3:.$C$51])+SUMPRODUCT([Thong_Tin_Ngay_Nghi_201806.$B$3:.$B$54]=[.$B22];[Thong_Tin_Ngay_Nghi_201806.$C$3:.$C$54])+SUMPRODUCT([Thong_Tin_Ngay_Nghi_201807.$B$3:.$B$55]=[.$B22];[Thong_Tin_Ngay_Nghi_201807.$C$3:.$C$55])+SUMPRODUCT([Thong_Tin_Ngay_Nghi_201808.$B$3:.$B$56]=[.$B22];[Thong_Tin_Ngay_Nghi_201808.$C$3:.$C$56])+SUMPRODUCT([Thong_Tin_Ngay_Nghi_201809.$B$3:.$B$53]=[.$B22];[Thong_Tin_Ngay_Nghi_201809.$C$3:.$C$53])+SUMPRODUCT([Thong_Tin_Ngay_Nghi_201810.$B$3:.$B$52]=[.$B22];[Thong_Tin_Ngay_Nghi_201810.$C$3:.$C$52])+SUMPRODUCT([Thong_Tin_Ngay_Nghi_201811.$B$3:.$B$54]=[.$B22];[Thong_Tin_Ngay_Nghi_201811.$C$3:.$C$54])+ SUMPRODUCT([Thong_Tin_Ngay_Nghi_201812.$B$3:.$B$55]=[.$B22];[Thong_Tin_Ngay_Nghi_201812.$C$3:.$C$55])" office:value-type="float" office:value="3">
            <text:p>3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3]&lt;0;0;[.C23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4-24T09:11:39.29">
            <text:p>04/24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4">
            <text:p>4</text:p>
          </table:table-cell>
          <table:table-cell table:style-name="ce56" table:formula="of:=SUMPRODUCT([Thong_Tin_Ngay_Nghi_201801.$B$3:.$B$60]=[.$B23];[Thong_Tin_Ngay_Nghi_201801.$C$3:.$C$60]) +  SUMPRODUCT([Thong_Tin_Ngay_Nghi_201802.$B$3:.$B$64]=[.$B23];[Thong_Tin_Ngay_Nghi_201802.$C$3:.$C$64]) + SUMPRODUCT([Thong_Tin_Ngay_Nghi_201803.$B$3:.$B$58]=[.$B23];[Thong_Tin_Ngay_Nghi_201803.$C$3:.$C$58])" office:value-type="float" office:value="4">
            <text:p>4</text:p>
          </table:table-cell>
          <table:table-cell table:style-name="ce61" table:formula="of:=SUMPRODUCT([Thong_Tin_Ngay_Nghi_201801.$B$3:.$B$61]=[.$B23];[Thong_Tin_Ngay_Nghi_201801.$C$3:.$C$61])+SUMPRODUCT([Thong_Tin_Ngay_Nghi_201802.$B$3:.$B$65]=[.$B23];[Thong_Tin_Ngay_Nghi_201802.$C$3:.$C$65])+SUMPRODUCT([Thong_Tin_Ngay_Nghi_201803.$B$3:.$B$59]=[.$B23];[Thong_Tin_Ngay_Nghi_201803.$C$3:.$C$59])+SUMPRODUCT([Thong_Tin_Ngay_Nghi_201804.$B$3:.$B$57]=[.$B23];[Thong_Tin_Ngay_Nghi_201804.$C$3:.$C$57])+SUMPRODUCT([Thong_Tin_Ngay_Nghi_201805.$B$3:.$B$51]=[.$B23];[Thong_Tin_Ngay_Nghi_201805.$C$3:.$C$51])+SUMPRODUCT([Thong_Tin_Ngay_Nghi_201806.$B$3:.$B$54]=[.$B23];[Thong_Tin_Ngay_Nghi_201806.$C$3:.$C$54])+SUMPRODUCT([Thong_Tin_Ngay_Nghi_201807.$B$3:.$B$55]=[.$B23];[Thong_Tin_Ngay_Nghi_201807.$C$3:.$C$55])+SUMPRODUCT([Thong_Tin_Ngay_Nghi_201808.$B$3:.$B$56]=[.$B23];[Thong_Tin_Ngay_Nghi_201808.$C$3:.$C$56])+SUMPRODUCT([Thong_Tin_Ngay_Nghi_201809.$B$3:.$B$53]=[.$B23];[Thong_Tin_Ngay_Nghi_201809.$C$3:.$C$53])+SUMPRODUCT([Thong_Tin_Ngay_Nghi_201810.$B$3:.$B$52]=[.$B23];[Thong_Tin_Ngay_Nghi_201810.$C$3:.$C$52])+SUMPRODUCT([Thong_Tin_Ngay_Nghi_201811.$B$3:.$B$54]=[.$B23];[Thong_Tin_Ngay_Nghi_201811.$C$3:.$C$54])+ SUMPRODUCT([Thong_Tin_Ngay_Nghi_201812.$B$3:.$B$55]=[.$B23];[Thong_Tin_Ngay_Nghi_201812.$C$3:.$C$55])" office:value-type="float" office:value="6">
            <text:p>6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4]&lt;0;0;[.C2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4-24T09:11:39.29">
            <text:p>04/24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4">
            <text:p>4</text:p>
          </table:table-cell>
          <table:table-cell table:style-name="ce56" table:formula="of:=SUMPRODUCT([Thong_Tin_Ngay_Nghi_201801.$B$3:.$B$60]=[.$B24];[Thong_Tin_Ngay_Nghi_201801.$C$3:.$C$60]) +  SUMPRODUCT([Thong_Tin_Ngay_Nghi_201802.$B$3:.$B$64]=[.$B24];[Thong_Tin_Ngay_Nghi_201802.$C$3:.$C$64]) + SUMPRODUCT([Thong_Tin_Ngay_Nghi_201803.$B$3:.$B$58]=[.$B24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4];[Thong_Tin_Ngay_Nghi_201801.$C$3:.$C$61])+SUMPRODUCT([Thong_Tin_Ngay_Nghi_201802.$B$3:.$B$65]=[.$B24];[Thong_Tin_Ngay_Nghi_201802.$C$3:.$C$65])+SUMPRODUCT([Thong_Tin_Ngay_Nghi_201803.$B$3:.$B$59]=[.$B24];[Thong_Tin_Ngay_Nghi_201803.$C$3:.$C$59])+SUMPRODUCT([Thong_Tin_Ngay_Nghi_201804.$B$3:.$B$57]=[.$B24];[Thong_Tin_Ngay_Nghi_201804.$C$3:.$C$57])+SUMPRODUCT([Thong_Tin_Ngay_Nghi_201805.$B$3:.$B$51]=[.$B24];[Thong_Tin_Ngay_Nghi_201805.$C$3:.$C$51])+SUMPRODUCT([Thong_Tin_Ngay_Nghi_201806.$B$3:.$B$54]=[.$B24];[Thong_Tin_Ngay_Nghi_201806.$C$3:.$C$54])+SUMPRODUCT([Thong_Tin_Ngay_Nghi_201807.$B$3:.$B$55]=[.$B24];[Thong_Tin_Ngay_Nghi_201807.$C$3:.$C$55])+SUMPRODUCT([Thong_Tin_Ngay_Nghi_201808.$B$3:.$B$56]=[.$B24];[Thong_Tin_Ngay_Nghi_201808.$C$3:.$C$56])+SUMPRODUCT([Thong_Tin_Ngay_Nghi_201809.$B$3:.$B$53]=[.$B24];[Thong_Tin_Ngay_Nghi_201809.$C$3:.$C$53])+SUMPRODUCT([Thong_Tin_Ngay_Nghi_201810.$B$3:.$B$52]=[.$B24];[Thong_Tin_Ngay_Nghi_201810.$C$3:.$C$52])+SUMPRODUCT([Thong_Tin_Ngay_Nghi_201811.$B$3:.$B$54]=[.$B24];[Thong_Tin_Ngay_Nghi_201811.$C$3:.$C$54])+ SUMPRODUCT([Thong_Tin_Ngay_Nghi_201812.$B$3:.$B$55]=[.$B24];[Thong_Tin_Ngay_Nghi_201812.$C$3:.$C$55])" office:value-type="float" office:value="12.5">
            <text:p>12.5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-8.5">
            <text:p>-8.5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-8.5">
            <text:p>-8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4-24T09:11:39.29">
            <text:p>04/24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4">
            <text:p>4</text:p>
          </table:table-cell>
          <table:table-cell table:style-name="ce56" table:formula="of:=SUMPRODUCT([Thong_Tin_Ngay_Nghi_201801.$B$3:.$B$60]=[.$B25];[Thong_Tin_Ngay_Nghi_201801.$C$3:.$C$60]) +  SUMPRODUCT([Thong_Tin_Ngay_Nghi_201802.$B$3:.$B$64]=[.$B25];[Thong_Tin_Ngay_Nghi_201802.$C$3:.$C$64]) + SUMPRODUCT([Thong_Tin_Ngay_Nghi_201803.$B$3:.$B$58]=[.$B25];[Thong_Tin_Ngay_Nghi_201803.$C$3:.$C$58])" office:value-type="float" office:value="2">
            <text:p>2</text:p>
          </table:table-cell>
          <table:table-cell table:style-name="ce61" table:formula="of:=SUMPRODUCT([Thong_Tin_Ngay_Nghi_201801.$B$3:.$B$61]=[.$B25];[Thong_Tin_Ngay_Nghi_201801.$C$3:.$C$61])+SUMPRODUCT([Thong_Tin_Ngay_Nghi_201802.$B$3:.$B$65]=[.$B25];[Thong_Tin_Ngay_Nghi_201802.$C$3:.$C$65])+SUMPRODUCT([Thong_Tin_Ngay_Nghi_201803.$B$3:.$B$59]=[.$B25];[Thong_Tin_Ngay_Nghi_201803.$C$3:.$C$59])+SUMPRODUCT([Thong_Tin_Ngay_Nghi_201804.$B$3:.$B$57]=[.$B25];[Thong_Tin_Ngay_Nghi_201804.$C$3:.$C$57])+SUMPRODUCT([Thong_Tin_Ngay_Nghi_201805.$B$3:.$B$51]=[.$B25];[Thong_Tin_Ngay_Nghi_201805.$C$3:.$C$51])+SUMPRODUCT([Thong_Tin_Ngay_Nghi_201806.$B$3:.$B$54]=[.$B25];[Thong_Tin_Ngay_Nghi_201806.$C$3:.$C$54])+SUMPRODUCT([Thong_Tin_Ngay_Nghi_201807.$B$3:.$B$55]=[.$B25];[Thong_Tin_Ngay_Nghi_201807.$C$3:.$C$55])+SUMPRODUCT([Thong_Tin_Ngay_Nghi_201808.$B$3:.$B$56]=[.$B25];[Thong_Tin_Ngay_Nghi_201808.$C$3:.$C$56])+SUMPRODUCT([Thong_Tin_Ngay_Nghi_201809.$B$3:.$B$53]=[.$B25];[Thong_Tin_Ngay_Nghi_201809.$C$3:.$C$53])+SUMPRODUCT([Thong_Tin_Ngay_Nghi_201810.$B$3:.$B$52]=[.$B25];[Thong_Tin_Ngay_Nghi_201810.$C$3:.$C$52])+SUMPRODUCT([Thong_Tin_Ngay_Nghi_201811.$B$3:.$B$54]=[.$B25];[Thong_Tin_Ngay_Nghi_201811.$C$3:.$C$54])+ SUMPRODUCT([Thong_Tin_Ngay_Nghi_201812.$B$3:.$B$55]=[.$B25];[Thong_Tin_Ngay_Nghi_201812.$C$3:.$C$55])" office:value-type="float" office:value="7.5">
            <text:p>7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6]&lt;0;0;[.C26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4-24T09:11:39.29">
            <text:p>04/24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4">
            <text:p>4</text:p>
          </table:table-cell>
          <table:table-cell table:style-name="ce56" table:formula="of:=SUMPRODUCT([Thong_Tin_Ngay_Nghi_201801.$B$3:.$B$60]=[.$B26];[Thong_Tin_Ngay_Nghi_201801.$C$3:.$C$60]) +  SUMPRODUCT([Thong_Tin_Ngay_Nghi_201802.$B$3:.$B$64]=[.$B26];[Thong_Tin_Ngay_Nghi_201802.$C$3:.$C$64]) + SUMPRODUCT([Thong_Tin_Ngay_Nghi_201803.$B$3:.$B$58]=[.$B26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26];[Thong_Tin_Ngay_Nghi_201801.$C$3:.$C$61])+SUMPRODUCT([Thong_Tin_Ngay_Nghi_201802.$B$3:.$B$65]=[.$B26];[Thong_Tin_Ngay_Nghi_201802.$C$3:.$C$65])+SUMPRODUCT([Thong_Tin_Ngay_Nghi_201803.$B$3:.$B$59]=[.$B26];[Thong_Tin_Ngay_Nghi_201803.$C$3:.$C$59])+SUMPRODUCT([Thong_Tin_Ngay_Nghi_201804.$B$3:.$B$57]=[.$B26];[Thong_Tin_Ngay_Nghi_201804.$C$3:.$C$57])+SUMPRODUCT([Thong_Tin_Ngay_Nghi_201805.$B$3:.$B$51]=[.$B26];[Thong_Tin_Ngay_Nghi_201805.$C$3:.$C$51])+SUMPRODUCT([Thong_Tin_Ngay_Nghi_201806.$B$3:.$B$54]=[.$B26];[Thong_Tin_Ngay_Nghi_201806.$C$3:.$C$54])+SUMPRODUCT([Thong_Tin_Ngay_Nghi_201807.$B$3:.$B$55]=[.$B26];[Thong_Tin_Ngay_Nghi_201807.$C$3:.$C$55])+SUMPRODUCT([Thong_Tin_Ngay_Nghi_201808.$B$3:.$B$56]=[.$B26];[Thong_Tin_Ngay_Nghi_201808.$C$3:.$C$56])+SUMPRODUCT([Thong_Tin_Ngay_Nghi_201809.$B$3:.$B$53]=[.$B26];[Thong_Tin_Ngay_Nghi_201809.$C$3:.$C$53])+SUMPRODUCT([Thong_Tin_Ngay_Nghi_201810.$B$3:.$B$52]=[.$B26];[Thong_Tin_Ngay_Nghi_201810.$C$3:.$C$52])+SUMPRODUCT([Thong_Tin_Ngay_Nghi_201811.$B$3:.$B$54]=[.$B26];[Thong_Tin_Ngay_Nghi_201811.$C$3:.$C$54])+ SUMPRODUCT([Thong_Tin_Ngay_Nghi_201812.$B$3:.$B$55]=[.$B26];[Thong_Tin_Ngay_Nghi_201812.$C$3:.$C$55])" office:value-type="float" office:value="9.5">
            <text:p>9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7]&lt;0;0;[.C27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4-24T09:11:39.29">
            <text:p>04/24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4">
            <text:p>4</text:p>
          </table:table-cell>
          <table:table-cell table:style-name="ce56" table:formula="of:=SUMPRODUCT([Thong_Tin_Ngay_Nghi_201801.$B$3:.$B$60]=[.$B27];[Thong_Tin_Ngay_Nghi_201801.$C$3:.$C$60]) +  SUMPRODUCT([Thong_Tin_Ngay_Nghi_201802.$B$3:.$B$64]=[.$B27];[Thong_Tin_Ngay_Nghi_201802.$C$3:.$C$64]) + SUMPRODUCT([Thong_Tin_Ngay_Nghi_201803.$B$3:.$B$58]=[.$B27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27];[Thong_Tin_Ngay_Nghi_201801.$C$3:.$C$61])+SUMPRODUCT([Thong_Tin_Ngay_Nghi_201802.$B$3:.$B$65]=[.$B27];[Thong_Tin_Ngay_Nghi_201802.$C$3:.$C$65])+SUMPRODUCT([Thong_Tin_Ngay_Nghi_201803.$B$3:.$B$59]=[.$B27];[Thong_Tin_Ngay_Nghi_201803.$C$3:.$C$59])+SUMPRODUCT([Thong_Tin_Ngay_Nghi_201804.$B$3:.$B$57]=[.$B27];[Thong_Tin_Ngay_Nghi_201804.$C$3:.$C$57])+SUMPRODUCT([Thong_Tin_Ngay_Nghi_201805.$B$3:.$B$51]=[.$B27];[Thong_Tin_Ngay_Nghi_201805.$C$3:.$C$51])+SUMPRODUCT([Thong_Tin_Ngay_Nghi_201806.$B$3:.$B$54]=[.$B27];[Thong_Tin_Ngay_Nghi_201806.$C$3:.$C$54])+SUMPRODUCT([Thong_Tin_Ngay_Nghi_201807.$B$3:.$B$55]=[.$B27];[Thong_Tin_Ngay_Nghi_201807.$C$3:.$C$55])+SUMPRODUCT([Thong_Tin_Ngay_Nghi_201808.$B$3:.$B$56]=[.$B27];[Thong_Tin_Ngay_Nghi_201808.$C$3:.$C$56])+SUMPRODUCT([Thong_Tin_Ngay_Nghi_201809.$B$3:.$B$53]=[.$B27];[Thong_Tin_Ngay_Nghi_201809.$C$3:.$C$53])+SUMPRODUCT([Thong_Tin_Ngay_Nghi_201810.$B$3:.$B$52]=[.$B27];[Thong_Tin_Ngay_Nghi_201810.$C$3:.$C$52])+SUMPRODUCT([Thong_Tin_Ngay_Nghi_201811.$B$3:.$B$54]=[.$B27];[Thong_Tin_Ngay_Nghi_201811.$C$3:.$C$54])+ SUMPRODUCT([Thong_Tin_Ngay_Nghi_201812.$B$3:.$B$55]=[.$B27];[Thong_Tin_Ngay_Nghi_201812.$C$3:.$C$55])" office:value-type="float" office:value="4">
            <text:p>4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4-24T09:11:39.3">
            <text:p>04/24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4">
            <text:p>4</text:p>
          </table:table-cell>
          <table:table-cell table:style-name="ce56" table:formula="of:=SUMPRODUCT([Thong_Tin_Ngay_Nghi_201801.$B$3:.$B$60]=[.$B28];[Thong_Tin_Ngay_Nghi_201801.$C$3:.$C$60]) +  SUMPRODUCT([Thong_Tin_Ngay_Nghi_201802.$B$3:.$B$64]=[.$B28];[Thong_Tin_Ngay_Nghi_201802.$C$3:.$C$64]) + SUMPRODUCT([Thong_Tin_Ngay_Nghi_201803.$B$3:.$B$58]=[.$B28];[Thong_Tin_Ngay_Nghi_201803.$C$3:.$C$58])" office:value-type="float" office:value="8">
            <text:p>8</text:p>
          </table:table-cell>
          <table:table-cell table:style-name="ce61" table:formula="of:=SUMPRODUCT([Thong_Tin_Ngay_Nghi_201801.$B$3:.$B$61]=[.$B28];[Thong_Tin_Ngay_Nghi_201801.$C$3:.$C$61])+SUMPRODUCT([Thong_Tin_Ngay_Nghi_201802.$B$3:.$B$65]=[.$B28];[Thong_Tin_Ngay_Nghi_201802.$C$3:.$C$65])+SUMPRODUCT([Thong_Tin_Ngay_Nghi_201803.$B$3:.$B$59]=[.$B28];[Thong_Tin_Ngay_Nghi_201803.$C$3:.$C$59])+SUMPRODUCT([Thong_Tin_Ngay_Nghi_201804.$B$3:.$B$57]=[.$B28];[Thong_Tin_Ngay_Nghi_201804.$C$3:.$C$57])+SUMPRODUCT([Thong_Tin_Ngay_Nghi_201805.$B$3:.$B$51]=[.$B28];[Thong_Tin_Ngay_Nghi_201805.$C$3:.$C$51])+SUMPRODUCT([Thong_Tin_Ngay_Nghi_201806.$B$3:.$B$54]=[.$B28];[Thong_Tin_Ngay_Nghi_201806.$C$3:.$C$54])+SUMPRODUCT([Thong_Tin_Ngay_Nghi_201807.$B$3:.$B$55]=[.$B28];[Thong_Tin_Ngay_Nghi_201807.$C$3:.$C$55])+SUMPRODUCT([Thong_Tin_Ngay_Nghi_201808.$B$3:.$B$56]=[.$B28];[Thong_Tin_Ngay_Nghi_201808.$C$3:.$C$56])+SUMPRODUCT([Thong_Tin_Ngay_Nghi_201809.$B$3:.$B$53]=[.$B28];[Thong_Tin_Ngay_Nghi_201809.$C$3:.$C$53])+SUMPRODUCT([Thong_Tin_Ngay_Nghi_201810.$B$3:.$B$52]=[.$B28];[Thong_Tin_Ngay_Nghi_201810.$C$3:.$C$52])+SUMPRODUCT([Thong_Tin_Ngay_Nghi_201811.$B$3:.$B$54]=[.$B28];[Thong_Tin_Ngay_Nghi_201811.$C$3:.$C$54])+ SUMPRODUCT([Thong_Tin_Ngay_Nghi_201812.$B$3:.$B$55]=[.$B28];[Thong_Tin_Ngay_Nghi_201812.$C$3:.$C$55])" office:value-type="float" office:value="8.5">
            <text:p>8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-4.5">
            <text:p>-4.5</text:p>
          </table:table-cell>
          <table:table-cell table:style-name="ce48"/>
          <table:table-cell table:style-name="ce48" table:formula="of:=1+1" office:value-type="float" office:value="2">
            <text:p>2</text:p>
          </table:table-cell>
          <table:table-cell table:style-name="ce63"/>
          <table:table-cell table:style-name="ce48" table:formula="of:=[.J28]+[.L28] +[.K28]+[.M28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29]&lt;0;0;[.C29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4-24T09:11:39.3">
            <text:p>04/24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4">
            <text:p>4</text:p>
          </table:table-cell>
          <table:table-cell table:style-name="ce56" table:formula="of:=SUMPRODUCT([Thong_Tin_Ngay_Nghi_201801.$B$3:.$B$60]=[.$B29];[Thong_Tin_Ngay_Nghi_201801.$C$3:.$C$60]) +  SUMPRODUCT([Thong_Tin_Ngay_Nghi_201802.$B$3:.$B$64]=[.$B29];[Thong_Tin_Ngay_Nghi_201802.$C$3:.$C$64]) + SUMPRODUCT([Thong_Tin_Ngay_Nghi_201803.$B$3:.$B$58]=[.$B29];[Thong_Tin_Ngay_Nghi_201803.$C$3:.$C$58])" office:value-type="float" office:value="4">
            <text:p>4</text:p>
          </table:table-cell>
          <table:table-cell table:style-name="ce61" table:formula="of:=SUMPRODUCT([Thong_Tin_Ngay_Nghi_201801.$B$3:.$B$61]=[.$B29];[Thong_Tin_Ngay_Nghi_201801.$C$3:.$C$61])+SUMPRODUCT([Thong_Tin_Ngay_Nghi_201802.$B$3:.$B$65]=[.$B29];[Thong_Tin_Ngay_Nghi_201802.$C$3:.$C$65])+SUMPRODUCT([Thong_Tin_Ngay_Nghi_201803.$B$3:.$B$59]=[.$B29];[Thong_Tin_Ngay_Nghi_201803.$C$3:.$C$59])+SUMPRODUCT([Thong_Tin_Ngay_Nghi_201804.$B$3:.$B$57]=[.$B29];[Thong_Tin_Ngay_Nghi_201804.$C$3:.$C$57])+SUMPRODUCT([Thong_Tin_Ngay_Nghi_201805.$B$3:.$B$51]=[.$B29];[Thong_Tin_Ngay_Nghi_201805.$C$3:.$C$51])+SUMPRODUCT([Thong_Tin_Ngay_Nghi_201806.$B$3:.$B$54]=[.$B29];[Thong_Tin_Ngay_Nghi_201806.$C$3:.$C$54])+SUMPRODUCT([Thong_Tin_Ngay_Nghi_201807.$B$3:.$B$55]=[.$B29];[Thong_Tin_Ngay_Nghi_201807.$C$3:.$C$55])+SUMPRODUCT([Thong_Tin_Ngay_Nghi_201808.$B$3:.$B$56]=[.$B29];[Thong_Tin_Ngay_Nghi_201808.$C$3:.$C$56])+SUMPRODUCT([Thong_Tin_Ngay_Nghi_201809.$B$3:.$B$53]=[.$B29];[Thong_Tin_Ngay_Nghi_201809.$C$3:.$C$53])+SUMPRODUCT([Thong_Tin_Ngay_Nghi_201810.$B$3:.$B$52]=[.$B29];[Thong_Tin_Ngay_Nghi_201810.$C$3:.$C$52])+SUMPRODUCT([Thong_Tin_Ngay_Nghi_201811.$B$3:.$B$54]=[.$B29];[Thong_Tin_Ngay_Nghi_201811.$C$3:.$C$54])+ SUMPRODUCT([Thong_Tin_Ngay_Nghi_201812.$B$3:.$B$55]=[.$B29];[Thong_Tin_Ngay_Nghi_201812.$C$3:.$C$55])" office:value-type="float" office:value="4">
            <text:p>4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0]&lt;0;0;[.C30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4-24T09:11:39.3">
            <text:p>04/24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4">
            <text:p>4</text:p>
          </table:table-cell>
          <table:table-cell table:style-name="ce56" table:formula="of:=SUMPRODUCT([Thong_Tin_Ngay_Nghi_201801.$B$3:.$B$60]=[.$B30];[Thong_Tin_Ngay_Nghi_201801.$C$3:.$C$60]) +  SUMPRODUCT([Thong_Tin_Ngay_Nghi_201802.$B$3:.$B$64]=[.$B30];[Thong_Tin_Ngay_Nghi_201802.$C$3:.$C$64]) + SUMPRODUCT([Thong_Tin_Ngay_Nghi_201803.$B$3:.$B$58]=[.$B30];[Thong_Tin_Ngay_Nghi_201803.$C$3:.$C$58])" office:value-type="float" office:value="1.5">
            <text:p>1.5</text:p>
          </table:table-cell>
          <table:table-cell table:style-name="ce61" table:formula="of:=SUMPRODUCT([Thong_Tin_Ngay_Nghi_201801.$B$3:.$B$61]=[.$B30];[Thong_Tin_Ngay_Nghi_201801.$C$3:.$C$61])+SUMPRODUCT([Thong_Tin_Ngay_Nghi_201802.$B$3:.$B$65]=[.$B30];[Thong_Tin_Ngay_Nghi_201802.$C$3:.$C$65])+SUMPRODUCT([Thong_Tin_Ngay_Nghi_201803.$B$3:.$B$59]=[.$B30];[Thong_Tin_Ngay_Nghi_201803.$C$3:.$C$59])+SUMPRODUCT([Thong_Tin_Ngay_Nghi_201804.$B$3:.$B$57]=[.$B30];[Thong_Tin_Ngay_Nghi_201804.$C$3:.$C$57])+SUMPRODUCT([Thong_Tin_Ngay_Nghi_201805.$B$3:.$B$51]=[.$B30];[Thong_Tin_Ngay_Nghi_201805.$C$3:.$C$51])+SUMPRODUCT([Thong_Tin_Ngay_Nghi_201806.$B$3:.$B$54]=[.$B30];[Thong_Tin_Ngay_Nghi_201806.$C$3:.$C$54])+SUMPRODUCT([Thong_Tin_Ngay_Nghi_201807.$B$3:.$B$55]=[.$B30];[Thong_Tin_Ngay_Nghi_201807.$C$3:.$C$55])+SUMPRODUCT([Thong_Tin_Ngay_Nghi_201808.$B$3:.$B$56]=[.$B30];[Thong_Tin_Ngay_Nghi_201808.$C$3:.$C$56])+SUMPRODUCT([Thong_Tin_Ngay_Nghi_201809.$B$3:.$B$53]=[.$B30];[Thong_Tin_Ngay_Nghi_201809.$C$3:.$C$53])+SUMPRODUCT([Thong_Tin_Ngay_Nghi_201810.$B$3:.$B$52]=[.$B30];[Thong_Tin_Ngay_Nghi_201810.$C$3:.$C$52])+SUMPRODUCT([Thong_Tin_Ngay_Nghi_201811.$B$3:.$B$54]=[.$B30];[Thong_Tin_Ngay_Nghi_201811.$C$3:.$C$54])+ SUMPRODUCT([Thong_Tin_Ngay_Nghi_201812.$B$3:.$B$55]=[.$B30];[Thong_Tin_Ngay_Nghi_201812.$C$3:.$C$55])" office:value-type="float" office:value="2">
            <text:p>2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1]&lt;0;0;[.C3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4-24T09:11:39.3">
            <text:p>04/24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4">
            <text:p>4</text:p>
          </table:table-cell>
          <table:table-cell table:style-name="ce56" table:formula="of:=SUMPRODUCT([Thong_Tin_Ngay_Nghi_201801.$B$3:.$B$60]=[.$B31];[Thong_Tin_Ngay_Nghi_201801.$C$3:.$C$60]) +  SUMPRODUCT([Thong_Tin_Ngay_Nghi_201802.$B$3:.$B$64]=[.$B31];[Thong_Tin_Ngay_Nghi_201802.$C$3:.$C$64]) + SUMPRODUCT([Thong_Tin_Ngay_Nghi_201803.$B$3:.$B$58]=[.$B31];[Thong_Tin_Ngay_Nghi_201803.$C$3:.$C$58])" office:value-type="float" office:value="0">
            <text:p>0</text:p>
          </table:table-cell>
          <table:table-cell table:style-name="ce61" table:formula="of:=SUMPRODUCT([Thong_Tin_Ngay_Nghi_201801.$B$3:.$B$61]=[.$B31];[Thong_Tin_Ngay_Nghi_201801.$C$3:.$C$61])+SUMPRODUCT([Thong_Tin_Ngay_Nghi_201802.$B$3:.$B$65]=[.$B31];[Thong_Tin_Ngay_Nghi_201802.$C$3:.$C$65])+SUMPRODUCT([Thong_Tin_Ngay_Nghi_201803.$B$3:.$B$59]=[.$B31];[Thong_Tin_Ngay_Nghi_201803.$C$3:.$C$59])+SUMPRODUCT([Thong_Tin_Ngay_Nghi_201804.$B$3:.$B$57]=[.$B31];[Thong_Tin_Ngay_Nghi_201804.$C$3:.$C$57])+SUMPRODUCT([Thong_Tin_Ngay_Nghi_201805.$B$3:.$B$51]=[.$B31];[Thong_Tin_Ngay_Nghi_201805.$C$3:.$C$51])+SUMPRODUCT([Thong_Tin_Ngay_Nghi_201806.$B$3:.$B$54]=[.$B31];[Thong_Tin_Ngay_Nghi_201806.$C$3:.$C$54])+SUMPRODUCT([Thong_Tin_Ngay_Nghi_201807.$B$3:.$B$55]=[.$B31];[Thong_Tin_Ngay_Nghi_201807.$C$3:.$C$55])+SUMPRODUCT([Thong_Tin_Ngay_Nghi_201808.$B$3:.$B$56]=[.$B31];[Thong_Tin_Ngay_Nghi_201808.$C$3:.$C$56])+SUMPRODUCT([Thong_Tin_Ngay_Nghi_201809.$B$3:.$B$53]=[.$B31];[Thong_Tin_Ngay_Nghi_201809.$C$3:.$C$53])+SUMPRODUCT([Thong_Tin_Ngay_Nghi_201810.$B$3:.$B$52]=[.$B31];[Thong_Tin_Ngay_Nghi_201810.$C$3:.$C$52])+SUMPRODUCT([Thong_Tin_Ngay_Nghi_201811.$B$3:.$B$54]=[.$B31];[Thong_Tin_Ngay_Nghi_201811.$C$3:.$C$54])+ SUMPRODUCT([Thong_Tin_Ngay_Nghi_201812.$B$3:.$B$55]=[.$B31];[Thong_Tin_Ngay_Nghi_201812.$C$3:.$C$55])" office:value-type="float" office:value="0">
            <text:p>0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2]&lt;0;0;[.C3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4-24T09:11:39.3">
            <text:p>04/24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4">
            <text:p>4</text:p>
          </table:table-cell>
          <table:table-cell table:style-name="ce56" table:formula="of:=SUMPRODUCT([Thong_Tin_Ngay_Nghi_201801.$B$3:.$B$60]=[.$B32];[Thong_Tin_Ngay_Nghi_201801.$C$3:.$C$60]) +  SUMPRODUCT([Thong_Tin_Ngay_Nghi_201802.$B$3:.$B$64]=[.$B32];[Thong_Tin_Ngay_Nghi_201802.$C$3:.$C$64]) + SUMPRODUCT([Thong_Tin_Ngay_Nghi_201803.$B$3:.$B$58]=[.$B32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2];[Thong_Tin_Ngay_Nghi_201801.$C$3:.$C$61])+SUMPRODUCT([Thong_Tin_Ngay_Nghi_201802.$B$3:.$B$65]=[.$B32];[Thong_Tin_Ngay_Nghi_201802.$C$3:.$C$65])+SUMPRODUCT([Thong_Tin_Ngay_Nghi_201803.$B$3:.$B$59]=[.$B32];[Thong_Tin_Ngay_Nghi_201803.$C$3:.$C$59])+SUMPRODUCT([Thong_Tin_Ngay_Nghi_201804.$B$3:.$B$57]=[.$B32];[Thong_Tin_Ngay_Nghi_201804.$C$3:.$C$57])+SUMPRODUCT([Thong_Tin_Ngay_Nghi_201805.$B$3:.$B$51]=[.$B32];[Thong_Tin_Ngay_Nghi_201805.$C$3:.$C$51])+SUMPRODUCT([Thong_Tin_Ngay_Nghi_201806.$B$3:.$B$54]=[.$B32];[Thong_Tin_Ngay_Nghi_201806.$C$3:.$C$54])+SUMPRODUCT([Thong_Tin_Ngay_Nghi_201807.$B$3:.$B$55]=[.$B32];[Thong_Tin_Ngay_Nghi_201807.$C$3:.$C$55])+SUMPRODUCT([Thong_Tin_Ngay_Nghi_201808.$B$3:.$B$56]=[.$B32];[Thong_Tin_Ngay_Nghi_201808.$C$3:.$C$56])+SUMPRODUCT([Thong_Tin_Ngay_Nghi_201809.$B$3:.$B$53]=[.$B32];[Thong_Tin_Ngay_Nghi_201809.$C$3:.$C$53])+SUMPRODUCT([Thong_Tin_Ngay_Nghi_201810.$B$3:.$B$52]=[.$B32];[Thong_Tin_Ngay_Nghi_201810.$C$3:.$C$52])+SUMPRODUCT([Thong_Tin_Ngay_Nghi_201811.$B$3:.$B$54]=[.$B32];[Thong_Tin_Ngay_Nghi_201811.$C$3:.$C$54])+ SUMPRODUCT([Thong_Tin_Ngay_Nghi_201812.$B$3:.$B$55]=[.$B32];[Thong_Tin_Ngay_Nghi_201812.$C$3:.$C$55])" office:value-type="float" office:value="7.5">
            <text:p>7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3]&lt;0;0;[.C3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4-24T09:11:39.31">
            <text:p>04/24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4">
            <text:p>4</text:p>
          </table:table-cell>
          <table:table-cell table:style-name="ce56" table:formula="of:=SUMPRODUCT([Thong_Tin_Ngay_Nghi_201801.$B$3:.$B$60]=[.$B33];[Thong_Tin_Ngay_Nghi_201801.$C$3:.$C$60]) +  SUMPRODUCT([Thong_Tin_Ngay_Nghi_201802.$B$3:.$B$64]=[.$B33];[Thong_Tin_Ngay_Nghi_201802.$C$3:.$C$64]) + SUMPRODUCT([Thong_Tin_Ngay_Nghi_201803.$B$3:.$B$58]=[.$B3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3];[Thong_Tin_Ngay_Nghi_201801.$C$3:.$C$61])+SUMPRODUCT([Thong_Tin_Ngay_Nghi_201802.$B$3:.$B$65]=[.$B33];[Thong_Tin_Ngay_Nghi_201802.$C$3:.$C$65])+SUMPRODUCT([Thong_Tin_Ngay_Nghi_201803.$B$3:.$B$59]=[.$B33];[Thong_Tin_Ngay_Nghi_201803.$C$3:.$C$59])+SUMPRODUCT([Thong_Tin_Ngay_Nghi_201804.$B$3:.$B$57]=[.$B33];[Thong_Tin_Ngay_Nghi_201804.$C$3:.$C$57])+SUMPRODUCT([Thong_Tin_Ngay_Nghi_201805.$B$3:.$B$51]=[.$B33];[Thong_Tin_Ngay_Nghi_201805.$C$3:.$C$51])+SUMPRODUCT([Thong_Tin_Ngay_Nghi_201806.$B$3:.$B$54]=[.$B33];[Thong_Tin_Ngay_Nghi_201806.$C$3:.$C$54])+SUMPRODUCT([Thong_Tin_Ngay_Nghi_201807.$B$3:.$B$55]=[.$B33];[Thong_Tin_Ngay_Nghi_201807.$C$3:.$C$55])+SUMPRODUCT([Thong_Tin_Ngay_Nghi_201808.$B$3:.$B$56]=[.$B33];[Thong_Tin_Ngay_Nghi_201808.$C$3:.$C$56])+SUMPRODUCT([Thong_Tin_Ngay_Nghi_201809.$B$3:.$B$53]=[.$B33];[Thong_Tin_Ngay_Nghi_201809.$C$3:.$C$53])+SUMPRODUCT([Thong_Tin_Ngay_Nghi_201810.$B$3:.$B$52]=[.$B33];[Thong_Tin_Ngay_Nghi_201810.$C$3:.$C$52])+SUMPRODUCT([Thong_Tin_Ngay_Nghi_201811.$B$3:.$B$54]=[.$B33];[Thong_Tin_Ngay_Nghi_201811.$C$3:.$C$54])+ SUMPRODUCT([Thong_Tin_Ngay_Nghi_201812.$B$3:.$B$55]=[.$B33];[Thong_Tin_Ngay_Nghi_201812.$C$3:.$C$55])" office:value-type="float" office:value="2.5">
            <text:p>2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4]&lt;0;0;[.C34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4-24T09:11:39.31">
            <text:p>04/24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4">
            <text:p>4</text:p>
          </table:table-cell>
          <table:table-cell table:style-name="ce56" table:formula="of:=SUMPRODUCT([Thong_Tin_Ngay_Nghi_201801.$B$3:.$B$60]=[.$B34];[Thong_Tin_Ngay_Nghi_201801.$C$3:.$C$60]) +  SUMPRODUCT([Thong_Tin_Ngay_Nghi_201802.$B$3:.$B$64]=[.$B34];[Thong_Tin_Ngay_Nghi_201802.$C$3:.$C$64]) + SUMPRODUCT([Thong_Tin_Ngay_Nghi_201803.$B$3:.$B$58]=[.$B34];[Thong_Tin_Ngay_Nghi_201803.$C$3:.$C$58])" office:value-type="float" office:value="5">
            <text:p>5</text:p>
          </table:table-cell>
          <table:table-cell table:style-name="ce61" table:formula="of:=SUMPRODUCT([Thong_Tin_Ngay_Nghi_201801.$B$3:.$B$61]=[.$B34];[Thong_Tin_Ngay_Nghi_201801.$C$3:.$C$61])+SUMPRODUCT([Thong_Tin_Ngay_Nghi_201802.$B$3:.$B$65]=[.$B34];[Thong_Tin_Ngay_Nghi_201802.$C$3:.$C$65])+SUMPRODUCT([Thong_Tin_Ngay_Nghi_201803.$B$3:.$B$59]=[.$B34];[Thong_Tin_Ngay_Nghi_201803.$C$3:.$C$59])+SUMPRODUCT([Thong_Tin_Ngay_Nghi_201804.$B$3:.$B$57]=[.$B34];[Thong_Tin_Ngay_Nghi_201804.$C$3:.$C$57])+SUMPRODUCT([Thong_Tin_Ngay_Nghi_201805.$B$3:.$B$51]=[.$B34];[Thong_Tin_Ngay_Nghi_201805.$C$3:.$C$51])+SUMPRODUCT([Thong_Tin_Ngay_Nghi_201806.$B$3:.$B$54]=[.$B34];[Thong_Tin_Ngay_Nghi_201806.$C$3:.$C$54])+SUMPRODUCT([Thong_Tin_Ngay_Nghi_201807.$B$3:.$B$55]=[.$B34];[Thong_Tin_Ngay_Nghi_201807.$C$3:.$C$55])+SUMPRODUCT([Thong_Tin_Ngay_Nghi_201808.$B$3:.$B$56]=[.$B34];[Thong_Tin_Ngay_Nghi_201808.$C$3:.$C$56])+SUMPRODUCT([Thong_Tin_Ngay_Nghi_201809.$B$3:.$B$53]=[.$B34];[Thong_Tin_Ngay_Nghi_201809.$C$3:.$C$53])+SUMPRODUCT([Thong_Tin_Ngay_Nghi_201810.$B$3:.$B$52]=[.$B34];[Thong_Tin_Ngay_Nghi_201810.$C$3:.$C$52])+SUMPRODUCT([Thong_Tin_Ngay_Nghi_201811.$B$3:.$B$54]=[.$B34];[Thong_Tin_Ngay_Nghi_201811.$C$3:.$C$54])+ SUMPRODUCT([Thong_Tin_Ngay_Nghi_201812.$B$3:.$B$55]=[.$B34];[Thong_Tin_Ngay_Nghi_201812.$C$3:.$C$55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4]+[.L34] +[.K34]+[.M34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5]&lt;0;0;[.C35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4-24T09:11:39.31">
            <text:p>04/24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4">
            <text:p>4</text:p>
          </table:table-cell>
          <table:table-cell table:style-name="ce56" table:formula="of:=SUMPRODUCT([Thong_Tin_Ngay_Nghi_201801.$B$3:.$B$60]=[.$B35];[Thong_Tin_Ngay_Nghi_201801.$C$3:.$C$60]) +  SUMPRODUCT([Thong_Tin_Ngay_Nghi_201802.$B$3:.$B$64]=[.$B35];[Thong_Tin_Ngay_Nghi_201802.$C$3:.$C$64]) + SUMPRODUCT([Thong_Tin_Ngay_Nghi_201803.$B$3:.$B$58]=[.$B35];[Thong_Tin_Ngay_Nghi_201803.$C$3:.$C$58])" office:value-type="float" office:value="6">
            <text:p>6</text:p>
          </table:table-cell>
          <table:table-cell table:style-name="ce61" table:formula="of:=SUMPRODUCT([Thong_Tin_Ngay_Nghi_201801.$B$3:.$B$61]=[.$B35];[Thong_Tin_Ngay_Nghi_201801.$C$3:.$C$61])+SUMPRODUCT([Thong_Tin_Ngay_Nghi_201802.$B$3:.$B$65]=[.$B35];[Thong_Tin_Ngay_Nghi_201802.$C$3:.$C$65])+SUMPRODUCT([Thong_Tin_Ngay_Nghi_201803.$B$3:.$B$59]=[.$B35];[Thong_Tin_Ngay_Nghi_201803.$C$3:.$C$59])+SUMPRODUCT([Thong_Tin_Ngay_Nghi_201804.$B$3:.$B$57]=[.$B35];[Thong_Tin_Ngay_Nghi_201804.$C$3:.$C$57])+SUMPRODUCT([Thong_Tin_Ngay_Nghi_201805.$B$3:.$B$51]=[.$B35];[Thong_Tin_Ngay_Nghi_201805.$C$3:.$C$51])+SUMPRODUCT([Thong_Tin_Ngay_Nghi_201806.$B$3:.$B$54]=[.$B35];[Thong_Tin_Ngay_Nghi_201806.$C$3:.$C$54])+SUMPRODUCT([Thong_Tin_Ngay_Nghi_201807.$B$3:.$B$55]=[.$B35];[Thong_Tin_Ngay_Nghi_201807.$C$3:.$C$55])+SUMPRODUCT([Thong_Tin_Ngay_Nghi_201808.$B$3:.$B$56]=[.$B35];[Thong_Tin_Ngay_Nghi_201808.$C$3:.$C$56])+SUMPRODUCT([Thong_Tin_Ngay_Nghi_201809.$B$3:.$B$53]=[.$B35];[Thong_Tin_Ngay_Nghi_201809.$C$3:.$C$53])+SUMPRODUCT([Thong_Tin_Ngay_Nghi_201810.$B$3:.$B$52]=[.$B35];[Thong_Tin_Ngay_Nghi_201810.$C$3:.$C$52])+SUMPRODUCT([Thong_Tin_Ngay_Nghi_201811.$B$3:.$B$54]=[.$B35];[Thong_Tin_Ngay_Nghi_201811.$C$3:.$C$54])+ SUMPRODUCT([Thong_Tin_Ngay_Nghi_201812.$B$3:.$B$55]=[.$B35];[Thong_Tin_Ngay_Nghi_201812.$C$3:.$C$55])" office:value-type="float" office:value="6.5">
            <text:p>6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6]&lt;0;0;[.C36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4-24T09:11:39.31">
            <text:p>04/24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4">
            <text:p>4</text:p>
          </table:table-cell>
          <table:table-cell table:style-name="ce56" table:formula="of:=SUMPRODUCT([Thong_Tin_Ngay_Nghi_201801.$B$3:.$B$60]=[.$B36];[Thong_Tin_Ngay_Nghi_201801.$C$3:.$C$60]) +  SUMPRODUCT([Thong_Tin_Ngay_Nghi_201802.$B$3:.$B$64]=[.$B36];[Thong_Tin_Ngay_Nghi_201802.$C$3:.$C$64]) + SUMPRODUCT([Thong_Tin_Ngay_Nghi_201803.$B$3:.$B$58]=[.$B36];[Thong_Tin_Ngay_Nghi_201803.$C$3:.$C$58])" office:value-type="float" office:value="8">
            <text:p>8</text:p>
          </table:table-cell>
          <table:table-cell table:style-name="ce61" table:formula="of:=SUMPRODUCT([Thong_Tin_Ngay_Nghi_201801.$B$3:.$B$61]=[.$B36];[Thong_Tin_Ngay_Nghi_201801.$C$3:.$C$61])+SUMPRODUCT([Thong_Tin_Ngay_Nghi_201802.$B$3:.$B$65]=[.$B36];[Thong_Tin_Ngay_Nghi_201802.$C$3:.$C$65])+SUMPRODUCT([Thong_Tin_Ngay_Nghi_201803.$B$3:.$B$59]=[.$B36];[Thong_Tin_Ngay_Nghi_201803.$C$3:.$C$59])+SUMPRODUCT([Thong_Tin_Ngay_Nghi_201804.$B$3:.$B$57]=[.$B36];[Thong_Tin_Ngay_Nghi_201804.$C$3:.$C$57])+SUMPRODUCT([Thong_Tin_Ngay_Nghi_201805.$B$3:.$B$51]=[.$B36];[Thong_Tin_Ngay_Nghi_201805.$C$3:.$C$51])+SUMPRODUCT([Thong_Tin_Ngay_Nghi_201806.$B$3:.$B$54]=[.$B36];[Thong_Tin_Ngay_Nghi_201806.$C$3:.$C$54])+SUMPRODUCT([Thong_Tin_Ngay_Nghi_201807.$B$3:.$B$55]=[.$B36];[Thong_Tin_Ngay_Nghi_201807.$C$3:.$C$55])+SUMPRODUCT([Thong_Tin_Ngay_Nghi_201808.$B$3:.$B$56]=[.$B36];[Thong_Tin_Ngay_Nghi_201808.$C$3:.$C$56])+SUMPRODUCT([Thong_Tin_Ngay_Nghi_201809.$B$3:.$B$53]=[.$B36];[Thong_Tin_Ngay_Nghi_201809.$C$3:.$C$53])+SUMPRODUCT([Thong_Tin_Ngay_Nghi_201810.$B$3:.$B$52]=[.$B36];[Thong_Tin_Ngay_Nghi_201810.$C$3:.$C$52])+SUMPRODUCT([Thong_Tin_Ngay_Nghi_201811.$B$3:.$B$54]=[.$B36];[Thong_Tin_Ngay_Nghi_201811.$C$3:.$C$54])+ SUMPRODUCT([Thong_Tin_Ngay_Nghi_201812.$B$3:.$B$55]=[.$B36];[Thong_Tin_Ngay_Nghi_201812.$C$3:.$C$55])" office:value-type="float" office:value="10">
            <text:p>10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37]&lt;0;0;[.C3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4-24T09:11:39.31">
            <text:p>04/24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4">
            <text:p>4</text:p>
          </table:table-cell>
          <table:table-cell table:style-name="ce56" table:formula="of:=SUMPRODUCT([Thong_Tin_Ngay_Nghi_201801.$B$3:.$B$60]=[.$B37];[Thong_Tin_Ngay_Nghi_201801.$C$3:.$C$60]) +  SUMPRODUCT([Thong_Tin_Ngay_Nghi_201802.$B$3:.$B$64]=[.$B37];[Thong_Tin_Ngay_Nghi_201802.$C$3:.$C$64]) + SUMPRODUCT([Thong_Tin_Ngay_Nghi_201803.$B$3:.$B$58]=[.$B37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37];[Thong_Tin_Ngay_Nghi_201801.$C$3:.$C$61])+SUMPRODUCT([Thong_Tin_Ngay_Nghi_201802.$B$3:.$B$65]=[.$B37];[Thong_Tin_Ngay_Nghi_201802.$C$3:.$C$65])+SUMPRODUCT([Thong_Tin_Ngay_Nghi_201803.$B$3:.$B$59]=[.$B37];[Thong_Tin_Ngay_Nghi_201803.$C$3:.$C$59])+SUMPRODUCT([Thong_Tin_Ngay_Nghi_201804.$B$3:.$B$57]=[.$B37];[Thong_Tin_Ngay_Nghi_201804.$C$3:.$C$57])+SUMPRODUCT([Thong_Tin_Ngay_Nghi_201805.$B$3:.$B$51]=[.$B37];[Thong_Tin_Ngay_Nghi_201805.$C$3:.$C$51])+SUMPRODUCT([Thong_Tin_Ngay_Nghi_201806.$B$3:.$B$54]=[.$B37];[Thong_Tin_Ngay_Nghi_201806.$C$3:.$C$54])+SUMPRODUCT([Thong_Tin_Ngay_Nghi_201807.$B$3:.$B$55]=[.$B37];[Thong_Tin_Ngay_Nghi_201807.$C$3:.$C$55])+SUMPRODUCT([Thong_Tin_Ngay_Nghi_201808.$B$3:.$B$56]=[.$B37];[Thong_Tin_Ngay_Nghi_201808.$C$3:.$C$56])+SUMPRODUCT([Thong_Tin_Ngay_Nghi_201809.$B$3:.$B$53]=[.$B37];[Thong_Tin_Ngay_Nghi_201809.$C$3:.$C$53])+SUMPRODUCT([Thong_Tin_Ngay_Nghi_201810.$B$3:.$B$52]=[.$B37];[Thong_Tin_Ngay_Nghi_201810.$C$3:.$C$52])+SUMPRODUCT([Thong_Tin_Ngay_Nghi_201811.$B$3:.$B$54]=[.$B37];[Thong_Tin_Ngay_Nghi_201811.$C$3:.$C$54])+ SUMPRODUCT([Thong_Tin_Ngay_Nghi_201812.$B$3:.$B$55]=[.$B37];[Thong_Tin_Ngay_Nghi_201812.$C$3:.$C$55])" office:value-type="float" office:value="4.5">
            <text:p>4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38]&lt;0;0;[.C38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38]);DATE(YEAR([.E38]);12;31);NOW())" office:value-type="date" office:date-value="2018-04-24T09:11:39.32">
            <text:p>04/24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4">
            <text:p>4</text:p>
          </table:table-cell>
          <table:table-cell table:style-name="ce56" table:formula="of:=SUMPRODUCT([Thong_Tin_Ngay_Nghi_201801.$B$3:.$B$60]=[.$B38];[Thong_Tin_Ngay_Nghi_201801.$C$3:.$C$60]) +  SUMPRODUCT([Thong_Tin_Ngay_Nghi_201802.$B$3:.$B$64]=[.$B38];[Thong_Tin_Ngay_Nghi_201802.$C$3:.$C$64]) + SUMPRODUCT([Thong_Tin_Ngay_Nghi_201803.$B$3:.$B$58]=[.$B38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8];[Thong_Tin_Ngay_Nghi_201801.$C$3:.$C$61])+SUMPRODUCT([Thong_Tin_Ngay_Nghi_201802.$B$3:.$B$65]=[.$B38];[Thong_Tin_Ngay_Nghi_201802.$C$3:.$C$65])+SUMPRODUCT([Thong_Tin_Ngay_Nghi_201803.$B$3:.$B$59]=[.$B38];[Thong_Tin_Ngay_Nghi_201803.$C$3:.$C$59])+SUMPRODUCT([Thong_Tin_Ngay_Nghi_201804.$B$3:.$B$57]=[.$B38];[Thong_Tin_Ngay_Nghi_201804.$C$3:.$C$57])+SUMPRODUCT([Thong_Tin_Ngay_Nghi_201805.$B$3:.$B$51]=[.$B38];[Thong_Tin_Ngay_Nghi_201805.$C$3:.$C$51])+SUMPRODUCT([Thong_Tin_Ngay_Nghi_201806.$B$3:.$B$54]=[.$B38];[Thong_Tin_Ngay_Nghi_201806.$C$3:.$C$54])+SUMPRODUCT([Thong_Tin_Ngay_Nghi_201807.$B$3:.$B$55]=[.$B38];[Thong_Tin_Ngay_Nghi_201807.$C$3:.$C$55])+SUMPRODUCT([Thong_Tin_Ngay_Nghi_201808.$B$3:.$B$56]=[.$B38];[Thong_Tin_Ngay_Nghi_201808.$C$3:.$C$56])+SUMPRODUCT([Thong_Tin_Ngay_Nghi_201809.$B$3:.$B$53]=[.$B38];[Thong_Tin_Ngay_Nghi_201809.$C$3:.$C$53])+SUMPRODUCT([Thong_Tin_Ngay_Nghi_201810.$B$3:.$B$52]=[.$B38];[Thong_Tin_Ngay_Nghi_201810.$C$3:.$C$52])+SUMPRODUCT([Thong_Tin_Ngay_Nghi_201811.$B$3:.$B$54]=[.$B38];[Thong_Tin_Ngay_Nghi_201811.$C$3:.$C$54])+ SUMPRODUCT([Thong_Tin_Ngay_Nghi_201812.$B$3:.$B$55]=[.$B38];[Thong_Tin_Ngay_Nghi_201812.$C$3:.$C$55])" office:value-type="float" office:value="2.5">
            <text:p>2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3">
            <text:p>33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39]&lt;0;0;[.C3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4-24T09:11:39.32">
            <text:p>04/24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4">
            <text:p>4</text:p>
          </table:table-cell>
          <table:table-cell table:style-name="ce56" table:formula="of:=SUMPRODUCT([Thong_Tin_Ngay_Nghi_201801.$B$3:.$B$60]=[.$B39];[Thong_Tin_Ngay_Nghi_201801.$C$3:.$C$60]) +  SUMPRODUCT([Thong_Tin_Ngay_Nghi_201802.$B$3:.$B$64]=[.$B39];[Thong_Tin_Ngay_Nghi_201802.$C$3:.$C$64]) + SUMPRODUCT([Thong_Tin_Ngay_Nghi_201803.$B$3:.$B$58]=[.$B39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9];[Thong_Tin_Ngay_Nghi_201801.$C$3:.$C$61])+SUMPRODUCT([Thong_Tin_Ngay_Nghi_201802.$B$3:.$B$65]=[.$B39];[Thong_Tin_Ngay_Nghi_201802.$C$3:.$C$65])+SUMPRODUCT([Thong_Tin_Ngay_Nghi_201803.$B$3:.$B$59]=[.$B39];[Thong_Tin_Ngay_Nghi_201803.$C$3:.$C$59])+SUMPRODUCT([Thong_Tin_Ngay_Nghi_201804.$B$3:.$B$57]=[.$B39];[Thong_Tin_Ngay_Nghi_201804.$C$3:.$C$57])+SUMPRODUCT([Thong_Tin_Ngay_Nghi_201805.$B$3:.$B$51]=[.$B39];[Thong_Tin_Ngay_Nghi_201805.$C$3:.$C$51])+SUMPRODUCT([Thong_Tin_Ngay_Nghi_201806.$B$3:.$B$54]=[.$B39];[Thong_Tin_Ngay_Nghi_201806.$C$3:.$C$54])+SUMPRODUCT([Thong_Tin_Ngay_Nghi_201807.$B$3:.$B$55]=[.$B39];[Thong_Tin_Ngay_Nghi_201807.$C$3:.$C$55])+SUMPRODUCT([Thong_Tin_Ngay_Nghi_201808.$B$3:.$B$56]=[.$B39];[Thong_Tin_Ngay_Nghi_201808.$C$3:.$C$56])+SUMPRODUCT([Thong_Tin_Ngay_Nghi_201809.$B$3:.$B$53]=[.$B39];[Thong_Tin_Ngay_Nghi_201809.$C$3:.$C$53])+SUMPRODUCT([Thong_Tin_Ngay_Nghi_201810.$B$3:.$B$52]=[.$B39];[Thong_Tin_Ngay_Nghi_201810.$C$3:.$C$52])+SUMPRODUCT([Thong_Tin_Ngay_Nghi_201811.$B$3:.$B$54]=[.$B39];[Thong_Tin_Ngay_Nghi_201811.$C$3:.$C$54])+ SUMPRODUCT([Thong_Tin_Ngay_Nghi_201812.$B$3:.$B$55]=[.$B39];[Thong_Tin_Ngay_Nghi_201812.$C$3:.$C$55])" office:value-type="float" office:value="10">
            <text:p>1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-6">
            <text:p>-6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39]+[.L39] +[.K39]+[.M39]" office:value-type="float" office:value="-1.5">
            <text:p>-1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0]&lt;0;0;[.C4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4-24T09:11:39.32">
            <text:p>04/24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4">
            <text:p>4</text:p>
          </table:table-cell>
          <table:table-cell table:style-name="ce56" table:formula="of:=SUMPRODUCT([Thong_Tin_Ngay_Nghi_201801.$B$3:.$B$60]=[.$B40];[Thong_Tin_Ngay_Nghi_201801.$C$3:.$C$60]) +  SUMPRODUCT([Thong_Tin_Ngay_Nghi_201802.$B$3:.$B$64]=[.$B40];[Thong_Tin_Ngay_Nghi_201802.$C$3:.$C$64]) + SUMPRODUCT([Thong_Tin_Ngay_Nghi_201803.$B$3:.$B$58]=[.$B40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0];[Thong_Tin_Ngay_Nghi_201801.$C$3:.$C$61])+SUMPRODUCT([Thong_Tin_Ngay_Nghi_201802.$B$3:.$B$65]=[.$B40];[Thong_Tin_Ngay_Nghi_201802.$C$3:.$C$65])+SUMPRODUCT([Thong_Tin_Ngay_Nghi_201803.$B$3:.$B$59]=[.$B40];[Thong_Tin_Ngay_Nghi_201803.$C$3:.$C$59])+SUMPRODUCT([Thong_Tin_Ngay_Nghi_201804.$B$3:.$B$57]=[.$B40];[Thong_Tin_Ngay_Nghi_201804.$C$3:.$C$57])+SUMPRODUCT([Thong_Tin_Ngay_Nghi_201805.$B$3:.$B$51]=[.$B40];[Thong_Tin_Ngay_Nghi_201805.$C$3:.$C$51])+SUMPRODUCT([Thong_Tin_Ngay_Nghi_201806.$B$3:.$B$54]=[.$B40];[Thong_Tin_Ngay_Nghi_201806.$C$3:.$C$54])+SUMPRODUCT([Thong_Tin_Ngay_Nghi_201807.$B$3:.$B$55]=[.$B40];[Thong_Tin_Ngay_Nghi_201807.$C$3:.$C$55])+SUMPRODUCT([Thong_Tin_Ngay_Nghi_201808.$B$3:.$B$56]=[.$B40];[Thong_Tin_Ngay_Nghi_201808.$C$3:.$C$56])+SUMPRODUCT([Thong_Tin_Ngay_Nghi_201809.$B$3:.$B$53]=[.$B40];[Thong_Tin_Ngay_Nghi_201809.$C$3:.$C$53])+SUMPRODUCT([Thong_Tin_Ngay_Nghi_201810.$B$3:.$B$52]=[.$B40];[Thong_Tin_Ngay_Nghi_201810.$C$3:.$C$52])+SUMPRODUCT([Thong_Tin_Ngay_Nghi_201811.$B$3:.$B$54]=[.$B40];[Thong_Tin_Ngay_Nghi_201811.$C$3:.$C$54])+ SUMPRODUCT([Thong_Tin_Ngay_Nghi_201812.$B$3:.$B$55]=[.$B40];[Thong_Tin_Ngay_Nghi_201812.$C$3:.$C$55])" office:value-type="float" office:value="3.5">
            <text:p>3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4-24T09:11:39.32">
            <text:p>04/24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4">
            <text:p>4</text:p>
          </table:table-cell>
          <table:table-cell table:style-name="ce56" table:formula="of:=SUMPRODUCT([Thong_Tin_Ngay_Nghi_201801.$B$3:.$B$60]=[.$B41];[Thong_Tin_Ngay_Nghi_201801.$C$3:.$C$60]) +  SUMPRODUCT([Thong_Tin_Ngay_Nghi_201802.$B$3:.$B$64]=[.$B41];[Thong_Tin_Ngay_Nghi_201802.$C$3:.$C$64]) + SUMPRODUCT([Thong_Tin_Ngay_Nghi_201803.$B$3:.$B$58]=[.$B41];[Thong_Tin_Ngay_Nghi_201803.$C$3:.$C$58])" office:value-type="float" office:value="0">
            <text:p>0</text:p>
          </table:table-cell>
          <table:table-cell table:style-name="ce61" table:formula="of:=SUMPRODUCT([Thong_Tin_Ngay_Nghi_201801.$B$3:.$B$61]=[.$B41];[Thong_Tin_Ngay_Nghi_201801.$C$3:.$C$61])+SUMPRODUCT([Thong_Tin_Ngay_Nghi_201802.$B$3:.$B$65]=[.$B41];[Thong_Tin_Ngay_Nghi_201802.$C$3:.$C$65])+SUMPRODUCT([Thong_Tin_Ngay_Nghi_201803.$B$3:.$B$59]=[.$B41];[Thong_Tin_Ngay_Nghi_201803.$C$3:.$C$59])+SUMPRODUCT([Thong_Tin_Ngay_Nghi_201804.$B$3:.$B$57]=[.$B41];[Thong_Tin_Ngay_Nghi_201804.$C$3:.$C$57])+SUMPRODUCT([Thong_Tin_Ngay_Nghi_201805.$B$3:.$B$51]=[.$B41];[Thong_Tin_Ngay_Nghi_201805.$C$3:.$C$51])+SUMPRODUCT([Thong_Tin_Ngay_Nghi_201806.$B$3:.$B$54]=[.$B41];[Thong_Tin_Ngay_Nghi_201806.$C$3:.$C$54])+SUMPRODUCT([Thong_Tin_Ngay_Nghi_201807.$B$3:.$B$55]=[.$B41];[Thong_Tin_Ngay_Nghi_201807.$C$3:.$C$55])+SUMPRODUCT([Thong_Tin_Ngay_Nghi_201808.$B$3:.$B$56]=[.$B41];[Thong_Tin_Ngay_Nghi_201808.$C$3:.$C$56])+SUMPRODUCT([Thong_Tin_Ngay_Nghi_201809.$B$3:.$B$53]=[.$B41];[Thong_Tin_Ngay_Nghi_201809.$C$3:.$C$53])+SUMPRODUCT([Thong_Tin_Ngay_Nghi_201810.$B$3:.$B$52]=[.$B41];[Thong_Tin_Ngay_Nghi_201810.$C$3:.$C$52])+SUMPRODUCT([Thong_Tin_Ngay_Nghi_201811.$B$3:.$B$54]=[.$B41];[Thong_Tin_Ngay_Nghi_201811.$C$3:.$C$54])+ SUMPRODUCT([Thong_Tin_Ngay_Nghi_201812.$B$3:.$B$55]=[.$B41];[Thong_Tin_Ngay_Nghi_201812.$C$3:.$C$55])" office:value-type="float" office:value="0">
            <text:p>0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2]&lt;0;0;[.C4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4-24T09:11:39.32">
            <text:p>04/24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4">
            <text:p>4</text:p>
          </table:table-cell>
          <table:table-cell table:style-name="ce56" table:formula="of:=SUMPRODUCT([Thong_Tin_Ngay_Nghi_201801.$B$3:.$B$60]=[.$B42];[Thong_Tin_Ngay_Nghi_201801.$C$3:.$C$60]) +  SUMPRODUCT([Thong_Tin_Ngay_Nghi_201802.$B$3:.$B$64]=[.$B42];[Thong_Tin_Ngay_Nghi_201802.$C$3:.$C$64]) + SUMPRODUCT([Thong_Tin_Ngay_Nghi_201803.$B$3:.$B$58]=[.$B42];[Thong_Tin_Ngay_Nghi_201803.$C$3:.$C$58])" office:value-type="float" office:value="8.5">
            <text:p>8.5</text:p>
          </table:table-cell>
          <table:table-cell table:style-name="ce61" table:formula="of:=SUMPRODUCT([Thong_Tin_Ngay_Nghi_201801.$B$3:.$B$61]=[.$B42];[Thong_Tin_Ngay_Nghi_201801.$C$3:.$C$61])+SUMPRODUCT([Thong_Tin_Ngay_Nghi_201802.$B$3:.$B$65]=[.$B42];[Thong_Tin_Ngay_Nghi_201802.$C$3:.$C$65])+SUMPRODUCT([Thong_Tin_Ngay_Nghi_201803.$B$3:.$B$59]=[.$B42];[Thong_Tin_Ngay_Nghi_201803.$C$3:.$C$59])+SUMPRODUCT([Thong_Tin_Ngay_Nghi_201804.$B$3:.$B$57]=[.$B42];[Thong_Tin_Ngay_Nghi_201804.$C$3:.$C$57])+SUMPRODUCT([Thong_Tin_Ngay_Nghi_201805.$B$3:.$B$51]=[.$B42];[Thong_Tin_Ngay_Nghi_201805.$C$3:.$C$51])+SUMPRODUCT([Thong_Tin_Ngay_Nghi_201806.$B$3:.$B$54]=[.$B42];[Thong_Tin_Ngay_Nghi_201806.$C$3:.$C$54])+SUMPRODUCT([Thong_Tin_Ngay_Nghi_201807.$B$3:.$B$55]=[.$B42];[Thong_Tin_Ngay_Nghi_201807.$C$3:.$C$55])+SUMPRODUCT([Thong_Tin_Ngay_Nghi_201808.$B$3:.$B$56]=[.$B42];[Thong_Tin_Ngay_Nghi_201808.$C$3:.$C$56])+SUMPRODUCT([Thong_Tin_Ngay_Nghi_201809.$B$3:.$B$53]=[.$B42];[Thong_Tin_Ngay_Nghi_201809.$C$3:.$C$53])+SUMPRODUCT([Thong_Tin_Ngay_Nghi_201810.$B$3:.$B$52]=[.$B42];[Thong_Tin_Ngay_Nghi_201810.$C$3:.$C$52])+SUMPRODUCT([Thong_Tin_Ngay_Nghi_201811.$B$3:.$B$54]=[.$B42];[Thong_Tin_Ngay_Nghi_201811.$C$3:.$C$54])+ SUMPRODUCT([Thong_Tin_Ngay_Nghi_201812.$B$3:.$B$55]=[.$B42];[Thong_Tin_Ngay_Nghi_201812.$C$3:.$C$55])" office:value-type="float" office:value="26.5">
            <text:p>26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1">
            <text:p>-21</text:p>
          </table:table-cell>
          <table:table-cell table:style-name="ce48"/>
          <table:table-cell table:style-name="ce48" table:formula="of:=4.5" office:value-type="float" office:value="4.5">
            <text:p>4.5</text:p>
          </table:table-cell>
          <table:table-cell table:style-name="ce63"/>
          <table:table-cell table:style-name="ce48" table:formula="of:=[.J42]+[.L42] +[.K42]+[.M42]" office:value-type="float" office:value="-16.5">
            <text:p>-16.5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3]);DATE(YEAR([.E43]);12;31);NOW())" office:value-type="date" office:date-value="2018-04-24T09:11:39.32">
            <text:p>04/24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6" table:formula="of:=SUMPRODUCT([Thong_Tin_Ngay_Nghi_201801.$B$3:.$B$60]=[.$B43];[Thong_Tin_Ngay_Nghi_201801.$C$3:.$C$60]) +  SUMPRODUCT([Thong_Tin_Ngay_Nghi_201802.$B$3:.$B$64]=[.$B43];[Thong_Tin_Ngay_Nghi_201802.$C$3:.$C$64]) + SUMPRODUCT([Thong_Tin_Ngay_Nghi_201803.$B$3:.$B$58]=[.$B43];[Thong_Tin_Ngay_Nghi_201803.$C$3:.$C$58])" office:value-type="float" office:value="6">
            <text:p>6</text:p>
          </table:table-cell>
          <table:table-cell table:style-name="ce61" table:formula="of:=SUMPRODUCT([Thong_Tin_Ngay_Nghi_201801.$B$3:.$B$61]=[.$B43];[Thong_Tin_Ngay_Nghi_201801.$C$3:.$C$61])+SUMPRODUCT([Thong_Tin_Ngay_Nghi_201802.$B$3:.$B$65]=[.$B43];[Thong_Tin_Ngay_Nghi_201802.$C$3:.$C$65])+SUMPRODUCT([Thong_Tin_Ngay_Nghi_201803.$B$3:.$B$59]=[.$B43];[Thong_Tin_Ngay_Nghi_201803.$C$3:.$C$59])+SUMPRODUCT([Thong_Tin_Ngay_Nghi_201804.$B$3:.$B$57]=[.$B43];[Thong_Tin_Ngay_Nghi_201804.$C$3:.$C$57])+SUMPRODUCT([Thong_Tin_Ngay_Nghi_201805.$B$3:.$B$51]=[.$B43];[Thong_Tin_Ngay_Nghi_201805.$C$3:.$C$51])+SUMPRODUCT([Thong_Tin_Ngay_Nghi_201806.$B$3:.$B$54]=[.$B43];[Thong_Tin_Ngay_Nghi_201806.$C$3:.$C$54])+SUMPRODUCT([Thong_Tin_Ngay_Nghi_201807.$B$3:.$B$55]=[.$B43];[Thong_Tin_Ngay_Nghi_201807.$C$3:.$C$55])+SUMPRODUCT([Thong_Tin_Ngay_Nghi_201808.$B$3:.$B$56]=[.$B43];[Thong_Tin_Ngay_Nghi_201808.$C$3:.$C$56])+SUMPRODUCT([Thong_Tin_Ngay_Nghi_201809.$B$3:.$B$53]=[.$B43];[Thong_Tin_Ngay_Nghi_201809.$C$3:.$C$53])+SUMPRODUCT([Thong_Tin_Ngay_Nghi_201810.$B$3:.$B$52]=[.$B43];[Thong_Tin_Ngay_Nghi_201810.$C$3:.$C$52])+SUMPRODUCT([Thong_Tin_Ngay_Nghi_201811.$B$3:.$B$54]=[.$B43];[Thong_Tin_Ngay_Nghi_201811.$C$3:.$C$54])+ SUMPRODUCT([Thong_Tin_Ngay_Nghi_201812.$B$3:.$B$55]=[.$B43];[Thong_Tin_Ngay_Nghi_201812.$C$3:.$C$55])" office:value-type="float" office:value="19">
            <text:p>19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16">
            <text:p>-16</text:p>
          </table:table-cell>
          <table:table-cell table:style-name="ce48"/>
          <table:table-cell table:style-name="ce48" table:formula="of:=2" office:value-type="float" office:value="2">
            <text:p>2</text:p>
          </table:table-cell>
          <table:table-cell table:style-name="ce63"/>
          <table:table-cell table:style-name="ce48" table:formula="of:=[.J43]+[.L43] +[.K43]+[.M43]" office:value-type="float" office:value="-14">
            <text:p>-14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4]);DATE(YEAR([.E44]);12;31);NOW())" office:value-type="date" office:date-value="2018-04-24T09:11:39.33">
            <text:p>04/24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6" table:formula="of:=SUMPRODUCT([Thong_Tin_Ngay_Nghi_201801.$B$3:.$B$60]=[.$B44];[Thong_Tin_Ngay_Nghi_201801.$C$3:.$C$60]) +  SUMPRODUCT([Thong_Tin_Ngay_Nghi_201802.$B$3:.$B$64]=[.$B44];[Thong_Tin_Ngay_Nghi_201802.$C$3:.$C$64]) + SUMPRODUCT([Thong_Tin_Ngay_Nghi_201803.$B$3:.$B$58]=[.$B44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4];[Thong_Tin_Ngay_Nghi_201801.$C$3:.$C$61])+SUMPRODUCT([Thong_Tin_Ngay_Nghi_201802.$B$3:.$B$65]=[.$B44];[Thong_Tin_Ngay_Nghi_201802.$C$3:.$C$65])+SUMPRODUCT([Thong_Tin_Ngay_Nghi_201803.$B$3:.$B$59]=[.$B44];[Thong_Tin_Ngay_Nghi_201803.$C$3:.$C$59])+SUMPRODUCT([Thong_Tin_Ngay_Nghi_201804.$B$3:.$B$57]=[.$B44];[Thong_Tin_Ngay_Nghi_201804.$C$3:.$C$57])+SUMPRODUCT([Thong_Tin_Ngay_Nghi_201805.$B$3:.$B$51]=[.$B44];[Thong_Tin_Ngay_Nghi_201805.$C$3:.$C$51])+SUMPRODUCT([Thong_Tin_Ngay_Nghi_201806.$B$3:.$B$54]=[.$B44];[Thong_Tin_Ngay_Nghi_201806.$C$3:.$C$54])+SUMPRODUCT([Thong_Tin_Ngay_Nghi_201807.$B$3:.$B$55]=[.$B44];[Thong_Tin_Ngay_Nghi_201807.$C$3:.$C$55])+SUMPRODUCT([Thong_Tin_Ngay_Nghi_201808.$B$3:.$B$56]=[.$B44];[Thong_Tin_Ngay_Nghi_201808.$C$3:.$C$56])+SUMPRODUCT([Thong_Tin_Ngay_Nghi_201809.$B$3:.$B$53]=[.$B44];[Thong_Tin_Ngay_Nghi_201809.$C$3:.$C$53])+SUMPRODUCT([Thong_Tin_Ngay_Nghi_201810.$B$3:.$B$52]=[.$B44];[Thong_Tin_Ngay_Nghi_201810.$C$3:.$C$52])+SUMPRODUCT([Thong_Tin_Ngay_Nghi_201811.$B$3:.$B$54]=[.$B44];[Thong_Tin_Ngay_Nghi_201811.$C$3:.$C$54])+ SUMPRODUCT([Thong_Tin_Ngay_Nghi_201812.$B$3:.$B$55]=[.$B44];[Thong_Tin_Ngay_Nghi_201812.$C$3:.$C$55])" office:value-type="float" office:value="1.5">
            <text:p>1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4]+[.L44] +[.K44]+[.M44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4-24T09:11:39.33">
            <text:p>04/24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4">
            <text:p>4</text:p>
          </table:table-cell>
          <table:table-cell table:style-name="ce56" table:formula="of:=SUMPRODUCT([Thong_Tin_Ngay_Nghi_201801.$B$3:.$B$60]=[.$B45];[Thong_Tin_Ngay_Nghi_201801.$C$3:.$C$60]) +  SUMPRODUCT([Thong_Tin_Ngay_Nghi_201802.$B$3:.$B$64]=[.$B45];[Thong_Tin_Ngay_Nghi_201802.$C$3:.$C$64]) + SUMPRODUCT([Thong_Tin_Ngay_Nghi_201803.$B$3:.$B$58]=[.$B45];[Thong_Tin_Ngay_Nghi_201803.$C$3:.$C$58])" office:value-type="float" office:value="5">
            <text:p>5</text:p>
          </table:table-cell>
          <table:table-cell table:style-name="ce61" table:formula="of:=SUMPRODUCT([Thong_Tin_Ngay_Nghi_201801.$B$3:.$B$61]=[.$B45];[Thong_Tin_Ngay_Nghi_201801.$C$3:.$C$61])+SUMPRODUCT([Thong_Tin_Ngay_Nghi_201802.$B$3:.$B$65]=[.$B45];[Thong_Tin_Ngay_Nghi_201802.$C$3:.$C$65])+SUMPRODUCT([Thong_Tin_Ngay_Nghi_201803.$B$3:.$B$59]=[.$B45];[Thong_Tin_Ngay_Nghi_201803.$C$3:.$C$59])+SUMPRODUCT([Thong_Tin_Ngay_Nghi_201804.$B$3:.$B$57]=[.$B45];[Thong_Tin_Ngay_Nghi_201804.$C$3:.$C$57])+SUMPRODUCT([Thong_Tin_Ngay_Nghi_201805.$B$3:.$B$51]=[.$B45];[Thong_Tin_Ngay_Nghi_201805.$C$3:.$C$51])+SUMPRODUCT([Thong_Tin_Ngay_Nghi_201806.$B$3:.$B$54]=[.$B45];[Thong_Tin_Ngay_Nghi_201806.$C$3:.$C$54])+SUMPRODUCT([Thong_Tin_Ngay_Nghi_201807.$B$3:.$B$55]=[.$B45];[Thong_Tin_Ngay_Nghi_201807.$C$3:.$C$55])+SUMPRODUCT([Thong_Tin_Ngay_Nghi_201808.$B$3:.$B$56]=[.$B45];[Thong_Tin_Ngay_Nghi_201808.$C$3:.$C$56])+SUMPRODUCT([Thong_Tin_Ngay_Nghi_201809.$B$3:.$B$53]=[.$B45];[Thong_Tin_Ngay_Nghi_201809.$C$3:.$C$53])+SUMPRODUCT([Thong_Tin_Ngay_Nghi_201810.$B$3:.$B$52]=[.$B45];[Thong_Tin_Ngay_Nghi_201810.$C$3:.$C$52])+SUMPRODUCT([Thong_Tin_Ngay_Nghi_201811.$B$3:.$B$54]=[.$B45];[Thong_Tin_Ngay_Nghi_201811.$C$3:.$C$54])+ SUMPRODUCT([Thong_Tin_Ngay_Nghi_201812.$B$3:.$B$55]=[.$B45];[Thong_Tin_Ngay_Nghi_201812.$C$3:.$C$55])" office:value-type="float" office:value="5">
            <text:p>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46]&lt;0;0;[.C46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4-24T09:11:39.33">
            <text:p>04/24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4">
            <text:p>4</text:p>
          </table:table-cell>
          <table:table-cell table:style-name="ce56" table:formula="of:=SUMPRODUCT([Thong_Tin_Ngay_Nghi_201801.$B$3:.$B$60]=[.$B46];[Thong_Tin_Ngay_Nghi_201801.$C$3:.$C$60]) +  SUMPRODUCT([Thong_Tin_Ngay_Nghi_201802.$B$3:.$B$64]=[.$B46];[Thong_Tin_Ngay_Nghi_201802.$C$3:.$C$64]) + SUMPRODUCT([Thong_Tin_Ngay_Nghi_201803.$B$3:.$B$58]=[.$B46];[Thong_Tin_Ngay_Nghi_201803.$C$3:.$C$58])" office:value-type="float" office:value="3">
            <text:p>3</text:p>
          </table:table-cell>
          <table:table-cell table:style-name="ce61" table:formula="of:=SUMPRODUCT([Thong_Tin_Ngay_Nghi_201801.$B$3:.$B$61]=[.$B46];[Thong_Tin_Ngay_Nghi_201801.$C$3:.$C$61])+SUMPRODUCT([Thong_Tin_Ngay_Nghi_201802.$B$3:.$B$65]=[.$B46];[Thong_Tin_Ngay_Nghi_201802.$C$3:.$C$65])+SUMPRODUCT([Thong_Tin_Ngay_Nghi_201803.$B$3:.$B$59]=[.$B46];[Thong_Tin_Ngay_Nghi_201803.$C$3:.$C$59])+SUMPRODUCT([Thong_Tin_Ngay_Nghi_201804.$B$3:.$B$57]=[.$B46];[Thong_Tin_Ngay_Nghi_201804.$C$3:.$C$57])+SUMPRODUCT([Thong_Tin_Ngay_Nghi_201805.$B$3:.$B$51]=[.$B46];[Thong_Tin_Ngay_Nghi_201805.$C$3:.$C$51])+SUMPRODUCT([Thong_Tin_Ngay_Nghi_201806.$B$3:.$B$54]=[.$B46];[Thong_Tin_Ngay_Nghi_201806.$C$3:.$C$54])+SUMPRODUCT([Thong_Tin_Ngay_Nghi_201807.$B$3:.$B$55]=[.$B46];[Thong_Tin_Ngay_Nghi_201807.$C$3:.$C$55])+SUMPRODUCT([Thong_Tin_Ngay_Nghi_201808.$B$3:.$B$56]=[.$B46];[Thong_Tin_Ngay_Nghi_201808.$C$3:.$C$56])+SUMPRODUCT([Thong_Tin_Ngay_Nghi_201809.$B$3:.$B$53]=[.$B46];[Thong_Tin_Ngay_Nghi_201809.$C$3:.$C$53])+SUMPRODUCT([Thong_Tin_Ngay_Nghi_201810.$B$3:.$B$52]=[.$B46];[Thong_Tin_Ngay_Nghi_201810.$C$3:.$C$52])+SUMPRODUCT([Thong_Tin_Ngay_Nghi_201811.$B$3:.$B$54]=[.$B46];[Thong_Tin_Ngay_Nghi_201811.$C$3:.$C$54])+ SUMPRODUCT([Thong_Tin_Ngay_Nghi_201812.$B$3:.$B$55]=[.$B46];[Thong_Tin_Ngay_Nghi_201812.$C$3:.$C$55])" office:value-type="float" office:value="6.5">
            <text:p>6.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47]&lt;0;0;[.C4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4-24T09:11:39.34">
            <text:p>04/24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4">
            <text:p>4</text:p>
          </table:table-cell>
          <table:table-cell table:style-name="ce56" table:formula="of:=SUMPRODUCT([Thong_Tin_Ngay_Nghi_201801.$B$3:.$B$60]=[.$B47];[Thong_Tin_Ngay_Nghi_201801.$C$3:.$C$60]) +  SUMPRODUCT([Thong_Tin_Ngay_Nghi_201802.$B$3:.$B$64]=[.$B47];[Thong_Tin_Ngay_Nghi_201802.$C$3:.$C$64]) + SUMPRODUCT([Thong_Tin_Ngay_Nghi_201803.$B$3:.$B$58]=[.$B47];[Thong_Tin_Ngay_Nghi_201803.$C$3:.$C$58])" office:value-type="float" office:value="1">
            <text:p>1</text:p>
          </table:table-cell>
          <table:table-cell table:style-name="ce61" table:formula="of:=SUMPRODUCT([Thong_Tin_Ngay_Nghi_201801.$B$3:.$B$61]=[.$B47];[Thong_Tin_Ngay_Nghi_201801.$C$3:.$C$61])+SUMPRODUCT([Thong_Tin_Ngay_Nghi_201802.$B$3:.$B$65]=[.$B47];[Thong_Tin_Ngay_Nghi_201802.$C$3:.$C$65])+SUMPRODUCT([Thong_Tin_Ngay_Nghi_201803.$B$3:.$B$59]=[.$B47];[Thong_Tin_Ngay_Nghi_201803.$C$3:.$C$59])+SUMPRODUCT([Thong_Tin_Ngay_Nghi_201804.$B$3:.$B$57]=[.$B47];[Thong_Tin_Ngay_Nghi_201804.$C$3:.$C$57])+SUMPRODUCT([Thong_Tin_Ngay_Nghi_201805.$B$3:.$B$51]=[.$B47];[Thong_Tin_Ngay_Nghi_201805.$C$3:.$C$51])+SUMPRODUCT([Thong_Tin_Ngay_Nghi_201806.$B$3:.$B$54]=[.$B47];[Thong_Tin_Ngay_Nghi_201806.$C$3:.$C$54])+SUMPRODUCT([Thong_Tin_Ngay_Nghi_201807.$B$3:.$B$55]=[.$B47];[Thong_Tin_Ngay_Nghi_201807.$C$3:.$C$55])+SUMPRODUCT([Thong_Tin_Ngay_Nghi_201808.$B$3:.$B$56]=[.$B47];[Thong_Tin_Ngay_Nghi_201808.$C$3:.$C$56])+SUMPRODUCT([Thong_Tin_Ngay_Nghi_201809.$B$3:.$B$53]=[.$B47];[Thong_Tin_Ngay_Nghi_201809.$C$3:.$C$53])+SUMPRODUCT([Thong_Tin_Ngay_Nghi_201810.$B$3:.$B$52]=[.$B47];[Thong_Tin_Ngay_Nghi_201810.$C$3:.$C$52])+SUMPRODUCT([Thong_Tin_Ngay_Nghi_201811.$B$3:.$B$54]=[.$B47];[Thong_Tin_Ngay_Nghi_201811.$C$3:.$C$54])+ SUMPRODUCT([Thong_Tin_Ngay_Nghi_201812.$B$3:.$B$55]=[.$B47];[Thong_Tin_Ngay_Nghi_201812.$C$3:.$C$55])" office:value-type="float" office:value="2">
            <text:p>2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8]&lt;0;0;[.C4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8]);DATE(YEAR([.E48]);12;31);NOW())" office:value-type="date" office:date-value="2018-04-24T09:11:39.34">
            <text:p>04/24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4">
            <text:p>4</text:p>
          </table:table-cell>
          <table:table-cell table:style-name="ce56" table:formula="of:=SUMPRODUCT([Thong_Tin_Ngay_Nghi_201801.$B$3:.$B$60]=[.$B48];[Thong_Tin_Ngay_Nghi_201801.$C$3:.$C$60]) +  SUMPRODUCT([Thong_Tin_Ngay_Nghi_201802.$B$3:.$B$64]=[.$B48];[Thong_Tin_Ngay_Nghi_201802.$C$3:.$C$64]) + SUMPRODUCT([Thong_Tin_Ngay_Nghi_201803.$B$3:.$B$58]=[.$B48];[Thong_Tin_Ngay_Nghi_201803.$C$3:.$C$58])" office:value-type="float" office:value="0">
            <text:p>0</text:p>
          </table:table-cell>
          <table:table-cell table:style-name="ce61" table:formula="of:=SUMPRODUCT([Thong_Tin_Ngay_Nghi_201801.$B$3:.$B$61]=[.$B48];[Thong_Tin_Ngay_Nghi_201801.$C$3:.$C$61])+SUMPRODUCT([Thong_Tin_Ngay_Nghi_201802.$B$3:.$B$65]=[.$B48];[Thong_Tin_Ngay_Nghi_201802.$C$3:.$C$65])+SUMPRODUCT([Thong_Tin_Ngay_Nghi_201803.$B$3:.$B$59]=[.$B48];[Thong_Tin_Ngay_Nghi_201803.$C$3:.$C$59])+SUMPRODUCT([Thong_Tin_Ngay_Nghi_201804.$B$3:.$B$57]=[.$B48];[Thong_Tin_Ngay_Nghi_201804.$C$3:.$C$57])+SUMPRODUCT([Thong_Tin_Ngay_Nghi_201805.$B$3:.$B$51]=[.$B48];[Thong_Tin_Ngay_Nghi_201805.$C$3:.$C$51])+SUMPRODUCT([Thong_Tin_Ngay_Nghi_201806.$B$3:.$B$54]=[.$B48];[Thong_Tin_Ngay_Nghi_201806.$C$3:.$C$54])+SUMPRODUCT([Thong_Tin_Ngay_Nghi_201807.$B$3:.$B$55]=[.$B48];[Thong_Tin_Ngay_Nghi_201807.$C$3:.$C$55])+SUMPRODUCT([Thong_Tin_Ngay_Nghi_201808.$B$3:.$B$56]=[.$B48];[Thong_Tin_Ngay_Nghi_201808.$C$3:.$C$56])+SUMPRODUCT([Thong_Tin_Ngay_Nghi_201809.$B$3:.$B$53]=[.$B48];[Thong_Tin_Ngay_Nghi_201809.$C$3:.$C$53])+SUMPRODUCT([Thong_Tin_Ngay_Nghi_201810.$B$3:.$B$52]=[.$B48];[Thong_Tin_Ngay_Nghi_201810.$C$3:.$C$52])+SUMPRODUCT([Thong_Tin_Ngay_Nghi_201811.$B$3:.$B$54]=[.$B48];[Thong_Tin_Ngay_Nghi_201811.$C$3:.$C$54])+ SUMPRODUCT([Thong_Tin_Ngay_Nghi_201812.$B$3:.$B$55]=[.$B48];[Thong_Tin_Ngay_Nghi_201812.$C$3:.$C$55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8]+[.L48] +[.K48]+[.M48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49]&lt;0;0;[.C49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9]);DATE(YEAR([.E49]);12;31);NOW())" office:value-type="date" office:date-value="2018-04-24T09:11:39.34">
            <text:p>04/24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4">
            <text:p>4</text:p>
          </table:table-cell>
          <table:table-cell table:style-name="ce56" table:formula="of:=SUMPRODUCT([Thong_Tin_Ngay_Nghi_201801.$B$3:.$B$60]=[.$B49];[Thong_Tin_Ngay_Nghi_201801.$C$3:.$C$60]) +  SUMPRODUCT([Thong_Tin_Ngay_Nghi_201802.$B$3:.$B$64]=[.$B49];[Thong_Tin_Ngay_Nghi_201802.$C$3:.$C$64]) + SUMPRODUCT([Thong_Tin_Ngay_Nghi_201803.$B$3:.$B$58]=[.$B49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49];[Thong_Tin_Ngay_Nghi_201801.$C$3:.$C$61])+SUMPRODUCT([Thong_Tin_Ngay_Nghi_201802.$B$3:.$B$65]=[.$B49];[Thong_Tin_Ngay_Nghi_201802.$C$3:.$C$65])+SUMPRODUCT([Thong_Tin_Ngay_Nghi_201803.$B$3:.$B$59]=[.$B49];[Thong_Tin_Ngay_Nghi_201803.$C$3:.$C$59])+SUMPRODUCT([Thong_Tin_Ngay_Nghi_201804.$B$3:.$B$57]=[.$B49];[Thong_Tin_Ngay_Nghi_201804.$C$3:.$C$57])+SUMPRODUCT([Thong_Tin_Ngay_Nghi_201805.$B$3:.$B$51]=[.$B49];[Thong_Tin_Ngay_Nghi_201805.$C$3:.$C$51])+SUMPRODUCT([Thong_Tin_Ngay_Nghi_201806.$B$3:.$B$54]=[.$B49];[Thong_Tin_Ngay_Nghi_201806.$C$3:.$C$54])+SUMPRODUCT([Thong_Tin_Ngay_Nghi_201807.$B$3:.$B$55]=[.$B49];[Thong_Tin_Ngay_Nghi_201807.$C$3:.$C$55])+SUMPRODUCT([Thong_Tin_Ngay_Nghi_201808.$B$3:.$B$56]=[.$B49];[Thong_Tin_Ngay_Nghi_201808.$C$3:.$C$56])+SUMPRODUCT([Thong_Tin_Ngay_Nghi_201809.$B$3:.$B$53]=[.$B49];[Thong_Tin_Ngay_Nghi_201809.$C$3:.$C$53])+SUMPRODUCT([Thong_Tin_Ngay_Nghi_201810.$B$3:.$B$52]=[.$B49];[Thong_Tin_Ngay_Nghi_201810.$C$3:.$C$52])+SUMPRODUCT([Thong_Tin_Ngay_Nghi_201811.$B$3:.$B$54]=[.$B49];[Thong_Tin_Ngay_Nghi_201811.$C$3:.$C$54])+ SUMPRODUCT([Thong_Tin_Ngay_Nghi_201812.$B$3:.$B$55]=[.$B49];[Thong_Tin_Ngay_Nghi_201812.$C$3:.$C$55])" office:value-type="float" office:value="8.5">
            <text:p>8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4-24T09:11:39.34">
            <text:p>04/24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4">
            <text:p>4</text:p>
          </table:table-cell>
          <table:table-cell table:style-name="ce56" table:formula="of:=SUMPRODUCT([Thong_Tin_Ngay_Nghi_201801.$B$3:.$B$60]=[.$B50];[Thong_Tin_Ngay_Nghi_201801.$C$3:.$C$60]) +  SUMPRODUCT([Thong_Tin_Ngay_Nghi_201802.$B$3:.$B$64]=[.$B50];[Thong_Tin_Ngay_Nghi_201802.$C$3:.$C$64]) + SUMPRODUCT([Thong_Tin_Ngay_Nghi_201803.$B$3:.$B$58]=[.$B50];[Thong_Tin_Ngay_Nghi_201803.$C$3:.$C$58])" office:value-type="float" office:value="4">
            <text:p>4</text:p>
          </table:table-cell>
          <table:table-cell table:style-name="ce61" table:formula="of:=SUMPRODUCT([Thong_Tin_Ngay_Nghi_201801.$B$3:.$B$61]=[.$B50];[Thong_Tin_Ngay_Nghi_201801.$C$3:.$C$61])+SUMPRODUCT([Thong_Tin_Ngay_Nghi_201802.$B$3:.$B$65]=[.$B50];[Thong_Tin_Ngay_Nghi_201802.$C$3:.$C$65])+SUMPRODUCT([Thong_Tin_Ngay_Nghi_201803.$B$3:.$B$59]=[.$B50];[Thong_Tin_Ngay_Nghi_201803.$C$3:.$C$59])+SUMPRODUCT([Thong_Tin_Ngay_Nghi_201804.$B$3:.$B$57]=[.$B50];[Thong_Tin_Ngay_Nghi_201804.$C$3:.$C$57])+SUMPRODUCT([Thong_Tin_Ngay_Nghi_201805.$B$3:.$B$51]=[.$B50];[Thong_Tin_Ngay_Nghi_201805.$C$3:.$C$51])+SUMPRODUCT([Thong_Tin_Ngay_Nghi_201806.$B$3:.$B$54]=[.$B50];[Thong_Tin_Ngay_Nghi_201806.$C$3:.$C$54])+SUMPRODUCT([Thong_Tin_Ngay_Nghi_201807.$B$3:.$B$55]=[.$B50];[Thong_Tin_Ngay_Nghi_201807.$C$3:.$C$55])+SUMPRODUCT([Thong_Tin_Ngay_Nghi_201808.$B$3:.$B$56]=[.$B50];[Thong_Tin_Ngay_Nghi_201808.$C$3:.$C$56])+SUMPRODUCT([Thong_Tin_Ngay_Nghi_201809.$B$3:.$B$53]=[.$B50];[Thong_Tin_Ngay_Nghi_201809.$C$3:.$C$53])+SUMPRODUCT([Thong_Tin_Ngay_Nghi_201810.$B$3:.$B$52]=[.$B50];[Thong_Tin_Ngay_Nghi_201810.$C$3:.$C$52])+SUMPRODUCT([Thong_Tin_Ngay_Nghi_201811.$B$3:.$B$54]=[.$B50];[Thong_Tin_Ngay_Nghi_201811.$C$3:.$C$54])+ SUMPRODUCT([Thong_Tin_Ngay_Nghi_201812.$B$3:.$B$55]=[.$B50];[Thong_Tin_Ngay_Nghi_201812.$C$3:.$C$55])" office:value-type="float" office:value="5.5">
            <text:p>5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1]&lt;0;0;[.C5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4-24T09:11:39.34">
            <text:p>04/24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4">
            <text:p>4</text:p>
          </table:table-cell>
          <table:table-cell table:style-name="ce56" table:formula="of:=SUMPRODUCT([Thong_Tin_Ngay_Nghi_201801.$B$3:.$B$60]=[.$B51];[Thong_Tin_Ngay_Nghi_201801.$C$3:.$C$60]) +  SUMPRODUCT([Thong_Tin_Ngay_Nghi_201802.$B$3:.$B$64]=[.$B51];[Thong_Tin_Ngay_Nghi_201802.$C$3:.$C$64]) + SUMPRODUCT([Thong_Tin_Ngay_Nghi_201803.$B$3:.$B$58]=[.$B51];[Thong_Tin_Ngay_Nghi_201803.$C$3:.$C$58])" office:value-type="float" office:value="7">
            <text:p>7</text:p>
          </table:table-cell>
          <table:table-cell table:style-name="ce61" table:formula="of:=SUMPRODUCT([Thong_Tin_Ngay_Nghi_201801.$B$3:.$B$61]=[.$B51];[Thong_Tin_Ngay_Nghi_201801.$C$3:.$C$61])+SUMPRODUCT([Thong_Tin_Ngay_Nghi_201802.$B$3:.$B$65]=[.$B51];[Thong_Tin_Ngay_Nghi_201802.$C$3:.$C$65])+SUMPRODUCT([Thong_Tin_Ngay_Nghi_201803.$B$3:.$B$59]=[.$B51];[Thong_Tin_Ngay_Nghi_201803.$C$3:.$C$59])+SUMPRODUCT([Thong_Tin_Ngay_Nghi_201804.$B$3:.$B$57]=[.$B51];[Thong_Tin_Ngay_Nghi_201804.$C$3:.$C$57])+SUMPRODUCT([Thong_Tin_Ngay_Nghi_201805.$B$3:.$B$51]=[.$B51];[Thong_Tin_Ngay_Nghi_201805.$C$3:.$C$51])+SUMPRODUCT([Thong_Tin_Ngay_Nghi_201806.$B$3:.$B$54]=[.$B51];[Thong_Tin_Ngay_Nghi_201806.$C$3:.$C$54])+SUMPRODUCT([Thong_Tin_Ngay_Nghi_201807.$B$3:.$B$55]=[.$B51];[Thong_Tin_Ngay_Nghi_201807.$C$3:.$C$55])+SUMPRODUCT([Thong_Tin_Ngay_Nghi_201808.$B$3:.$B$56]=[.$B51];[Thong_Tin_Ngay_Nghi_201808.$C$3:.$C$56])+SUMPRODUCT([Thong_Tin_Ngay_Nghi_201809.$B$3:.$B$53]=[.$B51];[Thong_Tin_Ngay_Nghi_201809.$C$3:.$C$53])+SUMPRODUCT([Thong_Tin_Ngay_Nghi_201810.$B$3:.$B$52]=[.$B51];[Thong_Tin_Ngay_Nghi_201810.$C$3:.$C$52])+SUMPRODUCT([Thong_Tin_Ngay_Nghi_201811.$B$3:.$B$54]=[.$B51];[Thong_Tin_Ngay_Nghi_201811.$C$3:.$C$54])+ SUMPRODUCT([Thong_Tin_Ngay_Nghi_201812.$B$3:.$B$55]=[.$B51];[Thong_Tin_Ngay_Nghi_201812.$C$3:.$C$55])" office:value-type="float" office:value="10">
            <text:p>10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6">
            <text:p>-6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1]+[.L51] +[.K51]+[.M51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2]);DATE(YEAR([.E52]);12;31);NOW())" office:value-type="date" office:date-value="2018-04-24T09:11:39.34">
            <text:p>04/24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6" table:formula="of:=SUMPRODUCT([Thong_Tin_Ngay_Nghi_201801.$B$3:.$B$60]=[.$B52];[Thong_Tin_Ngay_Nghi_201801.$C$3:.$C$60]) +  SUMPRODUCT([Thong_Tin_Ngay_Nghi_201802.$B$3:.$B$64]=[.$B52];[Thong_Tin_Ngay_Nghi_201802.$C$3:.$C$64]) + SUMPRODUCT([Thong_Tin_Ngay_Nghi_201803.$B$3:.$B$58]=[.$B52];[Thong_Tin_Ngay_Nghi_201803.$C$3:.$C$58])" office:value-type="float" office:value="2">
            <text:p>2</text:p>
          </table:table-cell>
          <table:table-cell table:style-name="ce61" table:formula="of:=SUMPRODUCT([Thong_Tin_Ngay_Nghi_201801.$B$3:.$B$61]=[.$B52];[Thong_Tin_Ngay_Nghi_201801.$C$3:.$C$61])+SUMPRODUCT([Thong_Tin_Ngay_Nghi_201802.$B$3:.$B$65]=[.$B52];[Thong_Tin_Ngay_Nghi_201802.$C$3:.$C$65])+SUMPRODUCT([Thong_Tin_Ngay_Nghi_201803.$B$3:.$B$59]=[.$B52];[Thong_Tin_Ngay_Nghi_201803.$C$3:.$C$59])+SUMPRODUCT([Thong_Tin_Ngay_Nghi_201804.$B$3:.$B$57]=[.$B52];[Thong_Tin_Ngay_Nghi_201804.$C$3:.$C$57])+SUMPRODUCT([Thong_Tin_Ngay_Nghi_201805.$B$3:.$B$51]=[.$B52];[Thong_Tin_Ngay_Nghi_201805.$C$3:.$C$51])+SUMPRODUCT([Thong_Tin_Ngay_Nghi_201806.$B$3:.$B$54]=[.$B52];[Thong_Tin_Ngay_Nghi_201806.$C$3:.$C$54])+SUMPRODUCT([Thong_Tin_Ngay_Nghi_201807.$B$3:.$B$55]=[.$B52];[Thong_Tin_Ngay_Nghi_201807.$C$3:.$C$55])+SUMPRODUCT([Thong_Tin_Ngay_Nghi_201808.$B$3:.$B$56]=[.$B52];[Thong_Tin_Ngay_Nghi_201808.$C$3:.$C$56])+SUMPRODUCT([Thong_Tin_Ngay_Nghi_201809.$B$3:.$B$53]=[.$B52];[Thong_Tin_Ngay_Nghi_201809.$C$3:.$C$53])+SUMPRODUCT([Thong_Tin_Ngay_Nghi_201810.$B$3:.$B$52]=[.$B52];[Thong_Tin_Ngay_Nghi_201810.$C$3:.$C$52])+SUMPRODUCT([Thong_Tin_Ngay_Nghi_201811.$B$3:.$B$54]=[.$B52];[Thong_Tin_Ngay_Nghi_201811.$C$3:.$C$54])+ SUMPRODUCT([Thong_Tin_Ngay_Nghi_201812.$B$3:.$B$55]=[.$B52];[Thong_Tin_Ngay_Nghi_201812.$C$3:.$C$55])" office:value-type="float" office:value="2">
            <text:p>2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2]+[.L52] +[.K52]+[.M52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3]&lt;0;0;[.C53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4-24T09:11:39.35">
            <text:p>04/24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4">
            <text:p>4</text:p>
          </table:table-cell>
          <table:table-cell table:style-name="ce56" table:formula="of:=SUMPRODUCT([Thong_Tin_Ngay_Nghi_201801.$B$3:.$B$60]=[.$B53];[Thong_Tin_Ngay_Nghi_201801.$C$3:.$C$60]) +  SUMPRODUCT([Thong_Tin_Ngay_Nghi_201802.$B$3:.$B$64]=[.$B53];[Thong_Tin_Ngay_Nghi_201802.$C$3:.$C$64]) + SUMPRODUCT([Thong_Tin_Ngay_Nghi_201803.$B$3:.$B$58]=[.$B53];[Thong_Tin_Ngay_Nghi_201803.$C$3:.$C$58])" office:value-type="float" office:value="3">
            <text:p>3</text:p>
          </table:table-cell>
          <table:table-cell table:style-name="ce61" table:formula="of:=SUMPRODUCT([Thong_Tin_Ngay_Nghi_201801.$B$3:.$B$61]=[.$B53];[Thong_Tin_Ngay_Nghi_201801.$C$3:.$C$61])+SUMPRODUCT([Thong_Tin_Ngay_Nghi_201802.$B$3:.$B$65]=[.$B53];[Thong_Tin_Ngay_Nghi_201802.$C$3:.$C$65])+SUMPRODUCT([Thong_Tin_Ngay_Nghi_201803.$B$3:.$B$59]=[.$B53];[Thong_Tin_Ngay_Nghi_201803.$C$3:.$C$59])+SUMPRODUCT([Thong_Tin_Ngay_Nghi_201804.$B$3:.$B$57]=[.$B53];[Thong_Tin_Ngay_Nghi_201804.$C$3:.$C$57])+SUMPRODUCT([Thong_Tin_Ngay_Nghi_201805.$B$3:.$B$51]=[.$B53];[Thong_Tin_Ngay_Nghi_201805.$C$3:.$C$51])+SUMPRODUCT([Thong_Tin_Ngay_Nghi_201806.$B$3:.$B$54]=[.$B53];[Thong_Tin_Ngay_Nghi_201806.$C$3:.$C$54])+SUMPRODUCT([Thong_Tin_Ngay_Nghi_201807.$B$3:.$B$55]=[.$B53];[Thong_Tin_Ngay_Nghi_201807.$C$3:.$C$55])+SUMPRODUCT([Thong_Tin_Ngay_Nghi_201808.$B$3:.$B$56]=[.$B53];[Thong_Tin_Ngay_Nghi_201808.$C$3:.$C$56])+SUMPRODUCT([Thong_Tin_Ngay_Nghi_201809.$B$3:.$B$53]=[.$B53];[Thong_Tin_Ngay_Nghi_201809.$C$3:.$C$53])+SUMPRODUCT([Thong_Tin_Ngay_Nghi_201810.$B$3:.$B$52]=[.$B53];[Thong_Tin_Ngay_Nghi_201810.$C$3:.$C$52])+SUMPRODUCT([Thong_Tin_Ngay_Nghi_201811.$B$3:.$B$54]=[.$B53];[Thong_Tin_Ngay_Nghi_201811.$C$3:.$C$54])+ SUMPRODUCT([Thong_Tin_Ngay_Nghi_201812.$B$3:.$B$55]=[.$B53];[Thong_Tin_Ngay_Nghi_201812.$C$3:.$C$55])" office:value-type="float" office:value="4">
            <text:p>4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54]&lt;0;0;[.C54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4-24T09:11:39.35">
            <text:p>04/24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4">
            <text:p>4</text:p>
          </table:table-cell>
          <table:table-cell table:style-name="ce56" table:formula="of:=SUMPRODUCT([Thong_Tin_Ngay_Nghi_201801.$B$3:.$B$60]=[.$B54];[Thong_Tin_Ngay_Nghi_201801.$C$3:.$C$60]) +  SUMPRODUCT([Thong_Tin_Ngay_Nghi_201802.$B$3:.$B$64]=[.$B54];[Thong_Tin_Ngay_Nghi_201802.$C$3:.$C$64]) + SUMPRODUCT([Thong_Tin_Ngay_Nghi_201803.$B$3:.$B$58]=[.$B54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54];[Thong_Tin_Ngay_Nghi_201801.$C$3:.$C$61])+SUMPRODUCT([Thong_Tin_Ngay_Nghi_201802.$B$3:.$B$65]=[.$B54];[Thong_Tin_Ngay_Nghi_201802.$C$3:.$C$65])+SUMPRODUCT([Thong_Tin_Ngay_Nghi_201803.$B$3:.$B$59]=[.$B54];[Thong_Tin_Ngay_Nghi_201803.$C$3:.$C$59])+SUMPRODUCT([Thong_Tin_Ngay_Nghi_201804.$B$3:.$B$57]=[.$B54];[Thong_Tin_Ngay_Nghi_201804.$C$3:.$C$57])+SUMPRODUCT([Thong_Tin_Ngay_Nghi_201805.$B$3:.$B$51]=[.$B54];[Thong_Tin_Ngay_Nghi_201805.$C$3:.$C$51])+SUMPRODUCT([Thong_Tin_Ngay_Nghi_201806.$B$3:.$B$54]=[.$B54];[Thong_Tin_Ngay_Nghi_201806.$C$3:.$C$54])+SUMPRODUCT([Thong_Tin_Ngay_Nghi_201807.$B$3:.$B$55]=[.$B54];[Thong_Tin_Ngay_Nghi_201807.$C$3:.$C$55])+SUMPRODUCT([Thong_Tin_Ngay_Nghi_201808.$B$3:.$B$56]=[.$B54];[Thong_Tin_Ngay_Nghi_201808.$C$3:.$C$56])+SUMPRODUCT([Thong_Tin_Ngay_Nghi_201809.$B$3:.$B$53]=[.$B54];[Thong_Tin_Ngay_Nghi_201809.$C$3:.$C$53])+SUMPRODUCT([Thong_Tin_Ngay_Nghi_201810.$B$3:.$B$52]=[.$B54];[Thong_Tin_Ngay_Nghi_201810.$C$3:.$C$52])+SUMPRODUCT([Thong_Tin_Ngay_Nghi_201811.$B$3:.$B$54]=[.$B54];[Thong_Tin_Ngay_Nghi_201811.$C$3:.$C$54])+ SUMPRODUCT([Thong_Tin_Ngay_Nghi_201812.$B$3:.$B$55]=[.$B54];[Thong_Tin_Ngay_Nghi_201812.$C$3:.$C$55])" office:value-type="float" office:value="4.5">
            <text:p>4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55]&lt;0;0;[.C5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4-24T09:11:39.35">
            <text:p>04/24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4">
            <text:p>4</text:p>
          </table:table-cell>
          <table:table-cell table:style-name="ce56" table:formula="of:=SUMPRODUCT([Thong_Tin_Ngay_Nghi_201801.$B$3:.$B$60]=[.$B55];[Thong_Tin_Ngay_Nghi_201801.$C$3:.$C$60]) +  SUMPRODUCT([Thong_Tin_Ngay_Nghi_201802.$B$3:.$B$64]=[.$B55];[Thong_Tin_Ngay_Nghi_201802.$C$3:.$C$64]) + SUMPRODUCT([Thong_Tin_Ngay_Nghi_201803.$B$3:.$B$58]=[.$B55];[Thong_Tin_Ngay_Nghi_201803.$C$3:.$C$58])" office:value-type="float" office:value="5">
            <text:p>5</text:p>
          </table:table-cell>
          <table:table-cell table:style-name="ce61" table:formula="of:=SUMPRODUCT([Thong_Tin_Ngay_Nghi_201801.$B$3:.$B$61]=[.$B55];[Thong_Tin_Ngay_Nghi_201801.$C$3:.$C$61])+SUMPRODUCT([Thong_Tin_Ngay_Nghi_201802.$B$3:.$B$65]=[.$B55];[Thong_Tin_Ngay_Nghi_201802.$C$3:.$C$65])+SUMPRODUCT([Thong_Tin_Ngay_Nghi_201803.$B$3:.$B$59]=[.$B55];[Thong_Tin_Ngay_Nghi_201803.$C$3:.$C$59])+SUMPRODUCT([Thong_Tin_Ngay_Nghi_201804.$B$3:.$B$57]=[.$B55];[Thong_Tin_Ngay_Nghi_201804.$C$3:.$C$57])+SUMPRODUCT([Thong_Tin_Ngay_Nghi_201805.$B$3:.$B$51]=[.$B55];[Thong_Tin_Ngay_Nghi_201805.$C$3:.$C$51])+SUMPRODUCT([Thong_Tin_Ngay_Nghi_201806.$B$3:.$B$54]=[.$B55];[Thong_Tin_Ngay_Nghi_201806.$C$3:.$C$54])+SUMPRODUCT([Thong_Tin_Ngay_Nghi_201807.$B$3:.$B$55]=[.$B55];[Thong_Tin_Ngay_Nghi_201807.$C$3:.$C$55])+SUMPRODUCT([Thong_Tin_Ngay_Nghi_201808.$B$3:.$B$56]=[.$B55];[Thong_Tin_Ngay_Nghi_201808.$C$3:.$C$56])+SUMPRODUCT([Thong_Tin_Ngay_Nghi_201809.$B$3:.$B$53]=[.$B55];[Thong_Tin_Ngay_Nghi_201809.$C$3:.$C$53])+SUMPRODUCT([Thong_Tin_Ngay_Nghi_201810.$B$3:.$B$52]=[.$B55];[Thong_Tin_Ngay_Nghi_201810.$C$3:.$C$52])+SUMPRODUCT([Thong_Tin_Ngay_Nghi_201811.$B$3:.$B$54]=[.$B55];[Thong_Tin_Ngay_Nghi_201811.$C$3:.$C$54])+ SUMPRODUCT([Thong_Tin_Ngay_Nghi_201812.$B$3:.$B$55]=[.$B55];[Thong_Tin_Ngay_Nghi_201812.$C$3:.$C$55])" office:value-type="float" office:value="5">
            <text:p>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57in" draw:caption-point-x="-0.2402in" draw:caption-point-y="0.6024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31in" draw:caption-point-x="-0.2402in" draw:caption-point-y="0.615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35in" draw:caption-point-x="-0.2402in" draw:caption-point-y="0.6146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63in" draw:caption-point-x="-0.2402in" draw:caption-point-y="0.6118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71in" draw:caption-point-x="-0.2402in" draw:caption-point-y="0.611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75in" draw:caption-point-x="-0.2402in" draw:caption-point-y="0.6106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71in" draw:caption-point-x="-0.2402in" draw:caption-point-y="0.611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87in" draw:caption-point-x="-0.2402in" draw:caption-point-y="0.6094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14in" draw:caption-point-x="-0.2402in" draw:caption-point-y="0.6067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1in" draw:caption-point-x="-0.2402in" draw:caption-point-y="0.6071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14in" draw:caption-point-x="-0.2402in" draw:caption-point-y="0.6067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18in" draw:caption-point-x="-0.2402in" draw:caption-point-y="0.6063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22in" draw:caption-point-x="-0.2402in" draw:caption-point-y="0.6059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26in" draw:caption-point-x="-0.2402in" draw:caption-point-y="0.6055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34in" draw:caption-point-x="-0.2402in" draw:caption-point-y="0.6047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42in" draw:caption-point-x="-0.2402in" draw:caption-point-y="0.6039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54in" draw:caption-point-x="-0.2402in" draw:caption-point-y="0.6028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0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8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61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92in" draw:caption-point-x="-0.2402in" draw:caption-point-y="0.6118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16in" draw:caption-point-x="-0.2402in" draw:caption-point-y="0.6094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31in" draw:caption-point-x="-0.2402in" draw:caption-point-y="0.6079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51in" draw:caption-point-x="-0.2402in" draw:caption-point-y="0.6059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55in" draw:caption-point-x="-0.2402in" draw:caption-point-y="0.6055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71in" draw:caption-point-x="-0.2402in" draw:caption-point-y="0.6039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3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61in" draw:caption-point-x="-0.2402in" draw:caption-point-y="0.6126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69in" draw:caption-point-x="-0.2402in" draw:caption-point-y="0.6118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in" draw:caption-point-x="-0.2402in" draw:caption-point-y="0.6087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16in" draw:caption-point-x="-0.2402in" draw:caption-point-y="0.6071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2in" draw:caption-point-x="-0.2402in" draw:caption-point-y="0.6067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75in" draw:caption-point-x="-0.2402in" draw:caption-point-y="0.6012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1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13in" draw:caption-point-x="-0.2402in" draw:caption-point-y="0.6154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94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98in" draw:caption-point-x="-0.2402in" draw:caption-point-y="0.6146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33in" draw:caption-point-x="-0.2402in" draw:caption-point-y="0.611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65in" draw:caption-point-x="-0.2402in" draw:caption-point-y="0.6079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76in" draw:caption-point-x="-0.2402in" draw:caption-point-y="0.6067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16in" draw:caption-point-x="-0.2402in" draw:caption-point-y="0.6028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71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21in" draw:caption-point-x="-0.2402in" draw:caption-point-y="0.6098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65in" draw:caption-point-x="-0.2402in" draw:caption-point-y="0.6055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88in" draw:caption-point-x="-0.2402in" draw:caption-point-y="0.6031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47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5in" draw:caption-point-x="-0.2402in" draw:caption-point-y="0.6146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86in" draw:caption-point-x="-0.2402in" draw:caption-point-y="0.611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94in" draw:caption-point-x="-0.2402in" draw:caption-point-y="0.6102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02in" draw:caption-point-x="-0.2402in" draw:caption-point-y="0.6094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09in" draw:caption-point-x="-0.2402in" draw:caption-point-y="0.6087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17in" draw:caption-point-x="-0.2402in" draw:caption-point-y="0.6079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29in" draw:caption-point-x="-0.2402in" draw:caption-point-y="0.6067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37in" draw:caption-point-x="-0.2402in" draw:caption-point-y="0.6059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41in" draw:caption-point-x="-0.2402in" draw:caption-point-y="0.6055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49in" draw:caption-point-x="-0.2402in" draw:caption-point-y="0.6047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24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27in" draw:caption-point-x="-0.2402in" draw:caption-point-y="0.6146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66in" draw:caption-point-x="-0.2402in" draw:caption-point-y="0.6106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74in" draw:caption-point-x="-0.2402in" draw:caption-point-y="0.6098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78in" draw:caption-point-x="-0.2402in" draw:caption-point-y="0.6094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86in" draw:caption-point-x="-0.2402in" draw:caption-point-y="0.608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03in" draw:caption-point-x="-0.2402in" draw:caption-point-y="0.6146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31in" draw:caption-point-x="-0.2402in" draw:caption-point-y="0.6118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39in" draw:caption-point-x="-0.2402in" draw:caption-point-y="0.611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5in" draw:caption-point-x="-0.2402in" draw:caption-point-y="0.6098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5in" draw:caption-point-x="-0.2402in" draw:caption-point-y="0.6098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7in" draw:caption-point-x="-0.2402in" draw:caption-point-y="0.6079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82in" draw:caption-point-x="-0.2402in" draw:caption-point-y="0.6067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02in" draw:caption-point-x="-0.2402in" draw:caption-point-y="0.6047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21in" draw:caption-point-x="-0.2402in" draw:caption-point-y="0.6028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76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5in" draw:caption-point-x="-0.2402in" draw:caption-point-y="0.6075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58in" draw:caption-point-x="-0.2402in" draw:caption-point-y="0.6067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86in" draw:caption-point-x="-0.2402in" draw:caption-point-y="0.6039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5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91in" draw:caption-point-x="-0.2402in" draw:caption-point-y="0.611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35in" draw:caption-point-x="-0.2402in" draw:caption-point-y="0.6067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35in" draw:caption-point-x="-0.2402in" draw:caption-point-y="0.6067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43in" draw:caption-point-x="-0.2402in" draw:caption-point-y="0.6059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58in" draw:caption-point-x="-0.2402in" draw:caption-point-y="0.6043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3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28in" draw:caption-point-x="-0.2402in" draw:caption-point-y="0.6154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76in" draw:caption-point-x="-0.2402in" draw:caption-point-y="0.6106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95in" draw:caption-point-x="-0.2402in" draw:caption-point-y="0.6087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54in" draw:caption-point-x="-0.2402in" draw:caption-point-y="0.6028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0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86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62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44in" draw:caption-point-x="-0.2402in" draw:caption-point-y="0.6067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3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42in" draw:caption-point-x="-0.2402in" draw:caption-point-y="0.6146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1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1in" draw:caption-point-x="-0.2402in" draw:caption-point-y="0.6154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38in" draw:caption-point-x="-0.2402in" draw:caption-point-y="0.6126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46in" draw:caption-point-x="-0.2402in" draw:caption-point-y="0.6118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54in" draw:caption-point-x="-0.2402in" draw:caption-point-y="0.611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57in" draw:caption-point-x="-0.2402in" draw:caption-point-y="0.6106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61in" draw:caption-point-x="-0.2402in" draw:caption-point-y="0.6102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65in" draw:caption-point-x="-0.2402in" draw:caption-point-y="0.6098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69in" draw:caption-point-x="-0.2402in" draw:caption-point-y="0.6094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77in" draw:caption-point-x="-0.2402in" draw:caption-point-y="0.6087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85in" draw:caption-point-x="-0.2402in" draw:caption-point-y="0.6079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689in" draw:caption-point-x="-0.2402in" draw:caption-point-y="0.6075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693in" draw:caption-point-x="-0.2402in" draw:caption-point-y="0.6071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697in" draw:caption-point-x="-0.2402in" draw:caption-point-y="0.6067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05in" draw:caption-point-x="-0.2402in" draw:caption-point-y="0.6059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09in" draw:caption-point-x="-0.2402in" draw:caption-point-y="0.6055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17in" draw:caption-point-x="-0.2402in" draw:caption-point-y="0.6047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32in" draw:caption-point-x="-0.2402in" draw:caption-point-y="0.6031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36in" draw:caption-point-x="-0.2402in" draw:caption-point-y="0.6028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52in" draw:caption-point-x="-0.2402in" draw:caption-point-y="0.6012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91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22in" draw:caption-point-x="-0.2402in" draw:caption-point-y="0.6118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38in" draw:caption-point-x="-0.2402in" draw:caption-point-y="0.6102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46in" draw:caption-point-x="-0.2402in" draw:caption-point-y="0.6094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54in" draw:caption-point-x="-0.2402in" draw:caption-point-y="0.6087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61in" draw:caption-point-x="-0.2402in" draw:caption-point-y="0.6079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69in" draw:caption-point-x="-0.2402in" draw:caption-point-y="0.6071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73in" draw:caption-point-x="-0.2402in" draw:caption-point-y="0.6067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01in" draw:caption-point-x="-0.2402in" draw:caption-point-y="0.6039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09in" draw:caption-point-x="-0.2402in" draw:caption-point-y="0.6031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28in" draw:caption-point-x="-0.2402in" draw:caption-point-y="0.6012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6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14in" draw:caption-point-x="-0.2402in" draw:caption-point-y="0.6102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44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24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598in" draw:caption-point-x="-0.2402in" draw:caption-point-y="0.6075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598in" draw:caption-point-x="-0.2402in" draw:caption-point-y="0.607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598in" draw:caption-point-x="-0.2402in" draw:caption-point-y="0.607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598in" draw:caption-point-x="-0.2402in" draw:caption-point-y="0.607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598in" draw:caption-point-x="-0.2402in" draw:caption-point-y="0.607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598in" draw:caption-point-x="-0.2402in" draw:caption-point-y="0.607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63in" draw:caption-point-x="-0.2402in" draw:caption-point-y="0.61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63in" draw:caption-point-x="-0.2402in" draw:caption-point-y="0.61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63in" draw:caption-point-x="-0.2402in" draw:caption-point-y="0.61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01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77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0571in" draw:caption-point-x="-0.2402in" draw:caption-point-y="0.6055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5453in" draw:caption-point-x="-0.2402in" draw:caption-point-y="0.6126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5461in" draw:caption-point-x="-0.2402in" draw:caption-point-y="0.6118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72in" draw:caption-point-x="-0.2402in" draw:caption-point-y="0.6106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548in" draw:caption-point-x="-0.2402in" draw:caption-point-y="0.6098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5484in" draw:caption-point-x="-0.2402in" draw:caption-point-y="0.6094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5492in" draw:caption-point-x="-0.2402in" draw:caption-point-y="0.6087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55in" draw:caption-point-x="-0.2402in" draw:caption-point-y="0.6079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5512in" draw:caption-point-x="-0.2402in" draw:caption-point-y="0.6067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06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49in" draw:caption-point-x="-0.2402in" draw:caption-point-y="0.6106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8in" draw:caption-point-x="-0.2402in" draw:caption-point-y="0.6055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8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0445in" draw:caption-point-x="-0.2402in" draw:caption-point-y="0.6087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76" table:formula="of:=SUM([.D33:.AH3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5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2866in" draw:caption-point-x="-0.2402in" draw:caption-point-y="0.6142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2866in" draw:caption-point-x="-0.2402in" draw:caption-point-y="0.6142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3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5378in" draw:caption-point-x="-0.2402in" draw:caption-point-y="0.6106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5398in" draw:caption-point-x="-0.2402in" draw:caption-point-y="0.6087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16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7.7811in" draw:caption-point-x="-0.2402in" draw:caption-point-y="0.6154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7.7839in" draw:caption-point-x="-0.2402in" draw:caption-point-y="0.6126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7866in" draw:caption-point-x="-0.2402in" draw:caption-point-y="0.6098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78in" draw:caption-point-x="-0.2402in" draw:caption-point-y="0.6087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7886in" draw:caption-point-x="-0.2402in" draw:caption-point-y="0.6079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789in" draw:caption-point-x="-0.2402in" draw:caption-point-y="0.6075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898in" draw:caption-point-x="-0.2402in" draw:caption-point-y="0.6067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7909in" draw:caption-point-x="-0.2402in" draw:caption-point-y="0.6055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7917in" draw:caption-point-x="-0.2402in" draw:caption-point-y="0.6047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7.7937in" draw:caption-point-x="-0.2402in" draw:caption-point-y="0.6028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7.7957in" draw:caption-point-x="-0.2402in" draw:caption-point-y="0.6008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92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0295in" draw:caption-point-x="-0.2402in" draw:caption-point-y="0.6146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66in" draw:caption-point-x="-0.2402in" draw:caption-point-y="0.6075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0382in" draw:caption-point-x="-0.2402in" draw:caption-point-y="0.6059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394in" draw:caption-point-x="-0.2402in" draw:caption-point-y="0.6047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76" table:formula="of:=SUM([.D37:.AH3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6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3413in" draw:caption-point-x="-0.2402in" draw:caption-point-y="0.5504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76" table:formula="of:=SUM([.D38:.AH38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4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5283in" draw:caption-point-x="-0.2402in" draw:caption-point-y="0.61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5283in" draw:caption-point-x="-0.2402in" draw:caption-point-y="0.61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5283in" draw:caption-point-x="-0.2402in" draw:caption-point-y="0.61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299in" draw:caption-point-x="-0.2402in" draw:caption-point-y="0.6094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5319in" draw:caption-point-x="-0.2402in" draw:caption-point-y="0.6075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5319in" draw:caption-point-x="-0.2402in" draw:caption-point-y="0.6075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5354in" draw:caption-point-x="-0.2402in" draw:caption-point-y="0.6039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5362in" draw:caption-point-x="-0.2402in" draw:caption-point-y="0.6031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21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9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0307in" draw:caption-point-x="-0.2402in" draw:caption-point-y="0.6039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76" table:formula="of:=SUM([.D41:.AH41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74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2736in" draw:caption-point-x="-0.2402in" draw:caption-point-y="0.6087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2748in" draw:caption-point-x="-0.2402in" draw:caption-point-y="0.6075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56in" draw:caption-point-x="-0.2402in" draw:caption-point-y="0.6067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83in" draw:caption-point-x="-0.2402in" draw:caption-point-y="0.6039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811in" draw:caption-point-x="-0.2402in" draw:caption-point-y="0.6012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76" table:formula="of:=SUM([.D42:.AH4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5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5146in" draw:caption-point-x="-0.2402in" draw:caption-point-y="0.6154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5154in" draw:caption-point-x="-0.2402in" draw:caption-point-y="0.6146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5173in" draw:caption-point-x="-0.2402in" draw:caption-point-y="0.6126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5181in" draw:caption-point-x="-0.2402in" draw:caption-point-y="0.6118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5268in" draw:caption-point-x="-0.2402in" draw:caption-point-y="0.6031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5268in" draw:caption-point-x="-0.2402in" draw:caption-point-y="0.6031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27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57in" draw:caption-point-x="-0.2402in" draw:caption-point-y="0.6118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7681in" draw:caption-point-x="-0.2402in" draw:caption-point-y="0.6094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07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0189in" draw:caption-point-x="-0.2402in" draw:caption-point-y="0.6067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197in" draw:caption-point-x="-0.2402in" draw:caption-point-y="0.6059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8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2622in" draw:caption-point-x="-0.2402in" draw:caption-point-y="0.611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75" office:value-type="string">
            <text:p>ThamDT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76" table:formula="of:=SUM([.D47:.AH4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36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7535in" draw:caption-point-x="-0.2402in" draw:caption-point-y="0.615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87in" draw:caption-point-x="-0.2402in" draw:caption-point-y="0.6098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7622in" draw:caption-point-x="-0.2402in" draw:caption-point-y="0.6063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7673in" draw:caption-point-x="-0.2402in" draw:caption-point-y="0.6012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13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0043in" draw:caption-point-x="-0.2402in" draw:caption-point-y="0.6118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0075in" draw:caption-point-x="-0.2402in" draw:caption-point-y="0.6087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0075in" draw:caption-point-x="-0.2402in" draw:caption-point-y="0.6087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0106in" draw:caption-point-x="-0.2402in" draw:caption-point-y="0.6055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76" table:formula="of:=SUM([.D49:.AH4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189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2496in" draw:caption-point-x="-0.2402in" draw:caption-point-y="0.6142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2512in" draw:caption-point-x="-0.2402in" draw:caption-point-y="0.6126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2531in" draw:caption-point-x="-0.2402in" draw:caption-point-y="0.6106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2567in" draw:caption-point-x="-0.2402in" draw:caption-point-y="0.6071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2559in" draw:caption-point-x="-0.2402in" draw:caption-point-y="0.6079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2579in" draw:caption-point-x="-0.2402in" draw:caption-point-y="0.6059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2583in" draw:caption-point-x="-0.2402in" draw:caption-point-y="0.6055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2606in" draw:caption-point-x="-0.2402in" draw:caption-point-y="0.6031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42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7528in" draw:caption-point-x="-0.2402in" draw:caption-point-y="0.6063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7535in" draw:caption-point-x="-0.2402in" draw:caption-point-y="0.6055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7587in" draw:caption-point-x="-0.2402in" draw:caption-point-y="0.6004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76" table:formula="of:=SUM([.D52:.AH5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1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9925in" draw:caption-point-x="-0.2402in" draw:caption-point-y="0.6142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9949in" draw:caption-point-x="-0.2402in" draw:caption-point-y="0.6118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9969in" draw:caption-point-x="-0.2402in" draw:caption-point-y="0.6098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998in" draw:caption-point-x="-0.2402in" draw:caption-point-y="0.6087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in" draw:caption-point-x="-0.2402in" draw:caption-point-y="0.6067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0004in" draw:caption-point-x="-0.2402in" draw:caption-point-y="0.6063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0055in" draw:caption-point-x="-0.2402in" draw:caption-point-y="0.6012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098in" draw:caption-point-x="-0.2402in" draw:caption-point-y="0.544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2437in" draw:caption-point-x="-0.2402in" draw:caption-point-y="0.611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3in" draw:caption-point-x="-0.2402in" draw:caption-point-y="0.6051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38in" draw:caption-point-x="-0.2402in" draw:caption-point-y="0.6043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42in" draw:caption-point-x="-0.2402in" draw:caption-point-y="0.6039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54in" draw:caption-point-x="-0.2402in" draw:caption-point-y="0.6028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65in" draw:caption-point-x="-0.2402in" draw:caption-point-y="0.6016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4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4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46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2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83in" draw:caption-point-x="-0.2402in" draw:caption-point-y="0.6028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98in" draw:caption-point-x="-0.2402in" draw:caption-point-y="0.6012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614in" draw:caption-point-x="-0.2402in" draw:caption-point-y="0.5996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31in" draw:caption-point-x="-0.2402in" draw:caption-point-y="0.6055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35in" draw:caption-point-x="-0.2402in" draw:caption-point-y="0.6051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7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7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79in" draw:caption-point-x="-0.2402in" draw:caption-point-y="0.6008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31in" draw:caption-point-x="-0.2402in" draw:caption-point-y="0.6035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5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5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3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3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3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3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3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51in" draw:caption-point-x="-0.2402in" draw:caption-point-y="0.5992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0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0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512in" draw:caption-point-x="-0.2402in" draw:caption-point-y="0.6008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41in" draw:caption-point-x="-0.2402in" draw:caption-point-y="0.6055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45in" draw:caption-point-x="-0.2402in" draw:caption-point-y="0.6051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69in" draw:caption-point-x="-0.2402in" draw:caption-point-y="0.6028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8in" draw:caption-point-x="-0.2402in" draw:caption-point-y="0.6016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84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84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8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8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8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43in" draw:caption-point-x="-0.2402in" draw:caption-point-y="0.61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43in" draw:caption-point-x="-0.2402in" draw:caption-point-y="0.61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45in" draw:caption-point-x="-0.2402in" draw:caption-point-y="0.6028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6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6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61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61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61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8in" draw:caption-point-x="-0.2402in" draw:caption-point-y="0.5992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94in" draw:caption-point-x="-0.2402in" draw:caption-point-y="0.6055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913in" draw:caption-point-x="-0.2402in" draw:caption-point-y="0.6035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33in" draw:caption-point-x="-0.2402in" draw:caption-point-y="0.6016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37in" draw:caption-point-x="-0.2402in" draw:caption-point-y="0.601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37in" draw:caption-point-x="-0.2402in" draw:caption-point-y="0.601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37in" draw:caption-point-x="-0.2402in" draw:caption-point-y="0.601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74in" draw:caption-point-x="-0.2402in" draw:caption-point-y="0.6051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41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41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58in" draw:caption-point-x="-0.2402in" draw:caption-point-y="0.6043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82in" draw:caption-point-x="-0.2402in" draw:caption-point-y="0.602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88" table:formula="of:=SUM([.D17:.AH17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339in" draw:caption-point-x="-0.2402in" draw:caption-point-y="0.5992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88" table:formula="of:=SUM([.D18:.AH18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5843in" draw:caption-point-x="-0.2402in" draw:caption-point-y="0.6016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5843in" draw:caption-point-x="-0.2402in" draw:caption-point-y="0.601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5843in" draw:caption-point-x="-0.2402in" draw:caption-point-y="0.601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5843in" draw:caption-point-x="-0.2402in" draw:caption-point-y="0.601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5843in" draw:caption-point-x="-0.2402in" draw:caption-point-y="0.601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5843in" draw:caption-point-x="-0.2402in" draw:caption-point-y="0.601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5846in" draw:caption-point-x="-0.2402in" draw:caption-point-y="0.601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5846in" draw:caption-point-x="-0.2402in" draw:caption-point-y="0.601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5846in" draw:caption-point-x="-0.2402in" draw:caption-point-y="0.601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88" table:formula="of:=SUM([.D19:.AH1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8283in" draw:caption-point-x="-0.2402in" draw:caption-point-y="0.6051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8" table:formula="of:=SUM([.D20:.AH2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799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99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3272in" draw:caption-point-x="-0.2402in" draw:caption-point-y="0.6016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7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7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8" table:formula="of:=SUM([.D22:.AH22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5748in" draw:caption-point-x="-0.2402in" draw:caption-point-y="0.6016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5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5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5752in" draw:caption-point-x="-0.2402in" draw:caption-point-y="0.601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5752in" draw:caption-point-x="-0.2402in" draw:caption-point-y="0.601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5752in" draw:caption-point-x="-0.2402in" draw:caption-point-y="0.601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5768in" draw:caption-point-x="-0.2402in" draw:caption-point-y="0.5996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5768in" draw:caption-point-x="-0.2402in" draw:caption-point-y="0.5996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5768in" draw:caption-point-x="-0.2402in" draw:caption-point-y="0.5996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88" table:formula="of:=SUM([.D23:.AH23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4.8189in" draw:caption-point-x="-0.2402in" draw:caption-point-y="0.6051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4.8201in" draw:caption-point-x="-0.2402in" draw:caption-point-y="0.6039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4.8205in" draw:caption-point-x="-0.2402in" draw:caption-point-y="0.6035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4.8213in" draw:caption-point-x="-0.2402in" draw:caption-point-y="0.6028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4.8224in" draw:caption-point-x="-0.2402in" draw:caption-point-y="0.6016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2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2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228in" draw:caption-point-x="-0.2402in" draw:caption-point-y="0.6012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236in" draw:caption-point-x="-0.2402in" draw:caption-point-y="0.6004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824in" draw:caption-point-x="-0.2402in" draw:caption-point-y="0.6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4.8248in" draw:caption-point-x="-0.2402in" draw:caption-point-y="0.5992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8" table:formula="of:=SUM([.D24:.AH24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0665in" draw:caption-point-x="-0.2402in" draw:caption-point-y="0.6051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0681in" draw:caption-point-x="-0.2402in" draw:caption-point-y="0.6035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0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0709in" draw:caption-point-x="-0.2402in" draw:caption-point-y="0.6008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0713in" draw:caption-point-x="-0.2402in" draw:caption-point-y="0.6004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17in" draw:caption-point-x="-0.2402in" draw:caption-point-y="0.6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0724in" draw:caption-point-x="-0.2402in" draw:caption-point-y="0.5992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8" table:formula="of:=SUM([.D25:.AH2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318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18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8" table:formula="of:=SUM([.D26:.AH2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5657in" draw:caption-point-x="-0.2402in" draw:caption-point-y="0.6016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88" table:formula="of:=SUM([.D27:.AH27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8031in" draw:caption-point-x="-0.2402in" draw:caption-point-y="0.611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8031in" draw:caption-point-x="-0.2402in" draw:caption-point-y="0.611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8106in" draw:caption-point-x="-0.2402in" draw:caption-point-y="0.604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8138in" draw:caption-point-x="-0.2402in" draw:caption-point-y="0.601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8138in" draw:caption-point-x="-0.2402in" draw:caption-point-y="0.601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8138in" draw:caption-point-x="-0.2402in" draw:caption-point-y="0.601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88" table:formula="of:=SUM([.D28:.AH2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614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614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0614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88" table:formula="of:=SUM([.D29:.AH2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88" table:formula="of:=SUM([.D30:.AH3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88" table:formula="of:=SUM([.D31:.AH31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8016in" draw:caption-point-x="-0.2402in" draw:caption-point-y="0.6039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8028in" draw:caption-point-x="-0.2402in" draw:caption-point-y="0.6028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8039in" draw:caption-point-x="-0.2402in" draw:caption-point-y="0.6016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4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4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43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43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43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8063in" draw:caption-point-x="-0.2402in" draw:caption-point-y="0.5992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88" table:formula="of:=SUM([.D32:.AH3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5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5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88" table:formula="of:=SUM([.D33:.AH33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2965in" draw:caption-point-x="-0.2402in" draw:caption-point-y="0.6043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2969in" draw:caption-point-x="-0.2402in" draw:caption-point-y="0.6039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299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2996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88" table:formula="of:=SUM([.D34:.AH3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472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472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472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88" table:formula="of:=SUM([.D35:.AH35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7949in" draw:caption-point-x="-0.2402in" draw:caption-point-y="0.6016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5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53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7953in" draw:caption-point-x="-0.2402in" draw:caption-point-y="0.601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7953in" draw:caption-point-x="-0.2402in" draw:caption-point-y="0.601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7953in" draw:caption-point-x="-0.2402in" draw:caption-point-y="0.601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7965in" draw:caption-point-x="-0.2402in" draw:caption-point-y="0.6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0386in" draw:caption-point-x="-0.2402in" draw:caption-point-y="0.6055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0386in" draw:caption-point-x="-0.2402in" draw:caption-point-y="0.6055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0386in" draw:caption-point-x="-0.2402in" draw:caption-point-y="0.6055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0402in" draw:caption-point-x="-0.2402in" draw:caption-point-y="0.6039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88" table:formula="of:=SUM([.D37:.AH3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06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06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06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88" table:formula="of:=SUM([.D39:.AH3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8.7815in" draw:caption-point-x="-0.2402in" draw:caption-point-y="0.6055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7827in" draw:caption-point-x="-0.2402in" draw:caption-point-y="0.6043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7866in" draw:caption-point-x="-0.2402in" draw:caption-point-y="0.6004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88" table:formula="of:=SUM([.D40:.AH4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033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033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88" table:formula="of:=SUM([.D41:.AH41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2819in" draw:caption-point-x="-0.2402in" draw:caption-point-y="0.6004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88" table:formula="of:=SUM([.D42:.AH4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5287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87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88" table:formula="of:=SUM([.D43:.AH43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776in" draw:caption-point-x="-0.2402in" draw:caption-point-y="0.6016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776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776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7764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88" table:formula="of:=SUM([.D44:.AH44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0217in" draw:caption-point-x="-0.2402in" draw:caption-point-y="0.6039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022in" draw:caption-point-x="-0.2402in" draw:caption-point-y="0.6035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44in" draw:caption-point-x="-0.2402in" draw:caption-point-y="0.6012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88" table:formula="of:=SUM([.D46:.AH46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5193in" draw:caption-point-x="-0.2402in" draw:caption-point-y="0.6016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88" table:formula="of:=SUM([.D47:.AH4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0.7642in" draw:caption-point-x="-0.2402in" draw:caption-point-y="0.6043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0.7669in" draw:caption-point-x="-0.2402in" draw:caption-point-y="0.6016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88" table:formula="of:=SUM([.D48:.AH4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0169in" draw:caption-point-x="-0.2402in" draw:caption-point-y="0.5992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88" table:formula="of:=SUM([.D49:.AH4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2626in" draw:caption-point-x="-0.2402in" draw:caption-point-y="0.6012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88" table:formula="of:=SUM([.D50:.AH5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88" table:formula="of:=SUM([.D51:.AH51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1.7535in" draw:caption-point-x="-0.2402in" draw:caption-point-y="0.6055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7555in" draw:caption-point-x="-0.2402in" draw:caption-point-y="0.6035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7579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1.7579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1.7579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1.7579in" draw:caption-point-x="-0.2402in" draw:caption-point-y="0.601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88" table:formula="of:=SUM([.D52:.AH5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005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5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55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0059in" draw:caption-point-x="-0.2402in" draw:caption-point-y="0.6008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88" table:formula="of:=SUM([.D53:.AH5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252in" draw:caption-point-x="-0.2402in" draw:caption-point-y="0.6028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253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35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2539in" draw:caption-point-x="-0.2402in" draw:caption-point-y="0.6008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2547in" draw:caption-point-x="-0.2402in" draw:caption-point-y="0.6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88" table:formula="of:=SUM([.D54:.AH5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1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12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88" table:formula="of:=SUM([.D55:.AH5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7465in" draw:caption-point-x="-0.2402in" draw:caption-point-y="0.6035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48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488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2.9921in" draw:caption-point-x="-0.2402in" draw:caption-point-y="0.6055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2.9972in" draw:caption-point-x="-0.2402in" draw:caption-point-y="0.6004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2.9984in" draw:caption-point-x="-0.2402in" draw:caption-point-y="0.5992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88" table:formula="of:=SUM([.D57:.AH57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4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41in" draw:caption-point-x="-0.2402in" draw:caption-point-y="0.601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244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244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2441in" draw:caption-point-x="-0.2402in" draw:caption-point-y="0.601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55in" draw:caption-point-x="-0.2402in" draw:caption-point-y="0.6126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63in" draw:caption-point-x="-0.2402in" draw:caption-point-y="0.6118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71in" draw:caption-point-x="-0.2402in" draw:caption-point-y="0.611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91in" draw:caption-point-x="-0.2402in" draw:caption-point-y="0.6091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102in" draw:caption-point-x="-0.2402in" draw:caption-point-y="0.6079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126in" draw:caption-point-x="-0.2402in" draw:caption-point-y="0.6055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34in" draw:caption-point-x="-0.2402in" draw:caption-point-y="0.6047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5in" draw:caption-point-x="-0.2402in" draw:caption-point-y="0.6031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8in" draw:caption-point-x="-0.2402in" draw:caption-point-y="0.6154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8in" draw:caption-point-x="-0.2402in" draw:caption-point-y="0.6154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65in" draw:caption-point-x="-0.2402in" draw:caption-point-y="0.6146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84in" draw:caption-point-x="-0.2402in" draw:caption-point-y="0.612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508in" draw:caption-point-x="-0.2402in" draw:caption-point-y="0.6102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508in" draw:caption-point-x="-0.2402in" draw:caption-point-y="0.6102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43in" draw:caption-point-x="-0.2402in" draw:caption-point-y="0.6067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55in" draw:caption-point-x="-0.2402in" draw:caption-point-y="0.6055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87in" draw:caption-point-x="-0.2402in" draw:caption-point-y="0.6024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606in" draw:caption-point-x="-0.2402in" draw:caption-point-y="0.6004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622in" draw:caption-point-x="-0.2402in" draw:caption-point-y="0.5988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38in" draw:caption-point-x="-0.2402in" draw:caption-point-y="0.5972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7.5">
            <text:p>7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76in" draw:caption-point-x="-0.2402in" draw:caption-point-y="0.611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0996in" draw:caption-point-x="-0.2402in" draw:caption-point-y="0.6091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1008in" draw:caption-point-x="-0.2402in" draw:caption-point-y="0.6079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63in" draw:caption-point-x="-0.2402in" draw:caption-point-y="0.6024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122in" draw:caption-point-x="-0.2402in" draw:caption-point-y="0.5965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13in" draw:caption-point-x="-0.2402in" draw:caption-point-y="0.6154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96in" draw:caption-point-x="-0.2402in" draw:caption-point-y="0.6047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402in" draw:caption-point-x="-0.2402in" draw:caption-point-y="0.6118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65in" draw:caption-point-x="-0.2402in" draw:caption-point-y="0.6055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84in" draw:caption-point-x="-0.2402in" draw:caption-point-y="0.6035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528in" draw:caption-point-x="-0.2402in" draw:caption-point-y="0.5992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47in" draw:caption-point-x="-0.2402in" draw:caption-point-y="0.5972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55in" draw:caption-point-x="-0.2402in" draw:caption-point-y="0.5965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58in" draw:caption-point-x="-0.2402in" draw:caption-point-y="0.6138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7in" draw:caption-point-x="-0.2402in" draw:caption-point-y="0.6126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78in" draw:caption-point-x="-0.2402in" draw:caption-point-y="0.6118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86in" draw:caption-point-x="-0.2402in" draw:caption-point-y="0.611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94in" draw:caption-point-x="-0.2402in" draw:caption-point-y="0.6102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906in" draw:caption-point-x="-0.2402in" draw:caption-point-y="0.6091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917in" draw:caption-point-x="-0.2402in" draw:caption-point-y="0.6079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49in" draw:caption-point-x="-0.2402in" draw:caption-point-y="0.6047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53in" draw:caption-point-x="-0.2402in" draw:caption-point-y="0.6043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61in" draw:caption-point-x="-0.2402in" draw:caption-point-y="0.6035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65in" draw:caption-point-x="-0.2402in" draw:caption-point-y="0.6031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1004in" draw:caption-point-x="-0.2402in" draw:caption-point-y="0.5992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1008in" draw:caption-point-x="-0.2402in" draw:caption-point-y="0.5988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319in" draw:caption-point-x="-0.2402in" draw:caption-point-y="0.6154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327in" draw:caption-point-x="-0.2402in" draw:caption-point-y="0.6146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335in" draw:caption-point-x="-0.2402in" draw:caption-point-y="0.6138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46in" draw:caption-point-x="-0.2402in" draw:caption-point-y="0.612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62in" draw:caption-point-x="-0.2402in" draw:caption-point-y="0.611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7in" draw:caption-point-x="-0.2402in" draw:caption-point-y="0.6102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82in" draw:caption-point-x="-0.2402in" draw:caption-point-y="0.6091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94in" draw:caption-point-x="-0.2402in" draw:caption-point-y="0.6079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37in" draw:caption-point-x="-0.2402in" draw:caption-point-y="0.6035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49in" draw:caption-point-x="-0.2402in" draw:caption-point-y="0.6024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69in" draw:caption-point-x="-0.2402in" draw:caption-point-y="0.6004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84in" draw:caption-point-x="-0.2402in" draw:caption-point-y="0.5988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5in" draw:caption-point-x="-0.2402in" draw:caption-point-y="0.5972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8in" draw:caption-point-x="-0.2402in" draw:caption-point-y="0.5992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62in" draw:caption-point-x="-0.2402in" draw:caption-point-y="0.6087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902in" draw:caption-point-x="-0.2402in" draw:caption-point-y="0.6047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906in" draw:caption-point-x="-0.2402in" draw:caption-point-y="0.6043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913in" draw:caption-point-x="-0.2402in" draw:caption-point-y="0.6035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913in" draw:caption-point-x="-0.2402in" draw:caption-point-y="0.6035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335in" draw:caption-point-x="-0.2402in" draw:caption-point-y="0.6091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78in" draw:caption-point-x="-0.2402in" draw:caption-point-y="0.6047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433in" draw:caption-point-x="-0.2402in" draw:caption-point-y="0.5992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53in" draw:caption-point-x="-0.2402in" draw:caption-point-y="0.5972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94in" draw:caption-point-x="-0.2402in" draw:caption-point-y="0.6008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00" table:formula="of:=SUM([.D17:.AH17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3256in" draw:caption-point-x="-0.2402in" draw:caption-point-y="0.6126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1.5492in" svg:y="3.328in" draw:caption-point-x="-0.2402in" draw:caption-point-y="0.6102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58in" draw:caption-point-x="-0.2402in" draw:caption-point-y="0.6024in">
              <dc:date>2018-03-22T00:00:00</dc:date>
              <text:p text:style-name="P1"><text:span text:style-name="T1">Khám mắt + kẹt xe, 9h06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3.3378in" draw:caption-point-x="-0.2402in" draw:caption-point-y="0.6004in">
              <dc:date>2018-03-23T00:00:00</dc:date>
              <text:p text:style-name="P1"><text:span text:style-name="T1">Tái khám mắt,xin đi trễ, 8h5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4.289in" svg:y="3.3382in" draw:caption-point-x="-0.2402in" draw:caption-point-y="0.6in">
              <dc:date>2018-03-26T00:00:00</dc:date>
              <text:p text:style-name="P1"><text:span text:style-name="T1">Đi khám bệnh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3.339in" draw:caption-point-x="-0.2402in" draw:caption-point-y="0.5992in">
              <dc:date>2018-03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3.3409in" draw:caption-point-x="-0.2402in" draw:caption-point-y="0.5972in">
              <dc:date>2018-03-2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3.3417in" draw:caption-point-x="-0.2402in" draw:caption-point-y="0.5965in">
              <dc:date>2018-03-30T00:00:00</dc:date>
              <text:p text:style-name="P1"><text:span text:style-name="T1">Chạy từ BH lên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00" table:formula="of:=SUM([.D18:.AH18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5681in" draw:caption-point-x="-0.2402in" draw:caption-point-y="0.6177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5681in" draw:caption-point-x="-0.2402in" draw:caption-point-y="0.6177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574in" draw:caption-point-x="-0.2402in" draw:caption-point-y="0.6118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5811in" draw:caption-point-x="-0.2402in" draw:caption-point-y="0.6047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5835in" draw:caption-point-x="-0.2402in" draw:caption-point-y="0.6024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00" table:formula="of:=SUM([.D19:.AH19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8335in" draw:caption-point-x="-0.2402in" draw:caption-point-y="0.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8335in" draw:caption-point-x="-0.2402in" draw:caption-point-y="0.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8335in" draw:caption-point-x="-0.2402in" draw:caption-point-y="0.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00" table:formula="of:=SUM([.D20:.AH20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4.0756in" draw:caption-point-x="-0.2402in" draw:caption-point-y="0.6055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00" table:formula="of:=SUM([.D21:.AH2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3264in" draw:caption-point-x="-0.2402in" draw:caption-point-y="0.6024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05in" draw:caption-point-x="-0.2402in" draw:caption-point-y="0.6083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05in" draw:caption-point-x="-0.2402in" draw:caption-point-y="0.6083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00" table:formula="of:=SUM([.D22:.AH22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5602in" draw:caption-point-x="-0.2402in" draw:caption-point-y="0.6161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5602in" draw:caption-point-x="-0.2402in" draw:caption-point-y="0.6161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5626in" draw:caption-point-x="-0.2402in" draw:caption-point-y="0.6138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5673in" draw:caption-point-x="-0.2402in" draw:caption-point-y="0.6091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5697in" draw:caption-point-x="-0.2402in" draw:caption-point-y="0.6067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5811in" draw:caption-point-x="-0.2402in" draw:caption-point-y="0.5953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00" table:formula="of:=SUM([.D23:.AH23])" office:value-type="float" office:value="5.5">
            <text:p>5.5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83in" draw:caption-point-x="-0.2402in" draw:caption-point-y="0.5957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83in" draw:caption-point-x="-0.2402in" draw:caption-point-y="0.5957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4.8102in" draw:caption-point-x="-0.2402in" draw:caption-point-y="0.6138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4.8138in" draw:caption-point-x="-0.2402in" draw:caption-point-y="0.6102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8161in" draw:caption-point-x="-0.2402in" draw:caption-point-y="0.6079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4.8185in" draw:caption-point-x="-0.2402in" draw:caption-point-y="0.6055in">
              <dc:date>2018-03-15T00:00:00</dc:date>
              <text:p text:style-name="P1"><text:span text:style-name="T1">Ngủ quên, 8h5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4.8193in" draw:caption-point-x="-0.2402in" draw:caption-point-y="0.6047in">
              <dc:date>2018-03-16T00:00:00</dc:date>
              <text:p text:style-name="P1"><text:span text:style-name="T1">Ngủ quên, xin đi trễ, 9h12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12.0059in" svg:y="4.8209in" draw:caption-point-x="-0.2402in" draw:caption-point-y="0.6031in">
              <dc:date>2018-03-21T00:00:00</dc:date>
              <text:p text:style-name="P1"><text:span text:style-name="T1">Kẹt xe, 8h49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8217in" draw:caption-point-x="-0.2402in" draw:caption-point-y="0.6024in">
              <dc:date>2018-03-22T00:00:00</dc:date>
              <text:p text:style-name="P1"><text:span text:style-name="T1">Dậy muộn, xin đi trễ, 9h0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4.8236in" draw:caption-point-x="-0.2402in" draw:caption-point-y="0.6004in">
              <dc:date>2018-03-2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4.824in" draw:caption-point-x="-0.2402in" draw:caption-point-y="0.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4.7457in" svg:y="4.824in" draw:caption-point-x="-0.2402in" draw:caption-point-y="0.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8252in" draw:caption-point-x="-0.2402in" draw:caption-point-y="0.5988in">
              <dc:date>2018-03-28T00:00:00</dc:date>
              <text:p text:style-name="P1"><text:span text:style-name="T1">Kẹt xe, 8h5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4.8268in" draw:caption-point-x="-0.2402in" draw:caption-point-y="0.5972in">
              <dc:date>2018-03-29T00:00:00</dc:date>
              <text:p text:style-name="P1"><text:span text:style-name="T1">Ngủ dậy trễ, 9h01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00" table:formula="of:=SUM([.D24:.AH24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0567in" draw:caption-point-x="-0.2402in" draw:caption-point-y="0.615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0571in" draw:caption-point-x="-0.2402in" draw:caption-point-y="0.6146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0591in" draw:caption-point-x="-0.2402in" draw:caption-point-y="0.6126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0598in" draw:caption-point-x="-0.2402in" draw:caption-point-y="0.6118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0614in" draw:caption-point-x="-0.2402in" draw:caption-point-y="0.6102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0626in" draw:caption-point-x="-0.2402in" draw:caption-point-y="0.6091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638in" draw:caption-point-x="-0.2402in" draw:caption-point-y="0.6079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5.0717in" draw:caption-point-x="-0.2402in" draw:caption-point-y="0.6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5.0728in" draw:caption-point-x="-0.2402in" draw:caption-point-y="0.5988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0728in" draw:caption-point-x="-0.2402in" draw:caption-point-y="0.5988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5.0744in" draw:caption-point-x="-0.2402in" draw:caption-point-y="0.5972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00" table:formula="of:=SUM([.D25:.AH25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3083in" draw:caption-point-x="-0.2402in" draw:caption-point-y="0.611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5.3177in" draw:caption-point-x="-0.2402in" draw:caption-point-y="0.6016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5.3177in" draw:caption-point-x="-0.2402in" draw:caption-point-y="0.6016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5.3177in" draw:caption-point-x="-0.2402in" draw:caption-point-y="0.6016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5.3177in" draw:caption-point-x="-0.2402in" draw:caption-point-y="0.6016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5.3177in" draw:caption-point-x="-0.2402in" draw:caption-point-y="0.6016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00" table:formula="of:=SUM([.D26:.AH26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5575in" draw:caption-point-x="-0.2402in" draw:caption-point-y="0.6098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5.5657in" draw:caption-point-x="-0.2402in" draw:caption-point-y="0.6016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5.5701in" draw:caption-point-x="-0.2402in" draw:caption-point-y="0.5972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5.5701in" draw:caption-point-x="-0.2402in" draw:caption-point-y="0.5972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00" table:formula="of:=SUM([.D27:.AH2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00" table:formula="of:=SUM([.D28:.AH2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0528in" draw:caption-point-x="-0.2402in" draw:caption-point-y="0.6098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6.0622in" draw:caption-point-x="-0.2402in" draw:caption-point-y="0.6004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00" table:formula="of:=SUM([.D29:.AH2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6.3091in" draw:caption-point-x="-0.2402in" draw:caption-point-y="0.6012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00" table:formula="of:=SUM([.D30:.AH3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00" table:formula="of:=SUM([.D31:.AH31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7902in" draw:caption-point-x="-0.2402in" draw:caption-point-y="0.6154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7909in" draw:caption-point-x="-0.2402in" draw:caption-point-y="0.6146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7917in" draw:caption-point-x="-0.2402in" draw:caption-point-y="0.6138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929in" draw:caption-point-x="-0.2402in" draw:caption-point-y="0.612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7945in" draw:caption-point-x="-0.2402in" draw:caption-point-y="0.611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7953in" draw:caption-point-x="-0.2402in" draw:caption-point-y="0.6102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7965in" draw:caption-point-x="-0.2402in" draw:caption-point-y="0.6091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7976in" draw:caption-point-x="-0.2402in" draw:caption-point-y="0.6079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8008in" draw:caption-point-x="-0.2402in" draw:caption-point-y="0.6047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8031in" draw:caption-point-x="-0.2402in" draw:caption-point-y="0.6024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8067in" draw:caption-point-x="-0.2402in" draw:caption-point-y="0.5988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8083in" draw:caption-point-x="-0.2402in" draw:caption-point-y="0.5972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00" table:formula="of:=SUM([.D32:.AH3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0386in" draw:caption-point-x="-0.2402in" draw:caption-point-y="0.6146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7.0528in" draw:caption-point-x="-0.2402in" draw:caption-point-y="0.6004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0567in" draw:caption-point-x="-0.2402in" draw:caption-point-y="0.5965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00" table:formula="of:=SUM([.D33:.AH3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287in" draw:caption-point-x="-0.2402in" draw:caption-point-y="0.6138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7.2961in" draw:caption-point-x="-0.2402in" draw:caption-point-y="0.6047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969in" draw:caption-point-x="-0.2402in" draw:caption-point-y="0.6039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7.2984in" draw:caption-point-x="-0.2402in" draw:caption-point-y="0.6024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00" table:formula="of:=SUM([.D34:.AH3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7.5516in" draw:caption-point-x="-0.2402in" draw:caption-point-y="0.5969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00" table:formula="of:=SUM([.D35:.AH35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7815in" draw:caption-point-x="-0.2402in" draw:caption-point-y="0.615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7835in" draw:caption-point-x="-0.2402in" draw:caption-point-y="0.613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7839in" draw:caption-point-x="-0.2402in" draw:caption-point-y="0.612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7965in" draw:caption-point-x="-0.2402in" draw:caption-point-y="0.6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7976in" draw:caption-point-x="-0.2402in" draw:caption-point-y="0.5988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00" table:formula="of:=SUM([.D36:.AH3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0303in" draw:caption-point-x="-0.2402in" draw:caption-point-y="0.6138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0331in" draw:caption-point-x="-0.2402in" draw:caption-point-y="0.611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0437in" draw:caption-point-x="-0.2402in" draw:caption-point-y="0.6004in">
              <dc:date>2018-03-23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8.0441in" draw:caption-point-x="-0.2402in" draw:caption-point-y="0.6in">
              <dc:date>2018-04-03T00:00:00</dc:date>
              <text:p text:style-name="P1"><text:span text:style-name="T1">Trúng thực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0469in" draw:caption-point-x="-0.2402in" draw:caption-point-y="0.5972in">
              <dc:date>2018-03-29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8.0476in" draw:caption-point-x="-0.2402in" draw:caption-point-y="0.5965in">
              <dc:date>2018-03-30T00:00:00</dc:date>
              <text:p text:style-name="P1"><text:span text:style-name="T1">Mệt trong người, xin đi trễ, 8h43 đến cty</text:span></text:p>
            </office:annotation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2772in" draw:caption-point-x="-0.2402in" draw:caption-point-y="0.6146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278in" draw:caption-point-x="-0.2402in" draw:caption-point-y="0.6138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91in" draw:caption-point-x="-0.2402in" draw:caption-point-y="0.612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74in" draw:caption-point-x="-0.2402in" draw:caption-point-y="0.6043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8.2917in" draw:caption-point-x="-0.2402in" draw:caption-point-y="0.6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00" table:formula="of:=SUM([.D38:.AH38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8.5244in" draw:caption-point-x="-0.2402in" draw:caption-point-y="0.615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8.5283in" draw:caption-point-x="-0.2402in" draw:caption-point-y="0.611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00" table:formula="of:=SUM([.D39:.AH39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7709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52in" draw:caption-point-x="-0.2402in" draw:caption-point-y="0.6118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8.7709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8.7709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8.7709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8.7882in" draw:caption-point-x="-0.2402in" draw:caption-point-y="0.5988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7898in" draw:caption-point-x="-0.2402in" draw:caption-point-y="0.5972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8.7906in" draw:caption-point-x="-0.2402in" draw:caption-point-y="0.5965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00" table:formula="of:=SUM([.D40:.AH40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0201in" draw:caption-point-x="-0.2402in" draw:caption-point-y="0.6146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2697in" draw:caption-point-x="-0.2402in" draw:caption-point-y="0.6126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2713in" draw:caption-point-x="-0.2402in" draw:caption-point-y="0.611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00" table:formula="of:=SUM([.D42:.AH42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9.5161in" draw:caption-point-x="-0.2402in" draw:caption-point-y="0.6138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9.5209in" draw:caption-point-x="-0.2402in" draw:caption-point-y="0.6091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9.5252in" draw:caption-point-x="-0.2402in" draw:caption-point-y="0.6047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5268in" draw:caption-point-x="-0.2402in" draw:caption-point-y="0.603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9.5268in" draw:caption-point-x="-0.2402in" draw:caption-point-y="0.603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9.5268in" draw:caption-point-x="-0.2402in" draw:caption-point-y="0.603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9.5323in" draw:caption-point-x="-0.2402in" draw:caption-point-y="0.5976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00" table:formula="of:=SUM([.D43:.AH43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9.7689in" draw:caption-point-x="-0.2402in" draw:caption-point-y="0.6087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7689in" draw:caption-point-x="-0.2402in" draw:caption-point-y="0.6087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9.7689in" draw:caption-point-x="-0.2402in" draw:caption-point-y="0.6087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00" table:formula="of:=SUM([.D44:.AH4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0118in" draw:caption-point-x="-0.2402in" draw:caption-point-y="0.6138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013in" draw:caption-point-x="-0.2402in" draw:caption-point-y="0.6126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00" table:formula="of:=SUM([.D45:.AH4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1.5492in" svg:y="10.2697in" draw:caption-point-x="-0.2402in" draw:caption-point-y="0.6035in">
              <dc:date>2018-03-20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2732in" draw:caption-point-x="-0.2402in" draw:caption-point-y="0.6in">
              <dc:date>2018-03-2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00" table:formula="of:=SUM([.D46:.AH4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5071in" draw:caption-point-x="-0.2402in" draw:caption-point-y="0.6138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5083in" draw:caption-point-x="-0.2402in" draw:caption-point-y="0.612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5091in" draw:caption-point-x="-0.2402in" draw:caption-point-y="0.6118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0.513in" draw:caption-point-x="-0.2402in" draw:caption-point-y="0.6079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515in" draw:caption-point-x="-0.2402in" draw:caption-point-y="0.6059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5161in" draw:caption-point-x="-0.2402in" draw:caption-point-y="0.6047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5165in" draw:caption-point-x="-0.2402in" draw:caption-point-y="0.6043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5177in" draw:caption-point-x="-0.2402in" draw:caption-point-y="0.6031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10.5205in" draw:caption-point-x="-0.2402in" draw:caption-point-y="0.6004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00" table:formula="of:=SUM([.D47:.AH47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0.7535in" draw:caption-point-x="-0.2402in" draw:caption-point-y="0.615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67in" draw:caption-point-x="-0.2402in" draw:caption-point-y="0.6118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0.7594in" draw:caption-point-x="-0.2402in" draw:caption-point-y="0.6091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94in" draw:caption-point-x="-0.2402in" draw:caption-point-y="0.6091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0.7606in" draw:caption-point-x="-0.2402in" draw:caption-point-y="0.6079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0.7618in" draw:caption-point-x="-0.2402in" draw:caption-point-y="0.6067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0.7642in" draw:caption-point-x="-0.2402in" draw:caption-point-y="0.6043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0.7642in" draw:caption-point-x="-0.2402in" draw:caption-point-y="0.6043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00" table:formula="of:=SUM([.D50:.AH5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00" table:formula="of:=SUM([.D51:.AH51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1.7445in" draw:caption-point-x="-0.2402in" draw:caption-point-y="0.6146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1.7567in" draw:caption-point-x="-0.2402in" draw:caption-point-y="0.6024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7591in" draw:caption-point-x="-0.2402in" draw:caption-point-y="0.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2.0043in" draw:caption-point-x="-0.2402in" draw:caption-point-y="0.6024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00" table:formula="of:=SUM([.D53:.AH53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2398in" draw:caption-point-x="-0.2402in" draw:caption-point-y="0.615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2421in" draw:caption-point-x="-0.2402in" draw:caption-point-y="0.612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2469in" draw:caption-point-x="-0.2402in" draw:caption-point-y="0.6079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2.248in" draw:caption-point-x="-0.2402in" draw:caption-point-y="0.6067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2.2496in" draw:caption-point-x="-0.2402in" draw:caption-point-y="0.6051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2.25in" draw:caption-point-x="-0.2402in" draw:caption-point-y="0.6047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2.2512in" draw:caption-point-x="-0.2402in" draw:caption-point-y="0.6035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2.2516in" draw:caption-point-x="-0.2402in" draw:caption-point-y="0.6031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2559in" draw:caption-point-x="-0.2402in" draw:caption-point-y="0.5988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00" table:formula="of:=SUM([.D54:.AH5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00" table:formula="of:=SUM([.D55:.AH55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2.7346in" draw:caption-point-x="-0.2402in" draw:caption-point-y="0.6154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2.7441in" draw:caption-point-x="-0.2402in" draw:caption-point-y="0.6059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2.748in" draw:caption-point-x="-0.2402in" draw:caption-point-y="0.602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00" table:formula="of:=SUM([.D56:.AH56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2.9843in" draw:caption-point-x="-0.2402in" draw:caption-point-y="0.6134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2.985in" draw:caption-point-x="-0.2402in" draw:caption-point-y="0.612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2.9858in" draw:caption-point-x="-0.2402in" draw:caption-point-y="0.6118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2.9878in" draw:caption-point-x="-0.2402in" draw:caption-point-y="0.6098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2.9886in" draw:caption-point-x="-0.2402in" draw:caption-point-y="0.6091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2.9898in" draw:caption-point-x="-0.2402in" draw:caption-point-y="0.6079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2.9917in" draw:caption-point-x="-0.2402in" draw:caption-point-y="0.6059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2.9929in" draw:caption-point-x="-0.2402in" draw:caption-point-y="0.6047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2.9933in" draw:caption-point-x="-0.2402in" draw:caption-point-y="0.6043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2.9941in" draw:caption-point-x="-0.2402in" draw:caption-point-y="0.6035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2.9945in" draw:caption-point-x="-0.2402in" draw:caption-point-y="0.6031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2.9961in" draw:caption-point-x="-0.2402in" draw:caption-point-y="0.6016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2.9976in" draw:caption-point-x="-0.2402in" draw:caption-point-y="0.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9988in" draw:caption-point-x="-0.2402in" draw:caption-point-y="0.5988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2.9961in" draw:caption-point-x="-0.2402in" draw:caption-point-y="0.6016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00" table:formula="of:=SUM([.D57:.AH5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15in" draw:caption-point-x="-0.2402in" draw:caption-point-y="0.6028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161in" draw:caption-point-x="-0.2402in" draw:caption-point-y="0.6016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165in" draw:caption-point-x="-0.2402in" draw:caption-point-y="0.6012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69in" draw:caption-point-x="-0.2402in" draw:caption-point-y="0.6008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73in" draw:caption-point-x="-0.2402in" draw:caption-point-y="0.6004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73in" draw:caption-point-x="-0.2402in" draw:caption-point-y="0.6004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93in" draw:caption-point-x="-0.2402in" draw:caption-point-y="0.5984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213in" draw:caption-point-x="-0.2402in" draw:caption-point-y="0.5965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22in" draw:caption-point-x="-0.2402in" draw:caption-point-y="0.5957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224in" draw:caption-point-x="-0.2402in" draw:caption-point-y="0.5953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228in" draw:caption-point-x="-0.2402in" draw:caption-point-y="0.5949in">
              <dc:date>2018-04-24T00:00:00</dc:date>
              <text:p text:style-name="P1">Nhà có việc, 8h40 đến cty</text:p>
            </office:annotation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776in" draw:caption-point-x="-0.2402in" draw:caption-point-y="0.5949in">
              <dc:date>2018-04-24T00:00:00</dc:date>
              <text:p text:style-name="P1">Tối qua đi làm về trễ, 8h37 đến cty</text:p>
            </office:annotation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299in" draw:caption-point-x="-0.2402in" draw:caption-point-y="0.5969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4.7457in" svg:y="0.6299in" draw:caption-point-x="-0.2402in" draw:caption-point-y="0.5969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819in" draw:caption-point-x="-0.2402in" draw:caption-point-y="0.5996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823in" draw:caption-point-x="-0.2402in" draw:caption-point-y="0.5992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811in" draw:caption-point-x="-0.2402in" draw:caption-point-y="0.6004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811in" draw:caption-point-x="-0.2402in" draw:caption-point-y="0.6004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858in" draw:caption-point-x="-0.2402in" draw:caption-point-y="0.5957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346in" draw:caption-point-x="-0.2402in" draw:caption-point-y="0.6016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394in" draw:caption-point-x="-0.2402in" draw:caption-point-y="0.5969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909in" draw:caption-point-x="-0.2402in" draw:caption-point-y="0.5996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6445in" draw:caption-point-x="-0.2402in" draw:caption-point-y="0.6008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504in" draw:caption-point-x="-0.2402in" draw:caption-point-y="0.5949in">
              <dc:date>2018-04-24T00:00:00</dc:date>
              <text:p text:style-name="P1">Xin qua ngân hàng làm giấy tờ, từ 9h đến 11h</text:p>
            </office:annotation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9004in" draw:caption-point-x="-0.2402in" draw:caption-point-y="0.5996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152in" draw:caption-point-x="-0.2402in" draw:caption-point-y="0.6028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1524in" draw:caption-point-x="-0.2402in" draw:caption-point-y="0.6024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1535in" draw:caption-point-x="-0.2402in" draw:caption-point-y="0.6012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1539in" draw:caption-point-x="-0.2402in" draw:caption-point-y="0.6008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1551in" draw:caption-point-x="-0.2402in" draw:caption-point-y="0.5996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1563in" draw:caption-point-x="-0.2402in" draw:caption-point-y="0.5984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1571in" draw:caption-point-x="-0.2402in" draw:caption-point-y="0.5976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1579in" draw:caption-point-x="-0.2402in" draw:caption-point-y="0.5969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1575in" draw:caption-point-x="-0.2402in" draw:caption-point-y="0.5972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1575in" draw:caption-point-x="-0.2402in" draw:caption-point-y="0.5972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1594in" draw:caption-point-x="-0.2402in" draw:caption-point-y="0.5953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3">
            <text:p>3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4059in" draw:caption-point-x="-0.2402in" draw:caption-point-y="0.6031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4063in" draw:caption-point-x="-0.2402in" draw:caption-point-y="0.602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4083in" draw:caption-point-x="-0.2402in" draw:caption-point-y="0.6008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2.4098in" draw:caption-point-x="-0.2402in" draw:caption-point-y="0.5992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6" draw:text-style-name="P1" svg:width="1.1413in" svg:height="0.2634in" svg:x="9.7228in" svg:y="2.4106in" draw:caption-point-x="-0.2402in" draw:caption-point-y="0.5984in">
              <dc:date>2018-04-1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2.4114in" draw:caption-point-x="-0.2402in" draw:caption-point-y="0.5976in">
              <dc:date>2018-04-17T00:00:00</dc:date>
              <text:p text:style-name="P1"><text:span text:style-name="T1">Có lịch phỏng vấn bên trường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411in" draw:caption-point-x="-0.2402in" draw:caption-point-y="0.598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411in" draw:caption-point-x="-0.2402in" draw:caption-point-y="0.598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6622in" draw:caption-point-x="-0.2402in" draw:caption-point-y="0.6016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6626in" draw:caption-point-x="-0.2402in" draw:caption-point-y="0.6012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6654in" draw:caption-point-x="-0.2402in" draw:caption-point-y="0.5984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9157in" draw:caption-point-x="-0.2402in" draw:caption-point-y="0.6028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9228in" draw:caption-point-x="-0.2402in" draw:caption-point-y="0.5957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9228in" draw:caption-point-x="-0.2402in" draw:caption-point-y="0.5957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5.5">
            <text:p>5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3.1709in" draw:caption-point-x="-0.2402in" draw:caption-point-y="0.60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3.1709in" draw:caption-point-x="-0.2402in" draw:caption-point-y="0.60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3.1709in" draw:caption-point-x="-0.2402in" draw:caption-point-y="0.60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3.1709in" draw:caption-point-x="-0.2402in" draw:caption-point-y="0.60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3.1709in" draw:caption-point-x="-0.2402in" draw:caption-point-y="0.60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3.1768in" draw:caption-point-x="-0.2402in" draw:caption-point-y="0.5961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3.1024in" svg:y="3.4244in" draw:caption-point-x="-0.2402in" draw:caption-point-y="0.6031in">
              <dc:date>2018-04-02T00:00:00</dc:date>
              <text:p text:style-name="P1"><text:span text:style-name="T1">Đi từ Biên Hòa lên, xin đi trễ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3.426in" draw:caption-point-x="-0.2402in" draw:caption-point-y="0.6016in">
              <dc:date>2018-04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6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674in" draw:caption-point-x="-0.2402in" draw:caption-point-y="0.6012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9287in" draw:caption-point-x="-0.2402in" draw:caption-point-y="0.6012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9335in" draw:caption-point-x="-0.2402in" draw:caption-point-y="0.5965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4.1831in" draw:caption-point-x="-0.2402in" draw:caption-point-y="0.6012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4.4425in" draw:caption-point-x="-0.2402in" draw:caption-point-y="0.5965in">
              <dc:date>2018-04-1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4.4433in" draw:caption-point-x="-0.2402in" draw:caption-point-y="0.5957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4437in" draw:caption-point-x="-0.2402in" draw:caption-point-y="0.5953in">
              <dc:date>2018-04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6941in" draw:caption-point-x="-0.2402in" draw:caption-point-y="0.5996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4.6972in" draw:caption-point-x="-0.2402in" draw:caption-point-y="0.5965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4.6988in" draw:caption-point-x="-0.2402in" draw:caption-point-y="0.5949in">
              <dc:date>2018-04-24T00:00:00</dc:date>
              <text:p text:style-name="P1">Ra ngân hàng, xin đi trễ, 8h33 đến cty</text:p>
            </office:annotation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11" table:formula="of:=SUM([.D23:.AH23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9453in" draw:caption-point-x="-0.2402in" draw:caption-point-y="0.6028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9472in" draw:caption-point-x="-0.2402in" draw:caption-point-y="0.6008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9476in" draw:caption-point-x="-0.2402in" draw:caption-point-y="0.6004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9484in" draw:caption-point-x="-0.2402in" draw:caption-point-y="0.5996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9488in" draw:caption-point-x="-0.2402in" draw:caption-point-y="0.5992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9496in" draw:caption-point-x="-0.2402in" draw:caption-point-y="0.5984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9504in" draw:caption-point-x="-0.2402in" draw:caption-point-y="0.5976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9504in" draw:caption-point-x="-0.2402in" draw:caption-point-y="0.5976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95in" draw:caption-point-x="-0.2402in" draw:caption-point-y="0.598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9504in" draw:caption-point-x="-0.2402in" draw:caption-point-y="0.5976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9528in" draw:caption-point-x="-0.2402in" draw:caption-point-y="0.5953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11" table:formula="of:=SUM([.D24:.AH24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5.2047in" draw:caption-point-x="-0.2402in" draw:caption-point-y="0.598in">
              <dc:date>2018-04-16T00:00:00</dc:date>
              <text:p text:style-name="P1"><text:span text:style-name="T1">Đi chơi trước lễ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5.2047in" draw:caption-point-x="-0.2402in" draw:caption-point-y="0.598in">
              <dc:date>2018-04-16T00:00:00</dc:date>
              <text:p text:style-name="P1"><text:span text:style-name="T1">Đi chơi trước lễ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5.4618in" draw:caption-point-x="-0.2402in" draw:caption-point-y="0.5957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1" table:formula="of:=SUM([.D26:.AH26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5.7173in" draw:caption-point-x="-0.2402in" draw:caption-point-y="0.5949in">
              <dc:date>2018-04-24T00:00:00</dc:date>
              <text:p text:style-name="P1">có việc cần gairi quyết trong giờ hành chính, xin off chiều</text:p>
            </office:annotation>
            <text:p>0.5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6.2197in" draw:caption-point-x="-0.2402in" draw:caption-point-y="0.6016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7205in" draw:caption-point-x="-0.2402in" draw:caption-point-y="0.6031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7209in" draw:caption-point-x="-0.2402in" draw:caption-point-y="0.602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6.7209in" draw:caption-point-x="-0.2402in" draw:caption-point-y="0.602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7224in" draw:caption-point-x="-0.2402in" draw:caption-point-y="0.6012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6.7228in" draw:caption-point-x="-0.2402in" draw:caption-point-y="0.6008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6.7244in" draw:caption-point-x="-0.2402in" draw:caption-point-y="0.5992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6.9776in" draw:caption-point-x="-0.2402in" draw:caption-point-y="0.6004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11" table:formula="of:=SUM([.D32:.AH3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7.2319in" draw:caption-point-x="-0.2402in" draw:caption-point-y="0.6008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1" table:formula="of:=SUM([.D33:.AH33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7.4862in" draw:caption-point-x="-0.2402in" draw:caption-point-y="0.6012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7.739in" draw:caption-point-x="-0.2402in" draw:caption-point-y="0.602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739in" draw:caption-point-x="-0.2402in" draw:caption-point-y="0.602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7.7433in" draw:caption-point-x="-0.2402in" draw:caption-point-y="0.5984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1" table:formula="of:=SUM([.D35:.AH35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9933in" draw:caption-point-x="-0.2402in" draw:caption-point-y="0.6031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9937in" draw:caption-point-x="-0.2402in" draw:caption-point-y="0.6028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9949in" draw:caption-point-x="-0.2402in" draw:caption-point-y="0.6016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9953in" draw:caption-point-x="-0.2402in" draw:caption-point-y="0.6012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1" table:formula="of:=SUM([.D36:.AH36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8.2413in" draw:caption-point-x="-0.2402in" draw:caption-point-y="0.602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8.2472in" draw:caption-point-x="-0.2402in" draw:caption-point-y="0.5969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2476in" draw:caption-point-x="-0.2402in" draw:caption-point-y="0.5965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8.2433in" draw:caption-point-x="-0.2402in" draw:caption-point-y="0.6008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table:number-columns-repeated="5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11" table:formula="of:=SUM([.D38:.AH38])" office:value-type="float" office:value="2.5">
            <text:p>2.5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7299in" draw:caption-point-x="-0.2402in" draw:caption-point-y="0.6236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8.7299in" draw:caption-point-x="-0.2402in" draw:caption-point-y="0.6236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8.7543in" draw:caption-point-x="-0.2402in" draw:caption-point-y="0.5992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8.7299in" draw:caption-point-x="-0.2402in" draw:caption-point-y="0.6236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8.7299in" draw:caption-point-x="-0.2402in" draw:caption-point-y="0.6236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8.7587in" draw:caption-point-x="-0.2402in" draw:caption-point-y="0.5949in">
              <dc:date>2018-04-24T00:00:00</dc:date>
              <text:p text:style-name="P1">Mệt trong người, 8h42 đến cty</text:p>
            </office:annotation>
            <text:p>0</text:p>
          </table:table-cell>
          <table:table-cell table:style-name="ce115" table:number-columns-repeated="5"/>
          <table:table-cell table:style-name="ce115" office:value-type="float" office:value="0.5">
            <office:annotation draw:style-name="gr2" draw:text-style-name="P1" svg:width="1.1413in" svg:height="0.5457in" svg:x="16.1154in" svg:y="8.7299in" draw:caption-point-x="-0.2402in" draw:caption-point-y="0.6236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11" table:formula="of:=SUM([.D39:.AH39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9.0087in" draw:caption-point-x="-0.2402in" draw:caption-point-y="0.5992in">
              <dc:date>2018-04-13T00:00:00</dc:date>
              <text:p text:style-name="P1"><text:span text:style-name="T1">Đau bụng, nghỉ ốm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9.2657in" draw:caption-point-x="-0.2402in" draw:caption-point-y="0.5969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11" table:formula="of:=SUM([.D41:.AH41])" office:value-type="float" office:value="9">
            <text:p>9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9.5197in" draw:caption-point-x="-0.2402in" draw:caption-point-y="0.5976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9.5209in" draw:caption-point-x="-0.2402in" draw:caption-point-y="0.5965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16.1154in" svg:y="9.5102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11" table:formula="of:=SUM([.D42:.AH42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9.7673in" draw:caption-point-x="-0.2402in" draw:caption-point-y="0.604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9.7673in" draw:caption-point-x="-0.2402in" draw:caption-point-y="0.604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9.7673in" draw:caption-point-x="-0.2402in" draw:caption-point-y="0.604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4.7457in" svg:y="9.7673in" draw:caption-point-x="-0.2402in" draw:caption-point-y="0.604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10.0256in" draw:caption-point-x="-0.2402in" draw:caption-point-y="0.6008in">
              <dc:date>2018-04-10T00:00:00</dc:date>
              <text:p text:style-name="P1"><text:span text:style-name="T1">Hư xe, 8h3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11" table:formula="of:=SUM([.D45:.AH45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10.5209in" draw:caption-point-x="-0.2402in" draw:caption-point-y="0.6008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0.5232in" draw:caption-point-x="-0.2402in" draw:caption-point-y="0.5984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10.5264in" draw:caption-point-x="-0.2402in" draw:caption-point-y="0.5953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10.7799in" draw:caption-point-x="-0.2402in" draw:caption-point-y="0.5965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11" table:formula="of:=SUM([.D47:.AH47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11.0299in" draw:caption-point-x="-0.2402in" draw:caption-point-y="0.6012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11.0327in" draw:caption-point-x="-0.2402in" draw:caption-point-y="0.5984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1.0358in" draw:caption-point-x="-0.2402in" draw:caption-point-y="0.5953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11" table:formula="of:=SUM([.D48:.AH4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11.2843in" draw:caption-point-x="-0.2402in" draw:caption-point-y="0.6012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11" table:formula="of:=SUM([.D50:.AH50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1.7854in" draw:caption-point-x="-0.2402in" draw:caption-point-y="0.6024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1.7862in" draw:caption-point-x="-0.2402in" draw:caption-point-y="0.6016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1.7921in" draw:caption-point-x="-0.2402in" draw:caption-point-y="0.5957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1.7925in" draw:caption-point-x="-0.2402in" draw:caption-point-y="0.5953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11" table:formula="of:=SUM([.D51:.AH51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2.0461in" draw:caption-point-x="-0.2402in" draw:caption-point-y="0.5965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2.0469in" draw:caption-point-x="-0.2402in" draw:caption-point-y="0.5957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4.7457in" svg:y="12.0417in" draw:caption-point-x="-0.2402in" draw:caption-point-y="0.6008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11" table:formula="of:=SUM([.D52:.AH52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2.2941in" draw:caption-point-x="-0.2402in" draw:caption-point-y="0.6031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2.2957in" draw:caption-point-x="-0.2402in" draw:caption-point-y="0.6016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2.2945in" draw:caption-point-x="-0.2402in" draw:caption-point-y="0.602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2.2945in" draw:caption-point-x="-0.2402in" draw:caption-point-y="0.602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2.2988in" draw:caption-point-x="-0.2402in" draw:caption-point-y="0.5984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2.3016in" draw:caption-point-x="-0.2402in" draw:caption-point-y="0.5957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2.302in" draw:caption-point-x="-0.2402in" draw:caption-point-y="0.5953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2.3024in" draw:caption-point-x="-0.2402in" draw:caption-point-y="0.5949in">
              <dc:date>2018-04-24T00:00:00</dc:date>
              <text:p text:style-name="P1">Đi đưa đám tang, xin đi trễ</text:p>
            </office:annotation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2.5531in" draw:caption-point-x="-0.2402in" draw:caption-point-y="0.5984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11" table:formula="of:=SUM([.D54:.AH54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2.8051in" draw:caption-point-x="-0.2402in" draw:caption-point-y="0.6012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11" table:formula="of:=SUM([.D55:.AH55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3.0598in" draw:caption-point-x="-0.2402in" draw:caption-point-y="0.6012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3.0654in" draw:caption-point-x="-0.2402in" draw:caption-point-y="0.5957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3.0654in" draw:caption-point-x="-0.2402in" draw:caption-point-y="0.5957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5" office:value-type="string">
            <text:p>VietLT</text:p>
          </table:table-cell>
          <table:table-cell table:style-name="ce111"/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13.3146in" draw:caption-point-x="-0.2402in" draw:caption-point-y="0.6008in">
              <dc:date>2018-04-09T00:00:00</dc:date>
              <text:p text:style-name="P1"><text:span text:style-name="T1">Đi châm cứu, off chiều</text:span></text:p>
            </office:annotation>
            <text:p>0.5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22" table:formula="of:=SUM([.D20:.AH20])" office:value-type="float" office:value="2">
            <text:p>2</text:p>
          </table:table-cell>
          <table:table-cell table:style-name="ce126"/>
          <table:table-cell table:style-name="ce126" office:value-type="float" office:value="1">
            <office:annotation draw:style-name="gr6" draw:text-style-name="P1" svg:width="1.1413in" svg:height="0.2634in" svg:x="3.1024in" svg:y="4.0858in" draw:caption-point-x="-0.2402in" draw:caption-point-y="0.5953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3.5591in" svg:y="4.0858in" draw:caption-point-x="-0.2402in" draw:caption-point-y="0.5953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22" table:formula="of:=SUM([.D39:.AH39])" office:value-type="float" office:value="4">
            <text:p>4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5.3854in" svg:y="8.7925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8.7768in" svg:y="8.7925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2.0059in" svg:y="8.7925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5.202in" svg:y="8.7925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22" table:formula="of:=SUM([.D40:.AH40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0429in" draw:caption-point-x="-0.2402in" draw:caption-point-y="0.598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0429in" draw:caption-point-x="-0.2402in" draw:caption-point-y="0.598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0429in" draw:caption-point-x="-0.2402in" draw:caption-point-y="0.598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0429in" draw:caption-point-x="-0.2402in" draw:caption-point-y="0.598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22" table:formula="of:=SUM([.D43:.AH43])" office:value-type="float" office:value="3">
            <text:p>3</text:p>
          </table:table-cell>
          <table:table-cell table:style-name="ce126" table:number-columns-repeated="15"/>
          <table:table-cell table:style-name="ce126" office:value-type="float" office:value="1">
            <office:annotation draw:style-name="gr6" draw:text-style-name="P1" svg:width="1.1413in" svg:height="0.2634in" svg:x="9.7228in" svg:y="9.789in" draw:caption-point-x="-0.2402in" draw:caption-point-y="0.595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9.789in" draw:caption-point-x="-0.2402in" draw:caption-point-y="0.595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9.789in" draw:caption-point-x="-0.2402in" draw:caption-point-y="0.595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1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33" table:formula="of:=SUM([.D39:.AH39])" office:value-type="float" office:value="4">
            <text:p>4</text:p>
          </table:table-cell>
          <table:table-cell table:style-name="ce137" table:number-columns-repeated="3"/>
          <table:table-cell table:style-name="ce137" office:value-type="float" office:value="1">
            <office:annotation draw:style-name="gr4" draw:text-style-name="P1" svg:width="1.1413in" svg:height="0.3902in" svg:x="4.0157in" svg:y="8.7866in" draw:caption-point-x="-0.2402in" draw:caption-point-y="0.600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7.3094in" svg:y="8.7866in" draw:caption-point-x="-0.2402in" draw:caption-point-y="0.600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0.6358in" svg:y="8.7866in" draw:caption-point-x="-0.2402in" draw:caption-point-y="0.600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3.8323in" svg:y="8.7866in" draw:caption-point-x="-0.2402in" draw:caption-point-y="0.600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33" table:formula="of:=SUM([.D40:.AH40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037in" draw:caption-point-x="-0.2402in" draw:caption-point-y="0.597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037in" draw:caption-point-x="-0.2402in" draw:caption-point-y="0.597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037in" draw:caption-point-x="-0.2402in" draw:caption-point-y="0.597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037in" draw:caption-point-x="-0.2402in" draw:caption-point-y="0.597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037in" draw:caption-point-x="-0.2402in" draw:caption-point-y="0.597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33" table:formula="of:=SUM([.D41:.AH4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33" table:formula="of:=SUM([.D43:.AH4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8.7866in" draw:caption-point-x="-0.2402in" draw:caption-point-y="0.600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9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8" table:number-columns-spanned="2" table:number-rows-spanned="1">
            <text:p>8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8-01">
            <text:p>01</text:p>
          </table:table-cell>
          <table:table-cell table:style-name="ce168" table:formula="of:=[.D2]+1" office:value-type="date" office:date-value="2018-08-02">
            <text:p>02</text:p>
          </table:table-cell>
          <table:table-cell table:style-name="ce168" table:formula="of:=[.E2]+1" office:value-type="date" office:date-value="2018-08-03">
            <text:p>03</text:p>
          </table:table-cell>
          <table:table-cell table:style-name="ce168" table:formula="of:=[.F2]+1" office:value-type="date" office:date-value="2018-08-04">
            <text:p>04</text:p>
          </table:table-cell>
          <table:table-cell table:style-name="ce168" table:formula="of:=[.G2]+1" office:value-type="date" office:date-value="2018-08-05">
            <text:p>05</text:p>
          </table:table-cell>
          <table:table-cell table:style-name="ce168" table:formula="of:=[.H2]+1" office:value-type="date" office:date-value="2018-08-06">
            <text:p>06</text:p>
          </table:table-cell>
          <table:table-cell table:style-name="ce168" table:formula="of:=[.I2]+1" office:value-type="date" office:date-value="2018-08-07">
            <text:p>07</text:p>
          </table:table-cell>
          <table:table-cell table:style-name="ce168" table:formula="of:=[.J2]+1" office:value-type="date" office:date-value="2018-08-08">
            <text:p>08</text:p>
          </table:table-cell>
          <table:table-cell table:style-name="ce168" table:formula="of:=[.K2]+1" office:value-type="date" office:date-value="2018-08-09">
            <text:p>09</text:p>
          </table:table-cell>
          <table:table-cell table:style-name="ce168" table:formula="of:=[.L2]+1" office:value-type="date" office:date-value="2018-08-10">
            <text:p>10</text:p>
          </table:table-cell>
          <table:table-cell table:style-name="ce168" table:formula="of:=[.M2]+1" office:value-type="date" office:date-value="2018-08-11">
            <text:p>11</text:p>
          </table:table-cell>
          <table:table-cell table:style-name="ce168" table:formula="of:=[.N2]+1" office:value-type="date" office:date-value="2018-08-12">
            <text:p>12</text:p>
          </table:table-cell>
          <table:table-cell table:style-name="ce168" table:formula="of:=[.O2]+1" office:value-type="date" office:date-value="2018-08-13">
            <text:p>13</text:p>
          </table:table-cell>
          <table:table-cell table:style-name="ce168" table:formula="of:=[.P2]+1" office:value-type="date" office:date-value="2018-08-14">
            <text:p>14</text:p>
          </table:table-cell>
          <table:table-cell table:style-name="ce168" table:formula="of:=[.Q2]+1" office:value-type="date" office:date-value="2018-08-15">
            <text:p>15</text:p>
          </table:table-cell>
          <table:table-cell table:style-name="ce168" table:formula="of:=[.R2]+1" office:value-type="date" office:date-value="2018-08-16">
            <text:p>16</text:p>
          </table:table-cell>
          <table:table-cell table:style-name="ce168" table:formula="of:=[.S2]+1" office:value-type="date" office:date-value="2018-08-17">
            <text:p>17</text:p>
          </table:table-cell>
          <table:table-cell table:style-name="ce168" table:formula="of:=[.T2]+1" office:value-type="date" office:date-value="2018-08-18">
            <text:p>18</text:p>
          </table:table-cell>
          <table:table-cell table:style-name="ce168" table:formula="of:=[.U2]+1" office:value-type="date" office:date-value="2018-08-19">
            <text:p>19</text:p>
          </table:table-cell>
          <table:table-cell table:style-name="ce168" table:formula="of:=[.V2]+1" office:value-type="date" office:date-value="2018-08-20">
            <text:p>20</text:p>
          </table:table-cell>
          <table:table-cell table:style-name="ce168" table:formula="of:=[.W2]+1" office:value-type="date" office:date-value="2018-08-21">
            <text:p>21</text:p>
          </table:table-cell>
          <table:table-cell table:style-name="ce168" table:formula="of:=[.X2]+1" office:value-type="date" office:date-value="2018-08-22">
            <text:p>22</text:p>
          </table:table-cell>
          <table:table-cell table:style-name="ce168" table:formula="of:=[.Y2]+1" office:value-type="date" office:date-value="2018-08-23">
            <text:p>23</text:p>
          </table:table-cell>
          <table:table-cell table:style-name="ce168" table:formula="of:=[.Z2]+1" office:value-type="date" office:date-value="2018-08-24">
            <text:p>24</text:p>
          </table:table-cell>
          <table:table-cell table:style-name="ce168" table:formula="of:=[.AA2]+1" office:value-type="date" office:date-value="2018-08-25">
            <text:p>25</text:p>
          </table:table-cell>
          <table:table-cell table:style-name="ce168" table:formula="of:=[.AB2]+1" office:value-type="date" office:date-value="2018-08-26">
            <text:p>26</text:p>
          </table:table-cell>
          <table:table-cell table:style-name="ce168" table:formula="of:=[.AC2]+1" office:value-type="date" office:date-value="2018-08-27">
            <text:p>27</text:p>
          </table:table-cell>
          <table:table-cell table:style-name="ce168" table:formula="of:=[.AD2]+1" office:value-type="date" office:date-value="2018-08-28">
            <text:p>28</text:p>
          </table:table-cell>
          <table:table-cell table:style-name="ce168" table:formula="of:=[.AE2]+1" office:value-type="date" office:date-value="2018-08-29">
            <text:p>29</text:p>
          </table:table-cell>
          <table:table-cell table:style-name="ce168" table:formula="of:=[.AF2]+1" office:value-type="date" office:date-value="2018-08-30">
            <text:p>30</text:p>
          </table:table-cell>
          <table:table-cell table:style-name="ce168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8" table:number-columns-spanned="2" table:number-rows-spanned="1">
            <text:p>8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08-01">
            <text:p>01</text:p>
          </table:table-cell>
          <table:table-cell table:style-name="ce179" table:formula="of:=[.D2]+1" office:value-type="date" office:date-value="2018-08-02">
            <text:p>02</text:p>
          </table:table-cell>
          <table:table-cell table:style-name="ce179" table:formula="of:=[.E2]+1" office:value-type="date" office:date-value="2018-08-03">
            <text:p>03</text:p>
          </table:table-cell>
          <table:table-cell table:style-name="ce179" table:formula="of:=[.F2]+1" office:value-type="date" office:date-value="2018-08-04">
            <text:p>04</text:p>
          </table:table-cell>
          <table:table-cell table:style-name="ce179" table:formula="of:=[.G2]+1" office:value-type="date" office:date-value="2018-08-05">
            <text:p>05</text:p>
          </table:table-cell>
          <table:table-cell table:style-name="ce179" table:formula="of:=[.H2]+1" office:value-type="date" office:date-value="2018-08-06">
            <text:p>06</text:p>
          </table:table-cell>
          <table:table-cell table:style-name="ce179" table:formula="of:=[.I2]+1" office:value-type="date" office:date-value="2018-08-07">
            <text:p>07</text:p>
          </table:table-cell>
          <table:table-cell table:style-name="ce179" table:formula="of:=[.J2]+1" office:value-type="date" office:date-value="2018-08-08">
            <text:p>08</text:p>
          </table:table-cell>
          <table:table-cell table:style-name="ce179" table:formula="of:=[.K2]+1" office:value-type="date" office:date-value="2018-08-09">
            <text:p>09</text:p>
          </table:table-cell>
          <table:table-cell table:style-name="ce179" table:formula="of:=[.L2]+1" office:value-type="date" office:date-value="2018-08-10">
            <text:p>10</text:p>
          </table:table-cell>
          <table:table-cell table:style-name="ce179" table:formula="of:=[.M2]+1" office:value-type="date" office:date-value="2018-08-11">
            <text:p>11</text:p>
          </table:table-cell>
          <table:table-cell table:style-name="ce179" table:formula="of:=[.N2]+1" office:value-type="date" office:date-value="2018-08-12">
            <text:p>12</text:p>
          </table:table-cell>
          <table:table-cell table:style-name="ce179" table:formula="of:=[.O2]+1" office:value-type="date" office:date-value="2018-08-13">
            <text:p>13</text:p>
          </table:table-cell>
          <table:table-cell table:style-name="ce179" table:formula="of:=[.P2]+1" office:value-type="date" office:date-value="2018-08-14">
            <text:p>14</text:p>
          </table:table-cell>
          <table:table-cell table:style-name="ce179" table:formula="of:=[.Q2]+1" office:value-type="date" office:date-value="2018-08-15">
            <text:p>15</text:p>
          </table:table-cell>
          <table:table-cell table:style-name="ce179" table:formula="of:=[.R2]+1" office:value-type="date" office:date-value="2018-08-16">
            <text:p>16</text:p>
          </table:table-cell>
          <table:table-cell table:style-name="ce179" table:formula="of:=[.S2]+1" office:value-type="date" office:date-value="2018-08-17">
            <text:p>17</text:p>
          </table:table-cell>
          <table:table-cell table:style-name="ce179" table:formula="of:=[.T2]+1" office:value-type="date" office:date-value="2018-08-18">
            <text:p>18</text:p>
          </table:table-cell>
          <table:table-cell table:style-name="ce179" table:formula="of:=[.U2]+1" office:value-type="date" office:date-value="2018-08-19">
            <text:p>19</text:p>
          </table:table-cell>
          <table:table-cell table:style-name="ce179" table:formula="of:=[.V2]+1" office:value-type="date" office:date-value="2018-08-20">
            <text:p>20</text:p>
          </table:table-cell>
          <table:table-cell table:style-name="ce179" table:formula="of:=[.W2]+1" office:value-type="date" office:date-value="2018-08-21">
            <text:p>21</text:p>
          </table:table-cell>
          <table:table-cell table:style-name="ce179" table:formula="of:=[.X2]+1" office:value-type="date" office:date-value="2018-08-22">
            <text:p>22</text:p>
          </table:table-cell>
          <table:table-cell table:style-name="ce179" table:formula="of:=[.Y2]+1" office:value-type="date" office:date-value="2018-08-23">
            <text:p>23</text:p>
          </table:table-cell>
          <table:table-cell table:style-name="ce179" table:formula="of:=[.Z2]+1" office:value-type="date" office:date-value="2018-08-24">
            <text:p>24</text:p>
          </table:table-cell>
          <table:table-cell table:style-name="ce179" table:formula="of:=[.AA2]+1" office:value-type="date" office:date-value="2018-08-25">
            <text:p>25</text:p>
          </table:table-cell>
          <table:table-cell table:style-name="ce179" table:formula="of:=[.AB2]+1" office:value-type="date" office:date-value="2018-08-26">
            <text:p>26</text:p>
          </table:table-cell>
          <table:table-cell table:style-name="ce179" table:formula="of:=[.AC2]+1" office:value-type="date" office:date-value="2018-08-27">
            <text:p>27</text:p>
          </table:table-cell>
          <table:table-cell table:style-name="ce179" table:formula="of:=[.AD2]+1" office:value-type="date" office:date-value="2018-08-28">
            <text:p>28</text:p>
          </table:table-cell>
          <table:table-cell table:style-name="ce179" table:formula="of:=[.AE2]+1" office:value-type="date" office:date-value="2018-08-29">
            <text:p>29</text:p>
          </table:table-cell>
          <table:table-cell table:style-name="ce179" table:formula="of:=[.AF2]+1" office:value-type="date" office:date-value="2018-08-30">
            <text:p>30</text:p>
          </table:table-cell>
          <table:table-cell table:style-name="ce179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8" table:number-columns-spanned="2" table:number-rows-spanned="1">
            <text:p>8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08-01">
            <text:p>01</text:p>
          </table:table-cell>
          <table:table-cell table:style-name="ce190" table:formula="of:=[.D2]+1" office:value-type="date" office:date-value="2018-08-02">
            <text:p>02</text:p>
          </table:table-cell>
          <table:table-cell table:style-name="ce190" table:formula="of:=[.E2]+1" office:value-type="date" office:date-value="2018-08-03">
            <text:p>03</text:p>
          </table:table-cell>
          <table:table-cell table:style-name="ce190" table:formula="of:=[.F2]+1" office:value-type="date" office:date-value="2018-08-04">
            <text:p>04</text:p>
          </table:table-cell>
          <table:table-cell table:style-name="ce190" table:formula="of:=[.G2]+1" office:value-type="date" office:date-value="2018-08-05">
            <text:p>05</text:p>
          </table:table-cell>
          <table:table-cell table:style-name="ce190" table:formula="of:=[.H2]+1" office:value-type="date" office:date-value="2018-08-06">
            <text:p>06</text:p>
          </table:table-cell>
          <table:table-cell table:style-name="ce190" table:formula="of:=[.I2]+1" office:value-type="date" office:date-value="2018-08-07">
            <text:p>07</text:p>
          </table:table-cell>
          <table:table-cell table:style-name="ce190" table:formula="of:=[.J2]+1" office:value-type="date" office:date-value="2018-08-08">
            <text:p>08</text:p>
          </table:table-cell>
          <table:table-cell table:style-name="ce190" table:formula="of:=[.K2]+1" office:value-type="date" office:date-value="2018-08-09">
            <text:p>09</text:p>
          </table:table-cell>
          <table:table-cell table:style-name="ce190" table:formula="of:=[.L2]+1" office:value-type="date" office:date-value="2018-08-10">
            <text:p>10</text:p>
          </table:table-cell>
          <table:table-cell table:style-name="ce190" table:formula="of:=[.M2]+1" office:value-type="date" office:date-value="2018-08-11">
            <text:p>11</text:p>
          </table:table-cell>
          <table:table-cell table:style-name="ce190" table:formula="of:=[.N2]+1" office:value-type="date" office:date-value="2018-08-12">
            <text:p>12</text:p>
          </table:table-cell>
          <table:table-cell table:style-name="ce190" table:formula="of:=[.O2]+1" office:value-type="date" office:date-value="2018-08-13">
            <text:p>13</text:p>
          </table:table-cell>
          <table:table-cell table:style-name="ce190" table:formula="of:=[.P2]+1" office:value-type="date" office:date-value="2018-08-14">
            <text:p>14</text:p>
          </table:table-cell>
          <table:table-cell table:style-name="ce190" table:formula="of:=[.Q2]+1" office:value-type="date" office:date-value="2018-08-15">
            <text:p>15</text:p>
          </table:table-cell>
          <table:table-cell table:style-name="ce190" table:formula="of:=[.R2]+1" office:value-type="date" office:date-value="2018-08-16">
            <text:p>16</text:p>
          </table:table-cell>
          <table:table-cell table:style-name="ce190" table:formula="of:=[.S2]+1" office:value-type="date" office:date-value="2018-08-17">
            <text:p>17</text:p>
          </table:table-cell>
          <table:table-cell table:style-name="ce190" table:formula="of:=[.T2]+1" office:value-type="date" office:date-value="2018-08-18">
            <text:p>18</text:p>
          </table:table-cell>
          <table:table-cell table:style-name="ce190" table:formula="of:=[.U2]+1" office:value-type="date" office:date-value="2018-08-19">
            <text:p>19</text:p>
          </table:table-cell>
          <table:table-cell table:style-name="ce190" table:formula="of:=[.V2]+1" office:value-type="date" office:date-value="2018-08-20">
            <text:p>20</text:p>
          </table:table-cell>
          <table:table-cell table:style-name="ce190" table:formula="of:=[.W2]+1" office:value-type="date" office:date-value="2018-08-21">
            <text:p>21</text:p>
          </table:table-cell>
          <table:table-cell table:style-name="ce190" table:formula="of:=[.X2]+1" office:value-type="date" office:date-value="2018-08-22">
            <text:p>22</text:p>
          </table:table-cell>
          <table:table-cell table:style-name="ce190" table:formula="of:=[.Y2]+1" office:value-type="date" office:date-value="2018-08-23">
            <text:p>23</text:p>
          </table:table-cell>
          <table:table-cell table:style-name="ce190" table:formula="of:=[.Z2]+1" office:value-type="date" office:date-value="2018-08-24">
            <text:p>24</text:p>
          </table:table-cell>
          <table:table-cell table:style-name="ce190" table:formula="of:=[.AA2]+1" office:value-type="date" office:date-value="2018-08-25">
            <text:p>25</text:p>
          </table:table-cell>
          <table:table-cell table:style-name="ce190" table:formula="of:=[.AB2]+1" office:value-type="date" office:date-value="2018-08-26">
            <text:p>26</text:p>
          </table:table-cell>
          <table:table-cell table:style-name="ce190" table:formula="of:=[.AC2]+1" office:value-type="date" office:date-value="2018-08-27">
            <text:p>27</text:p>
          </table:table-cell>
          <table:table-cell table:style-name="ce190" table:formula="of:=[.AD2]+1" office:value-type="date" office:date-value="2018-08-28">
            <text:p>28</text:p>
          </table:table-cell>
          <table:table-cell table:style-name="ce190" table:formula="of:=[.AE2]+1" office:value-type="date" office:date-value="2018-08-29">
            <text:p>29</text:p>
          </table:table-cell>
          <table:table-cell table:style-name="ce190" table:formula="of:=[.AF2]+1" office:value-type="date" office:date-value="2018-08-30">
            <text:p>30</text:p>
          </table:table-cell>
          <table:table-cell table:style-name="ce190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08-01">
            <text:p>01</text:p>
          </table:table-cell>
          <table:table-cell table:style-name="ce201" table:formula="of:=[.D2]+1" office:value-type="date" office:date-value="2018-08-02">
            <text:p>02</text:p>
          </table:table-cell>
          <table:table-cell table:style-name="ce201" table:formula="of:=[.E2]+1" office:value-type="date" office:date-value="2018-08-03">
            <text:p>03</text:p>
          </table:table-cell>
          <table:table-cell table:style-name="ce201" table:formula="of:=[.F2]+1" office:value-type="date" office:date-value="2018-08-04">
            <text:p>04</text:p>
          </table:table-cell>
          <table:table-cell table:style-name="ce201" table:formula="of:=[.G2]+1" office:value-type="date" office:date-value="2018-08-05">
            <text:p>05</text:p>
          </table:table-cell>
          <table:table-cell table:style-name="ce201" table:formula="of:=[.H2]+1" office:value-type="date" office:date-value="2018-08-06">
            <text:p>06</text:p>
          </table:table-cell>
          <table:table-cell table:style-name="ce201" table:formula="of:=[.I2]+1" office:value-type="date" office:date-value="2018-08-07">
            <text:p>07</text:p>
          </table:table-cell>
          <table:table-cell table:style-name="ce201" table:formula="of:=[.J2]+1" office:value-type="date" office:date-value="2018-08-08">
            <text:p>08</text:p>
          </table:table-cell>
          <table:table-cell table:style-name="ce201" table:formula="of:=[.K2]+1" office:value-type="date" office:date-value="2018-08-09">
            <text:p>09</text:p>
          </table:table-cell>
          <table:table-cell table:style-name="ce201" table:formula="of:=[.L2]+1" office:value-type="date" office:date-value="2018-08-10">
            <text:p>10</text:p>
          </table:table-cell>
          <table:table-cell table:style-name="ce201" table:formula="of:=[.M2]+1" office:value-type="date" office:date-value="2018-08-11">
            <text:p>11</text:p>
          </table:table-cell>
          <table:table-cell table:style-name="ce201" table:formula="of:=[.N2]+1" office:value-type="date" office:date-value="2018-08-12">
            <text:p>12</text:p>
          </table:table-cell>
          <table:table-cell table:style-name="ce201" table:formula="of:=[.O2]+1" office:value-type="date" office:date-value="2018-08-13">
            <text:p>13</text:p>
          </table:table-cell>
          <table:table-cell table:style-name="ce201" table:formula="of:=[.P2]+1" office:value-type="date" office:date-value="2018-08-14">
            <text:p>14</text:p>
          </table:table-cell>
          <table:table-cell table:style-name="ce201" table:formula="of:=[.Q2]+1" office:value-type="date" office:date-value="2018-08-15">
            <text:p>15</text:p>
          </table:table-cell>
          <table:table-cell table:style-name="ce201" table:formula="of:=[.R2]+1" office:value-type="date" office:date-value="2018-08-16">
            <text:p>16</text:p>
          </table:table-cell>
          <table:table-cell table:style-name="ce201" table:formula="of:=[.S2]+1" office:value-type="date" office:date-value="2018-08-17">
            <text:p>17</text:p>
          </table:table-cell>
          <table:table-cell table:style-name="ce201" table:formula="of:=[.T2]+1" office:value-type="date" office:date-value="2018-08-18">
            <text:p>18</text:p>
          </table:table-cell>
          <table:table-cell table:style-name="ce201" table:formula="of:=[.U2]+1" office:value-type="date" office:date-value="2018-08-19">
            <text:p>19</text:p>
          </table:table-cell>
          <table:table-cell table:style-name="ce201" table:formula="of:=[.V2]+1" office:value-type="date" office:date-value="2018-08-20">
            <text:p>20</text:p>
          </table:table-cell>
          <table:table-cell table:style-name="ce201" table:formula="of:=[.W2]+1" office:value-type="date" office:date-value="2018-08-21">
            <text:p>21</text:p>
          </table:table-cell>
          <table:table-cell table:style-name="ce201" table:formula="of:=[.X2]+1" office:value-type="date" office:date-value="2018-08-22">
            <text:p>22</text:p>
          </table:table-cell>
          <table:table-cell table:style-name="ce201" table:formula="of:=[.Y2]+1" office:value-type="date" office:date-value="2018-08-23">
            <text:p>23</text:p>
          </table:table-cell>
          <table:table-cell table:style-name="ce201" table:formula="of:=[.Z2]+1" office:value-type="date" office:date-value="2018-08-24">
            <text:p>24</text:p>
          </table:table-cell>
          <table:table-cell table:style-name="ce201" table:formula="of:=[.AA2]+1" office:value-type="date" office:date-value="2018-08-25">
            <text:p>25</text:p>
          </table:table-cell>
          <table:table-cell table:style-name="ce201" table:formula="of:=[.AB2]+1" office:value-type="date" office:date-value="2018-08-26">
            <text:p>26</text:p>
          </table:table-cell>
          <table:table-cell table:style-name="ce201" table:formula="of:=[.AC2]+1" office:value-type="date" office:date-value="2018-08-27">
            <text:p>27</text:p>
          </table:table-cell>
          <table:table-cell table:style-name="ce201" table:formula="of:=[.AD2]+1" office:value-type="date" office:date-value="2018-08-28">
            <text:p>28</text:p>
          </table:table-cell>
          <table:table-cell table:style-name="ce201" table:formula="of:=[.AE2]+1" office:value-type="date" office:date-value="2018-08-29">
            <text:p>29</text:p>
          </table:table-cell>
          <table:table-cell table:style-name="ce201" table:formula="of:=[.AF2]+1" office:value-type="date" office:date-value="2018-08-30">
            <text:p>30</text:p>
          </table:table-cell>
          <table:table-cell table:style-name="ce201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56" table:display-filter-buttons="true"/>
        <table:database-range table:name="__Anonymous_Sheet_DB__2" table:target-range-address="Tong_Hop_Ngay_Nghi_2018.A6:Tong_Hop_Ngay_Nghi_2018.O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4/24/2018</text:date>, <text:time>09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4-24">04/2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783</meta:editing-cycles>
    <meta:editing-duration>P17DT13H29M31S</meta:editing-duration>
    <meta:generator>OpenOffice/4.1.2$Win32 OpenOffice.org_project/412m3$Build-9782</meta:generator>
    <dc:date>2018-04-24T09:11:37.28</dc:date>
    <meta:print-date>2018-01-05T11:35:11.94</meta:print-date>
    <meta:document-statistic meta:table-count="15" meta:cell-count="7309" meta:object-count="0"/>
    <meta:user-defined meta:name="Info 1"/>
    <meta:user-defined meta:name="Info 2"/>
    <meta:user-defined meta:name="Info 3"/>
    <meta:user-defined meta:name="Info 4"/>
  </office:meta>
</office:document-meta>
</file>